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list-style-name="L7">
      <style:graphic-properties draw:stroke="none" draw:fill="none" draw:fill-color="#ffffff" draw:textarea-horizontal-align="justify" draw:textarea-vertical-align="top" draw:auto-grow-height="true" fo:min-height="2.134cm"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808080"/>
    </style:style>
    <style:style style:name="gr8" style:family="graphic" style:parent-style-name="standard" style:list-style-name="L7">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9" style:family="graphic" style:parent-style-name="standard" style:list-style-name="L7">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10"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 style:family="graphic" style:parent-style-name="standard" style:list-style-name="L7">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12"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14" style:family="graphic" style:parent-style-name="standard" style:list-style-name="L7">
      <style:graphic-properties draw:stroke="none" draw:fill="none" draw:fill-color="#ffffff" draw:textarea-horizontal-align="justify" draw:textarea-vertical-align="top" draw:auto-grow-height="true" fo:min-height="2.845cm" fo:padding-top="0.13cm" fo:padding-bottom="0.13cm" fo:padding-left="0.25cm" fo:padding-right="0.25cm" fo:wrap-option="no-wrap" draw:shadow="hidden"/>
    </style:style>
    <style:style style:name="gr15"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6" style:family="graphic" style:parent-style-name="standard" style:list-style-name="L7">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list-style-name="L8">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9"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20" style:family="graphic" style:parent-style-name="standard" style:list-style-name="L7">
      <style:graphic-properties draw:stroke="none" draw:fill="none" draw:fill-color="#ffffff" draw:textarea-horizontal-align="justify" draw:textarea-vertical-align="top" draw:auto-grow-height="true" fo:min-height="2.845cm" fo:padding-top="0.13cm" fo:padding-bottom="0.13cm" fo:padding-left="0.25cm" fo:padding-right="0.25cm" fo:wrap-option="no-wrap" draw:shadow="hidden"/>
    </style:style>
    <style:style style:name="gr21"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2" style:family="graphic" style:parent-style-name="standard" style:list-style-name="L7">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23" style:family="graphic" style:parent-style-name="standard" style:list-style-name="L7">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24"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5" style:family="graphic" style:parent-style-name="standard" style:list-style-name="L7">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2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2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29"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visible" draw:shadow-offset-x="0.035cm" draw:shadow-offset-y="0.035cm" draw:shadow-color="#808080"/>
    </style:style>
    <style:style style:name="gr30"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graphic-properties draw:stroke="solid" svg:stroke-width="0.035cm" svg:stroke-color="#000000" draw:stroke-linejoin="miter" draw:fill="solid" draw:fill-color="#d5e493"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36"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37"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38"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39" style:family="graphic" style:parent-style-name="standard">
      <style:graphic-properties draw:stroke="dash" draw:stroke-dash="Dash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1"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42"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3"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4"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45"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6"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7"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8"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49"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50"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1"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52"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3"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4"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55"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6"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7"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8"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59"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0" style:family="graphic" style:parent-style-name="standard">
      <style:graphic-properties draw:stroke="dash" draw:stroke-dash="Dash_20_4"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1"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2" style:family="graphic" style:parent-style-name="standard" style:list-style-name="L7">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63"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4" style:family="graphic" style:parent-style-name="standard" style:list-style-name="L10">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draw:shadow-offset-x="0.035cm" draw:shadow-offset-y="0.035cm" draw:shadow-color="#808080"/>
    </style:style>
    <style:style style:name="gr65" style:family="graphic" style:parent-style-name="standard" style:list-style-name="L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6" style:family="graphic" style:parent-style-name="standard" style:list-style-name="L11">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7"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no-wrap" draw:shadow="hidden"/>
    </style:style>
    <style:style style:name="gr6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2.134cm" fo:padding-top="0.13cm" fo:padding-bottom="0.13cm" fo:padding-left="0.25cm" fo:padding-right="0.25cm" fo:wrap-option="no-wrap" draw:shadow="hidden"/>
    </style:style>
    <style:style style:name="gr69"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70"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1"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2" style:family="graphic" style:parent-style-name="standard">
      <style:graphic-properties draw:stroke="solid" svg:stroke-width="0.026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style:style>
    <style:style style:name="gr73" style:family="graphic" style:parent-style-name="standard">
      <style:graphic-properties draw:stroke="solid" svg:stroke-width="0.159cm" svg:stroke-color="#000000" draw:marker-end="Arrowheads_20_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4"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style:style>
    <style:style style:name="gr75"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76" style:family="graphic">
      <style:graphic-properties style:protect="size"/>
    </style:style>
    <style:style style:name="gr77" style:family="graphic" style:parent-style-name="standard">
      <style:graphic-properties draw:stroke="solid" svg:stroke-width="0.159cm" svg:stroke-color="#000000"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8" style:family="graphic" style:parent-style-name="standard">
      <style:graphic-properties draw:stroke="solid" svg:stroke-width="0.159cm" svg:stroke-color="#000000"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9" style:family="graphic" style:parent-style-name="standard">
      <style:graphic-properties draw:stroke="solid" svg:stroke-width="0.159cm" svg:stroke-color="#000000"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0" style:family="graphic" style:parent-style-name="standard">
      <style:graphic-properties draw:stroke="solid" svg:stroke-width="0.159cm" svg:stroke-color="#000000" draw:marker-end="Arrowheads_20_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1" style:family="graphic" style:parent-style-name="standard">
      <style:graphic-properties draw:stroke="solid" svg:stroke-width="0.159cm" svg:stroke-color="#000000" draw:marker-end="Arrowheads_20_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2" style:family="graphic" style:parent-style-name="standard">
      <style:graphic-properties draw:stroke="solid" svg:stroke-width="0.159cm" svg:stroke-color="#000000" draw:marker-end="Arrowheads_20_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3" style:family="graphic" style:parent-style-name="standard">
      <style:graphic-properties draw:stroke="solid" svg:stroke-width="0.159cm" svg:stroke-color="#000000" draw:marker-end="Arrowheads_20_1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4" style:family="graphic" style:parent-style-name="standard">
      <style:graphic-properties draw:stroke="solid" svg:stroke-width="0.159cm" svg:stroke-color="#000000" draw:marker-end="Arrowheads_20_1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5" style:family="graphic" style:parent-style-name="standard">
      <style:graphic-properties draw:stroke="solid" svg:stroke-width="0.159cm" svg:stroke-color="#000000" draw:marker-end="Arrowheads_20_1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6" style:family="graphic" style:parent-style-name="standard">
      <style:graphic-properties draw:stroke="solid" svg:stroke-width="0.159cm" svg:stroke-color="#000000" draw:marker-end="Arrowheads_20_1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7" style:family="graphic" style:parent-style-name="standard">
      <style:graphic-properties draw:stroke="solid" svg:stroke-width="0.159cm" svg:stroke-color="#000000" draw:marker-end="Arrowheads_20_1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7"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8" style:family="presentation" style:parent-style-name="Default-notes">
      <style:graphic-properties draw:stroke="none" draw:fill="none" draw:fill-color="#ffffff" draw:auto-grow-height="true" fo:min-height="12.001cm" draw:shadow="hidden"/>
    </style:style>
    <style:style style:name="pr9" style:family="presentation" style:parent-style-name="Default-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1.6cm" fo:min-width="0cm" fo:padding-top="0.127cm" fo:padding-bottom="0.127cm" fo:padding-left="0.254cm" fo:padding-right="0.254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8.474cm" fo:min-width="0cm" fo:padding-top="0.127cm" fo:padding-bottom="0.127cm" fo:padding-left="0.254cm" fo:padding-right="0.254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no-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14" style:family="presentation" style:parent-style-name="Default-notes">
      <style:graphic-properties draw:fill-color="#ffffff" fo:min-height="12.001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text-align="end" text:enable-numbering="false" fo:text-indent="0cm"/>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952cm" fo:margin-right="0cm" fo:margin-top="0.211cm" fo:margin-bottom="0cm" text:enable-numbering="true" fo:text-indent="-0.952cm"/>
    </style:style>
    <style:style style:name="P9" style:family="paragraph">
      <style:paragraph-properties fo:margin-left="2.063cm" fo:margin-right="0cm" fo:margin-top="0.176cm" fo:margin-bottom="0cm" text:enable-numbering="true" fo:text-indent="-0.793cm"/>
    </style:style>
    <style:style style:name="P10" style:family="paragraph">
      <style:paragraph-properties fo:margin-left="0.952cm" fo:margin-right="0cm" fo:text-indent="-0.952cm" style:writing-mode="lr-tb"/>
    </style:style>
    <style:style style:name="P11" style:family="paragraph">
      <style:paragraph-properties fo:margin-left="0cm" fo:margin-right="0cm" fo:margin-top="0.158cm" fo:margin-bottom="0cm" text:enable-numbering="false" fo:text-indent="0cm" style:punctuation-wrap="hanging" style:line-break="strict"/>
    </style:style>
    <style:style style:name="P12" style:family="paragraph">
      <style:paragraph-properties fo:margin-left="3.175cm" fo:margin-right="0cm" fo:margin-top="0.123cm" fo:margin-bottom="0cm" text:enable-numbering="true" fo:text-indent="-0.635cm"/>
    </style:style>
    <style:style style:name="P13" style:family="paragraph">
      <style:paragraph-properties fo:margin-left="0cm" fo:margin-right="0cm" fo:line-height="100%" fo:text-align="center" text:enable-numbering="false" fo:text-indent="0cm"/>
    </style:style>
    <style:style style:name="P14" style:family="paragraph">
      <style:paragraph-properties fo:margin-left="0cm" fo:margin-right="0cm" fo:line-height="100%" fo:text-align="center" text:enable-numbering="false" fo:text-indent="0cm" style:writing-mode="lr-tb"/>
    </style:style>
    <style:style style:name="P15" style:family="paragraph">
      <style:paragraph-properties fo:margin-left="0cm" fo:margin-right="0cm" text:enable-numbering="false" fo:text-indent="0cm" style:writing-mode="lr-tb"/>
    </style:style>
    <style:style style:name="P16" style:family="paragraph">
      <style:paragraph-properties fo:text-align="center" style:writing-mode="lr-tb"/>
      <style:text-properties fo:font-size="24pt"/>
    </style:style>
    <style:style style:name="P17" style:family="paragraph">
      <style:paragraph-properties fo:margin-left="0.952cm" fo:margin-right="0cm" fo:margin-top="0.176cm" fo:margin-bottom="0cm" fo:line-height="80%" text:enable-numbering="false" fo:text-indent="-0.952cm" style:punctuation-wrap="hanging" style:line-break="strict"/>
    </style:style>
    <style:style style:name="P18" style:family="paragraph">
      <style:paragraph-properties fo:margin-left="0cm" fo:margin-right="0cm" fo:line-height="100%" text:enable-numbering="false" fo:text-indent="0cm"/>
    </style:style>
    <style:style style:name="P19" style:family="paragraph">
      <style:paragraph-properties fo:margin-left="0cm" fo:margin-right="0cm" fo:margin-top="0.396cm" fo:margin-bottom="0cm" fo:line-height="100%" text:enable-numbering="false" fo:text-indent="0cm" style:punctuation-wrap="hanging" style:line-break="strict"/>
    </style:style>
    <style:style style:name="P20" style:family="paragraph">
      <style:paragraph-properties fo:margin-left="0cm" fo:margin-right="0cm" fo:line-height="100%" text:enable-numbering="false" fo:text-indent="0cm" style:punctuation-wrap="hanging" style:line-break="strict"/>
    </style:style>
    <style:style style:name="P21" style:family="paragraph">
      <style:paragraph-properties fo:margin-left="0.952cm" fo:margin-right="0cm" fo:margin-top="0.141cm" fo:margin-bottom="0cm" fo:line-height="80%" text:enable-numbering="false" fo:text-indent="-0.952cm" style:punctuation-wrap="hanging" style:line-break="strict"/>
    </style:style>
    <style:style style:name="P22" style:family="paragraph">
      <style:paragraph-properties fo:margin-left="0.952cm" fo:margin-right="0cm" fo:margin-top="0.176cm" fo:margin-bottom="0cm" fo:line-height="90%" text:enable-numbering="false" fo:text-indent="-0.952cm"/>
    </style:style>
    <style:style style:name="P23" style:family="paragraph">
      <style:paragraph-properties fo:margin-left="0cm" fo:margin-right="0cm" fo:line-height="100%" text:enable-numbering="false" fo:text-indent="0cm" style:writing-mode="lr-tb"/>
    </style:style>
    <style:style style:name="P24" style:family="paragraph">
      <style:paragraph-properties fo:margin-left="0.952cm" fo:margin-right="0cm" fo:margin-top="0.158cm" fo:margin-bottom="0cm" fo:line-height="80%" text:enable-numbering="false" fo:text-indent="-0.952cm" style:punctuation-wrap="hanging" style:line-break="strict"/>
    </style:style>
    <style:style style:name="P25" style:family="paragraph">
      <style:paragraph-properties fo:margin-left="0.952cm" fo:margin-right="0cm" fo:margin-top="0.158cm" fo:margin-bottom="0cm" fo:line-height="80%" text:enable-numbering="false" fo:text-indent="-0.952cm" style:punctuation-wrap="hanging" style:line-break="strict" style:writing-mode="lr-tb"/>
    </style:style>
    <style:style style:name="P26" style:family="paragraph">
      <style:paragraph-properties fo:margin-left="0.952cm" fo:margin-right="0cm" fo:margin-top="0.211cm" fo:margin-bottom="0cm" fo:line-height="90%" text:enable-numbering="true" fo:text-indent="-0.952cm"/>
    </style:style>
    <style:style style:name="P27" style:family="paragraph">
      <style:paragraph-properties fo:margin-left="0.952cm" fo:margin-right="0cm" fo:margin-top="0.211cm" fo:margin-bottom="0cm" text:enable-numbering="false" fo:text-indent="-0.952cm"/>
    </style:style>
    <style:style style:name="P28" style:family="paragraph">
      <style:paragraph-properties fo:margin-left="0.952cm" fo:margin-right="0cm" fo:margin-top="0.176cm" fo:margin-bottom="0cm" text:enable-numbering="true" fo:text-indent="-0.952cm"/>
    </style:style>
    <style:style style:name="P29" style:family="paragraph">
      <style:paragraph-properties fo:margin-left="2.063cm" fo:margin-right="0cm" fo:margin-top="0.158cm" fo:margin-bottom="0cm" text:enable-numbering="true" fo:text-indent="-0.793cm"/>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US"/>
    </style:style>
    <style:style style:name="T6" style:family="text">
      <style:text-properties fo:font-size="14pt" fo:language="en" fo:country="US" style:font-size-asian="14pt" style:font-size-complex="14pt"/>
    </style:style>
    <style:style style:name="T7" style:family="text">
      <style:text-properties fo:font-family="Arial" style:font-family-generic="swiss" style:font-pitch="variable" fo:font-size="18pt" fo:language="en" fo:country="US" style:font-size-asian="18pt" style:font-size-complex="1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font-family="Arial" style:font-family-generic="swiss" style:font-pitch="variable" fo:font-size="18pt" style:font-size-asian="18pt" style:font-size-complex="18pt"/>
    </style:style>
    <style:style style:name="T10" style:family="text">
      <style:text-properties fo:font-size="24pt" style:font-size-asian="24pt" style:font-size-complex="24pt"/>
    </style:style>
    <style:style style:name="T11" style:family="text">
      <style:text-properties fo:color="#ff0000" fo:font-family="Arial" style:font-family-generic="swiss" style:font-pitch="variable" fo:font-size="18pt" fo:language="en" fo:country="US" style:font-size-asian="18pt" style:font-size-complex="18pt"/>
    </style:style>
    <style:style style:name="T12" style:family="text">
      <style:text-properties fo:color="#ff0000" fo:font-family="Arial" style:font-family-generic="swiss" style:font-pitch="variable" fo:font-size="18pt" style:font-size-asian="18pt" style:font-size-complex="18pt"/>
    </style:style>
    <style:style style:name="T13" style:family="text">
      <style:text-properties fo:font-size="28pt" style:font-size-asian="28pt" style:font-size-complex="28pt"/>
    </style:style>
    <style:style style:name="T14" style:family="text">
      <style:text-properties fo:font-style="italic" style:font-style-asian="italic" style:font-style-complex="italic"/>
    </style:style>
    <style:style style:name="T15" style:family="text">
      <style:text-properties fo:color="#7f0055" fo:font-family="Arial" style:font-family-generic="swiss" style:font-pitch="variable" fo:font-size="20pt" fo:language="en" fo:country="US" style:font-size-asian="20pt" style:font-size-complex="20pt"/>
    </style:style>
    <style:style style:name="T16" style:family="text">
      <style:text-properties fo:color="#3f7f7f" fo:font-family="Arial" style:font-family-generic="swiss" style:font-pitch="variable" fo:font-size="20pt" fo:language="en" fo:country="US" style:font-size-asian="20pt" style:font-size-complex="20pt"/>
    </style:style>
    <style:style style:name="T17" style:family="text">
      <style:text-properties fo:font-family="Arial" style:font-family-generic="swiss" style:font-pitch="variable" fo:font-size="20pt" style:font-size-asian="20pt" style:font-size-complex="20pt"/>
    </style:style>
    <style:style style:name="T18"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19" style:family="text">
      <style:text-properties fo:font-family="Arial" style:font-family-generic="swiss" style:font-pitch="variable" fo:font-size="18pt" fo:font-weight="bold" style:font-size-asian="18pt" style:font-weight-asian="bold" style:font-size-complex="18pt" style:font-weight-complex="bold"/>
    </style:style>
    <style:style style:name="T20" style:family="text">
      <style:text-properties fo:font-family="Arial" style:font-family-generic="swiss" style:font-pitch="variable" fo:font-size="16pt" fo:language="en" fo:country="US" style:font-size-asian="16pt" style:font-size-complex="16pt"/>
    </style:style>
    <style:style style:name="T21" style:family="text">
      <style:text-properties fo:color="#0000c0" fo:font-family="Arial" style:font-family-generic="swiss" style:font-pitch="variable" fo:font-size="16pt" fo:language="en" fo:country="US" style:font-size-asian="16pt" style:font-size-complex="16pt"/>
    </style:style>
    <style:style style:name="T22" style:family="text">
      <style:text-properties fo:font-family="Arial" style:font-family-generic="swiss" style:font-pitch="variable" fo:language="en" fo:country="GB"/>
    </style:style>
    <style:style style:name="T23" style:family="text">
      <style:text-properties fo:color="#0000c0" fo:font-family="Arial" style:font-family-generic="swiss" style:font-pitch="variable" fo:font-size="16pt" fo:language="en" fo:country="GB" fo:font-weight="bold" style:font-size-asian="16pt" style:font-weight-asian="bold" style:font-size-complex="16pt" style:font-weight-complex="bold"/>
    </style:style>
    <style:style style:name="T24" style:family="text">
      <style:text-properties fo:language="en" fo:country="GB" fo:font-style="italic" style:font-style-asian="italic" style:font-style-complex="italic"/>
    </style:style>
    <style:style style:name="T25" style:family="text">
      <style:text-properties fo:font-size="20pt" fo:language="en" fo:country="US" style:font-size-asian="20pt" style:font-size-complex="20pt"/>
    </style:style>
    <style:style style:name="T26" style:family="text">
      <style:text-properties fo:color="#0000c0" fo:font-size="20pt" fo:language="en" fo:country="US" style:font-size-asian="20pt" style:font-size-complex="20pt"/>
    </style:style>
    <style:style style:name="T27" style:family="text">
      <style:text-properties fo:font-size="20pt" fo:language="en" fo:country="US" fo:font-style="italic" style:font-size-asian="20pt" style:font-style-asian="italic" style:font-size-complex="20pt" style:font-style-complex="italic"/>
    </style:style>
    <style:style style:name="T28" style:family="text">
      <style:text-properties fo:color="#0000c0" fo:font-size="20pt" fo:language="en" fo:country="US" fo:font-style="italic" style:font-size-asian="20pt" style:font-style-asian="italic" style:font-size-complex="20pt" style:font-style-complex="italic"/>
    </style:style>
    <style:style style:name="T29" style:family="text">
      <style:text-properties fo:color="#0000c0" fo:font-family="Arial" style:font-family-generic="swiss" style:font-pitch="variable" fo:font-size="20pt" fo:language="en" fo:country="US" style:font-size-asian="20pt" style:font-size-complex="20pt"/>
    </style:style>
    <style:style style:name="T30" style:family="text">
      <style:text-properties fo:color="#0000c0" fo:font-family="Arial" style:font-family-generic="swiss" style:font-pitch="variable" fo:font-size="18pt" fo:language="en" fo:country="US" style:font-size-asian="18pt" style:font-size-complex="18pt"/>
    </style:style>
    <style:style style:name="T31" style:family="text">
      <style:text-properties fo:color="#7f0055" fo:font-family="Arial" style:font-family-generic="swiss" style:font-pitch="variable" fo:font-size="18pt" fo:language="en" fo:country="US" style:font-size-asian="18pt" style:font-size-complex="18pt"/>
    </style:style>
    <style:style style:name="T32" style:family="text">
      <style:text-properties fo:color="#0000c0" fo:font-family="Arial" style:font-family-generic="swiss" style:font-pitch="variable" fo:font-size="18pt" style:font-size-asian="18pt" style:font-size-complex="18pt"/>
    </style:style>
    <style:style style:name="T33" style:family="text">
      <style:text-properties fo:color="#7f0055" fo:font-family="Arial" style:font-family-generic="swiss" style:font-pitch="variable" fo:font-size="20pt" fo:language="en" fo:country="GB" style:font-size-asian="20pt" style:font-size-complex="20pt"/>
    </style:style>
    <style:style style:name="T34" style:family="text">
      <style:text-properties fo:font-family="Arial" style:font-family-generic="swiss" style:font-pitch="variable" fo:font-size="20pt" fo:language="en" fo:country="GB" style:font-size-asian="20pt" style:font-size-complex="20pt"/>
    </style:style>
    <style:style style:name="T35" style:family="text">
      <style:text-properties fo:color="#7f0055" fo:font-family="Arial" style:font-family-generic="swiss" style:font-pitch="variable" fo:font-size="18pt" fo:language="en" fo:country="GB" style:font-size-asian="18pt" style:font-size-complex="18pt"/>
    </style:style>
    <style:style style:name="T36" style:family="text">
      <style:text-properties fo:font-family="Arial" style:font-family-generic="swiss" style:font-pitch="variable" fo:font-size="18pt" fo:language="en" fo:country="GB" style:font-size-asian="18pt" style:font-size-complex="18pt"/>
    </style:style>
    <style:style style:name="T37" style:family="text">
      <style:text-properties fo:color="#0000c0" fo:font-family="Arial" style:font-family-generic="swiss" style:font-pitch="variable" fo:font-size="18pt" fo:language="en" fo:country="GB" style:font-size-asian="18pt" style:font-size-complex="18pt"/>
    </style:style>
    <style:style style:name="T38" style:family="text">
      <style:text-properties fo:language="en" fo:country="US" fo:font-style="italic" style:font-style-asian="italic" style:font-style-complex="italic"/>
    </style:style>
    <style:style style:name="T39" style:family="text">
      <style:text-properties fo:color="#3f7f7f" fo:font-family="Arial" style:font-family-generic="swiss" style:font-pitch="variable" fo:font-size="18pt" fo:language="en" fo:country="US" style:font-size-asian="18pt" style:font-size-complex="18pt"/>
    </style:style>
    <style:style style:name="T40" style:family="text">
      <style:text-properties fo:font-family="Arial" style:font-family-generic="swiss" style:font-pitch="variable" fo:font-size="18pt" fo:language="en" fo:country="US" fo:font-style="italic" style:font-size-asian="18pt" style:font-style-asian="italic" style:font-size-complex="18pt" style:font-style-complex="italic"/>
    </style:style>
    <style:style style:name="T41" style:family="text">
      <style:text-properties fo:font-size="28pt" fo:language="en" fo:country="US" style:font-size-asian="28pt" style:font-size-complex="28pt"/>
    </style:style>
    <style:style style:name="T42" style:family="text">
      <style:text-properties fo:font-size="18pt" fo:language="en" fo:country="US" style:font-size-asian="18pt" style:font-size-complex="18pt"/>
    </style:style>
    <style:style style:name="T43" style:family="text">
      <style:text-properties fo:color="#008000" fo:font-family="Arial"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44" style:family="text">
      <style:text-properties fo:color="#ff0000" fo:font-family="Arial"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45" style:family="text">
      <style:text-properties fo:font-family="Arial"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46" style:family="text">
      <style:text-properties fo:font-family="Arial" style:font-family-generic="swiss" style:font-pitch="variable" fo:font-style="italic" style:font-style-asian="italic" style:font-style-complex="italic"/>
    </style:style>
    <style:style style:name="T47" style:family="text">
      <style:text-properties fo:color="#0000c0" fo:font-family="Arial" style:font-family-generic="swiss" style:font-pitch="variable" fo:font-style="italic" fo:font-weight="bold" style:font-style-asian="italic" style:font-weight-asian="bold" style:font-style-complex="italic" style:font-weight-complex="bold"/>
    </style:style>
    <style:style style:name="T48" style:family="text">
      <style:text-properties fo:color="#008000" fo:font-style="italic" fo:font-weight="bold" style:font-style-asian="italic" style:font-weight-asian="bold" style:font-style-complex="italic" style:font-weight-complex="bold"/>
    </style:style>
    <style:style style:name="T49" style:family="text">
      <style:text-properties fo:color="#ff0000" fo:font-style="italic" fo:font-weight="bold" style:font-style-asian="italic" style:font-weight-asian="bold" style:font-style-complex="italic" style:font-weight-complex="bold"/>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8">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9">
      <text:list-level-style-bullet text:level="1" text:bullet-char="•">
        <style:text-properties fo:font-family="Arial" style:font-family-generic="swiss" style:font-pitch="variable" fo:color="#7f0055"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0">
      <text:list-level-style-bullet text:level="1" text:bullet-char="•">
        <style:list-level-properties text:min-label-width="0.952cm"/>
        <style:text-properties fo:font-family="Arial" style:font-family-generic="swiss" style:font-pitch="variable" fo:color="#427531"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1">
      <text:list-level-style-bullet text:level="1" text:bullet-char="•">
        <style:text-properties fo:font-family="Arial" style:font-family-generic="swiss" style:font-pitch="variable" fo:color="#0000c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Forms with Spring MVC" draw:style-name="dp1" draw:master-page-name="Title1" presentation:presentation-page-layout-name="AL1T0" presentation:use-date-time-name="dtd1">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Forms with Spring MVC</text:span></text:p>
          </draw:text-box>
        </draw:frame>
        <draw:frame presentation:style-name="pr2" draw:text-style-name="P2" draw:layer="layout" svg:width="17.78cm" svg:height="5.254cm" svg:x="3.625cm" svg:y="8.461cm" presentation:class="subtitle" presentation:user-transformed="true">
          <draw:text-box>
            <text:p text:style-name="P3"/>
            <text:p text:style-name="P3"/>
            <text:p text:style-name="P3">Handling Form Input</text:p>
            <text:p text:style-name="P3"/>
            <text:p text:style-name="P3">Focusing on Spring MVC 2.0</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6" draw:layer="layout" svg:width="14.904cm" svg:height="12.001cm" svg:x="2.708cm" svg:y="12.668cm" presentation:class="notes" presentation:placeholder="true">
            <draw:text-box/>
          </draw:frame>
        </presentation:notes>
      </draw:page>
      <draw:page draw:name="Topics in this Sess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3">Form Workflow Primer</text:span></text:p>
              </text:list-item>
            </text:list>
            <text:list text:style-name="L4">
              <text:list-item>
                <text:p text:style-name="P8"><text:span text:style-name="T3">Spring MVC Form Processing APIs</text:span></text:p>
              </text:list-item>
            </text:list>
            <text:list text:style-name="L4">
              <text:list-item>
                <text:list>
                  <text:list-item>
                    <text:p text:style-name="P9"><text:span text:style-name="T3">DataBinder</text:span></text:p>
                  </text:list-item>
                </text:list>
              </text:list-item>
            </text:list>
            <text:list text:style-name="L4">
              <text:list-item>
                <text:list>
                  <text:list-item>
                    <text:p text:style-name="P9"><text:span text:style-name="T3">Validator</text:span></text:p>
                  </text:list-item>
                </text:list>
              </text:list-item>
            </text:list>
            <text:list text:style-name="L4">
              <text:list-item>
                <text:list>
                  <text:list-item>
                    <text:p text:style-name="P9"><text:span text:style-name="T3">Form UI Tag Library</text:span></text:p>
                  </text:list-item>
                </text:list>
              </text:list-item>
            </text:list>
            <text:list text:style-name="L4">
              <text:list-item>
                <text:p text:style-name="P8"><text:span text:style-name="T3">SimpleFormController</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2" draw:layer="layout" svg:width="14.904cm" svg:height="12cm" svg:x="2.708cm" svg:y="12.668cm" presentation:class="notes" presentation:user-transformed="true">
            <draw:text-box>
              <text:p text:style-name="P11"><text:span text:style-name="T3">This section talks about what a framework should do to allow us to use our existing rich domain objects.</text:span></text:p>
            </draw:text-box>
          </draw:frame>
        </presentation:notes>
      </draw:page>
      <draw:page draw:name="page3"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4">Form Workflow Primer</text:span></text:p>
              </text:list-item>
            </text:list>
            <text:list text:style-name="L4">
              <text:list-item>
                <text:p text:style-name="P8"><text:span text:style-name="T3">Spring MVC Form Processing APIs</text:span></text:p>
              </text:list-item>
            </text:list>
            <text:list text:style-name="L4">
              <text:list-item>
                <text:list>
                  <text:list-item>
                    <text:p text:style-name="P9"><text:span text:style-name="T3">DataBinder</text:span></text:p>
                  </text:list-item>
                </text:list>
              </text:list-item>
            </text:list>
            <text:list text:style-name="L4">
              <text:list-item>
                <text:list>
                  <text:list-item>
                    <text:p text:style-name="P9"><text:span text:style-name="T3">Validator</text:span></text:p>
                  </text:list-item>
                </text:list>
              </text:list-item>
            </text:list>
            <text:list text:style-name="L4">
              <text:list-item>
                <text:list>
                  <text:list-item>
                    <text:p text:style-name="P9"><text:span text:style-name="T3">Form UI Tag Library</text:span></text:p>
                  </text:list-item>
                </text:list>
              </text:list-item>
            </text:list>
            <text:list text:style-name="L4">
              <text:list-item>
                <text:p text:style-name="P8"><text:span text:style-name="T3">SimpleFormController</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7" draw:text-style-name="P2" draw:layer="layout" svg:width="14.904cm" svg:height="12cm" svg:x="2.708cm" svg:y="12.668cm" presentation:class="notes" presentation:user-transformed="true">
            <draw:text-box>
              <text:p text:style-name="P11"><text:span text:style-name="T3">This section talks about what a framework should do to allow us to use our existing rich domain objects.</text:span></text:p>
            </draw:text-box>
          </draw:frame>
        </presentation:notes>
      </draw:page>
      <draw:page draw:name="Form Workflow Prime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Form Workflow Primer</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Forms often create or edit entities</text:p>
              </text:list-item>
            </text:list>
            <text:list text:style-name="L4">
              <text:list-item>
                <text:p text:style-name="P8">For example</text:p>
              </text:list-item>
            </text:list>
            <text:list text:style-name="L4">
              <text:list-item>
                <text:list>
                  <text:list-item>
                    <text:p text:style-name="P9">Create a Reward</text:p>
                  </text:list-item>
                </text:list>
              </text:list-item>
            </text:list>
            <text:list text:style-name="L4">
              <text:list-item>
                <text:list>
                  <text:list-item>
                    <text:p text:style-name="P9">Edit a Reward</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8" draw:text-style-name="P6" draw:layer="layout" svg:width="14.904cm" svg:height="12.001cm" svg:x="2.708cm" svg:y="12.668cm" presentation:class="notes" presentation:placeholder="true">
            <draw:text-box/>
          </draw:frame>
        </presentation:notes>
      </draw:page>
      <draw:page draw:name="Common Form Workflow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mmon Form Workflow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Simple Form</text:p>
              </text:list-item>
            </text:list>
            <text:list text:style-name="L4">
              <text:list-item>
                <text:list>
                  <text:list-item>
                    <text:p text:style-name="P9">The user completes the form in a single POST request</text:p>
                  </text:list-item>
                </text:list>
              </text:list-item>
            </text:list>
            <text:list text:style-name="L4">
              <text:list-item>
                <text:p text:style-name="P8">Wizard Form</text:p>
              </text:list-item>
            </text:list>
            <text:list text:style-name="L4">
              <text:list-item>
                <text:list>
                  <text:list-item>
                    <text:p text:style-name="P9">The user completes the form over multiple POST requests</text:p>
                  </text:list-item>
                </text:list>
              </text:list-item>
            </text:list>
            <text:list text:style-name="L4">
              <text:list-item>
                <text:list>
                  <text:list-item>
                    <text:p text:style-name="P9">More complicated since state needs to be managed between requests</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5"/>
          <draw:frame presentation:style-name="pr8" draw:text-style-name="P6" draw:layer="layout" svg:width="14.904cm" svg:height="12.001cm" svg:x="2.708cm" svg:y="12.668cm" presentation:class="notes" presentation:placeholder="true">
            <draw:text-box/>
          </draw:frame>
        </presentation:notes>
      </draw:page>
      <draw:page draw:name="Simple Form Workflow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imple Form Workflow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Simple form flows typically execute two actions</text:span></text:p>
              </text:list-item>
            </text:list>
            <text:list text:style-name="L4">
              <text:list-item>
                <text:list>
                  <text:list-item>
                    <text:p text:style-name="P9"><text:span text:style-name="T5">A setup action</text:span></text:p>
                  </text:list-item>
                </text:list>
              </text:list-item>
            </text:list>
            <text:list text:style-name="L4">
              <text:list-item>
                <text:list>
                  <text:list-item>
                    <text:list>
                      <text:list-item>
                        <text:p text:style-name="P12"><text:span text:style-name="T6">To prepare the form for display</text:span></text:p>
                      </text:list-item>
                    </text:list>
                  </text:list-item>
                </text:list>
              </text:list-item>
            </text:list>
            <text:list text:style-name="L4">
              <text:list-item>
                <text:list>
                  <text:list-item>
                    <text:p text:style-name="P9"><text:span text:style-name="T5">A submit action</text:span></text:p>
                  </text:list-item>
                </text:list>
              </text:list-item>
            </text:list>
            <text:list text:style-name="L4">
              <text:list-item>
                <text:list>
                  <text:list-item>
                    <text:list>
                      <text:list-item>
                        <text:p text:style-name="P12"><text:span text:style-name="T6">To process the form submission</text:span></text:p>
                      </text:list-item>
                    </text:list>
                  </text:list-item>
                </text:list>
              </text:list-item>
            </text:list>
            <text:list text:style-name="L4">
              <text:list-item>
                <text:p text:style-name="P8"><text:span text:style-name="T5">Both actions should be executed by the same Controller</text:span></text:p>
              </text:list-item>
            </text:list>
            <text:list text:style-name="L4">
              <text:list-item>
                <text:list>
                  <text:list-item>
                    <text:p text:style-name="P9"><text:span text:style-name="T3">They are two steps in a single cohesive workflow</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8" draw:text-style-name="P6" draw:layer="layout" svg:width="14.904cm" svg:height="12.001cm" svg:x="2.708cm" svg:y="12.668cm" presentation:class="notes" presentation:placeholder="true">
            <draw:text-box/>
          </draw:frame>
        </presentation:notes>
      </draw:page>
      <draw:page draw:name="Common Form Action Behavior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Common Form Action Behavior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Form setup behaviors</text:p>
              </text:list-item>
            </text:list>
            <text:list text:style-name="L4">
              <text:list-item>
                <text:list>
                  <text:list-item>
                    <text:p text:style-name="P9">Load the form model object</text:p>
                  </text:list-item>
                </text:list>
              </text:list-item>
            </text:list>
            <text:list text:style-name="L4">
              <text:list-item>
                <text:list>
                  <text:list-item>
                    <text:p text:style-name="P9">Load any supporting form “reference data”</text:p>
                  </text:list-item>
                </text:list>
              </text:list-item>
            </text:list>
            <text:list text:style-name="L4">
              <text:list-item>
                <text:p text:style-name="P8">Form submit behaviors</text:p>
              </text:list-item>
            </text:list>
            <text:list text:style-name="L4">
              <text:list-item>
                <text:list>
                  <text:list-item>
                    <text:p text:style-name="P9">Bind form input to the model</text:p>
                  </text:list-item>
                </text:list>
              </text:list-item>
            </text:list>
            <text:list text:style-name="L4">
              <text:list-item>
                <text:list>
                  <text:list-item>
                    <text:p text:style-name="P9">Perform model validation</text:p>
                  </text:list-item>
                </text:list>
              </text:list-item>
            </text:list>
            <text:list text:style-name="L4">
              <text:list-item>
                <text:list>
                  <text:list-item>
                    <text:p text:style-name="P9">Call an application layer service to persist edits</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7"/>
          <draw:frame presentation:style-name="pr8" draw:text-style-name="P6" draw:layer="layout" svg:width="14.904cm" svg:height="12.001cm" svg:x="2.708cm" svg:y="12.668cm" presentation:class="notes" presentation:placeholder="true">
            <draw:text-box/>
          </draw:frame>
        </presentation:notes>
      </draw:page>
      <draw:page draw:name="Editing an Existing Reward - Setup Action" draw:style-name="dp1" draw:master-page-name="Default">
        <office:forms form:automatic-focus="false" form:apply-design-mode="false"/>
        <draw:custom-shape draw:name="Text Box 8" draw:style-name="gr2" draw:text-style-name="P14" draw:layer="layout" svg:width="7.197cm" svg:height="1.683cm" svg:x="2.963cm" svg:y="7.832cm">
          <text:p text:style-name="P13"><text:span text:style-name="T7">/reward/edit.jsp</text:span></text:p>
          <text:p text:style-name="P13"><text:span text:style-name="T7">model={reward}</text:span></text:p>
          <draw:enhanced-geometry svg:viewBox="0 0 21600 21600" draw:type="mso-spt202" draw:enhanced-path="M 0 0 L 21600 0 21600 21600 0 21600 0 0 Z N"/>
        </draw:custom-shape>
        <draw:frame presentation:style-name="pr4" draw:text-style-name="P15" draw:layer="layout" svg:width="17.476cm" svg:height="2.999cm" svg:x="0.957cm" svg:y="0.225cm" presentation:class="title" presentation:user-transformed="true">
          <draw:text-box>
            <text:p text:style-name="P7">Editing an Existing Reward - Setup Action</text:p>
          </draw:text-box>
        </draw:frame>
        <draw:custom-shape draw:name="Rectangle 4" draw:style-name="gr3" draw:text-style-name="P14" draw:layer="layout" svg:width="10.583cm" svg:height="3.175cm" svg:x="9.737cm" svg:y="5.715cm">
          <text:p text:style-name="P13"><text:span text:style-name="T8">RewardController</text:span></text:p>
          <draw:enhanced-geometry svg:viewBox="0 0 21600 21600" draw:type="rectangle" draw:enhanced-path="M 0 0 L 21600 0 21600 21600 0 21600 0 0 Z N"/>
        </draw:custom-shape>
        <draw:line draw:name="Line 5" draw:style-name="gr4" draw:text-style-name="P16" draw:layer="layout" svg:x1="2.963cm" svg:y1="6.773cm" svg:x2="9.737cm" svg:y2="6.773cm">
          <text:p text:style-name="P6"/>
        </draw:line>
        <draw:line draw:name="Line 6" draw:style-name="gr5" draw:text-style-name="P16" draw:layer="layout" svg:x1="9.737cm" svg:y1="7.832cm" svg:x2="2.963cm" svg:y2="7.832cm">
          <text:p text:style-name="P6"/>
        </draw:line>
        <draw:custom-shape draw:name="Text Box 7" draw:style-name="gr6" draw:text-style-name="P14" draw:layer="layout" svg:width="6.773cm" svg:height="2.394cm" svg:x="2.618cm" svg:y="4.353cm">
          <text:p text:style-name="P13"><text:span text:style-name="T7">handle GET /reward/edit.htm?id=1</text:span></text:p>
          <draw:enhanced-geometry svg:viewBox="0 0 21600 21600" draw:mirror-horizontal="false" draw:mirror-vertical="false" draw:type="mso-spt202" draw:enhanced-path="M 0 0 L 21600 0 21600 21600 0 21600 0 0 Z N"/>
        </draw:custom-shape>
        <draw:g draw:name="Group 25">
          <draw:custom-shape draw:name="Oval 26" draw:style-name="gr7" draw:text-style-name="P5" draw:layer="layout" svg:width="1.058cm" svg:height="1.059cm" svg:x="1.27cm" svg:y="5.503cm">
            <text:p text:style-name="P6"/>
            <draw:enhanced-geometry svg:viewBox="0 0 21600 21600" draw:glue-points="10800 0 3160 3160 0 10800 3160 18440 10800 21600 18440 18440 21600 10800 18440 3160" draw:text-areas="3200 3200 18400 18400" draw:type="ellipse"/>
          </draw:custom-shape>
          <draw:custom-shape draw:name="Text Box 27" draw:style-name="gr8" draw:text-style-name="P14" draw:layer="layout" svg:width="1.058cm" svg:height="0.972cm" svg:x="1.27cm" svg:y="5.566cm">
            <text:p text:style-name="P13"><text:span text:style-name="T9">1</text:span></text:p>
            <draw:enhanced-geometry svg:viewBox="0 0 21600 21600" draw:type="mso-spt202" draw:enhanced-path="M 0 0 L 21600 0 21600 21600 0 21600 0 0 Z N"/>
          </draw:custom-shape>
        </draw:g>
        <draw:custom-shape draw:name="Rectangle 29" draw:style-name="gr9" draw:text-style-name="P14" draw:layer="layout" svg:width="10.583cm" svg:height="3.175cm" svg:x="9.737cm" svg:y="11.642cm">
          <text:p text:style-name="P13"><text:span text:style-name="T8">RewardAdminService</text:span></text:p>
          <draw:enhanced-geometry svg:viewBox="0 0 21600 21600" draw:type="rectangle" draw:enhanced-path="M 0 0 L 21600 0 21600 21600 0 21600 0 0 Z N"/>
        </draw:custom-shape>
        <draw:line draw:name="Line 30" draw:style-name="gr4" draw:text-style-name="P16" draw:layer="layout" svg:x1="13.547cm" svg:y1="8.89cm" svg:x2="13.547cm" svg:y2="11.642cm">
          <text:p text:style-name="P6"/>
        </draw:line>
        <draw:line draw:name="Line 31" draw:style-name="gr5" draw:text-style-name="P16" draw:layer="layout" svg:x1="16.51cm" svg:y1="11.642cm" svg:x2="16.51cm" svg:y2="8.89cm">
          <text:p text:style-name="P6"/>
        </draw:line>
        <draw:custom-shape draw:name="Text Box 32" draw:style-name="gr10" draw:text-style-name="P14" draw:layer="layout" svg:width="5.927cm" svg:height="0.972cm" svg:x="10.583cm" svg:y="9.737cm">
          <text:p text:style-name="P13"><text:span text:style-name="T9">lookupReward(1)</text:span></text:p>
          <draw:enhanced-geometry svg:viewBox="0 0 21600 21600" draw:type="mso-spt202" draw:enhanced-path="M 0 0 L 21600 0 21600 21600 0 21600 0 0 Z N"/>
        </draw:custom-shape>
        <draw:g draw:name="Group 33">
          <draw:custom-shape draw:name="Oval 34" draw:style-name="gr7" draw:text-style-name="P5" draw:layer="layout" svg:width="1.058cm" svg:height="1.058cm" svg:x="9.737cm" svg:y="9.737cm">
            <text:p text:style-name="P6"/>
            <draw:enhanced-geometry svg:viewBox="0 0 21600 21600" draw:glue-points="10800 0 3160 3160 0 10800 3160 18440 10800 21600 18440 18440 21600 10800 18440 3160" draw:text-areas="3200 3200 18400 18400" draw:type="ellipse"/>
          </draw:custom-shape>
          <draw:custom-shape draw:name="Text Box 35" draw:style-name="gr11" draw:text-style-name="P14" draw:layer="layout" svg:width="1.058cm" svg:height="0.972cm" svg:x="9.737cm" svg:y="9.799cm">
            <text:p text:style-name="P13"><text:span text:style-name="T9">2</text:span></text:p>
            <draw:enhanced-geometry svg:viewBox="0 0 21600 21600" draw:type="mso-spt202" draw:enhanced-path="M 0 0 L 21600 0 21600 21600 0 21600 0 0 Z N"/>
          </draw:custom-shape>
        </draw:g>
        <draw:custom-shape draw:name="Text Box 36" draw:style-name="gr12" draw:text-style-name="P14" draw:layer="layout" svg:width="5.927cm" svg:height="0.972cm" svg:x="14.605cm" svg:y="9.737cm">
          <text:p text:style-name="P13"><text:span text:style-name="T9">reward</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8" draw:text-style-name="P6" draw:layer="layout" svg:width="14.904cm" svg:height="12.001cm" svg:x="2.708cm" svg:y="12.668cm" presentation:class="notes" presentation:placeholder="true">
            <draw:text-box/>
          </draw:frame>
        </presentation:notes>
      </draw:page>
      <draw:page draw:name="Editing an Existing Reward - Submit Action with a “Error” Result"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text:span text:style-name="T10">Editing an Existing Reward - Submit Action with a “Error” Result</text:span></text:p>
          </draw:text-box>
        </draw:frame>
        <draw:custom-shape draw:name="Rectangle 3" draw:style-name="gr13" draw:text-style-name="P14" draw:layer="layout" svg:width="10.583cm" svg:height="3.175cm" svg:x="10.795cm" svg:y="6.35cm">
          <text:p text:style-name="P13"><text:span text:style-name="T8">RewardController</text:span></text:p>
          <draw:enhanced-geometry svg:viewBox="0 0 21600 21600" draw:type="rectangle" draw:enhanced-path="M 0 0 L 21600 0 21600 21600 0 21600 0 0 Z N"/>
        </draw:custom-shape>
        <draw:line draw:name="Line 4" draw:style-name="gr4" draw:text-style-name="P16" draw:layer="layout" svg:x1="3.81cm" svg:y1="7.408cm" svg:x2="10.795cm" svg:y2="7.408cm">
          <text:p text:style-name="P6"/>
        </draw:line>
        <draw:line draw:name="Line 5" draw:style-name="gr5" draw:text-style-name="P16" draw:layer="layout" svg:x1="10.794cm" svg:y1="8.467cm" svg:x2="3.597cm" svg:y2="8.467cm">
          <text:p text:style-name="P6"/>
        </draw:line>
        <draw:custom-shape draw:name="Text Box 6" draw:style-name="gr14" draw:text-style-name="P14" draw:layer="layout" svg:width="7.03cm" svg:height="3.105cm" svg:x="3.605cm" svg:y="4.842cm">
          <text:p text:style-name="P13"><text:span text:style-name="T7">handle POST /reward/edit.htm</text:span></text:p>
          <text:p text:style-name="P13"><text:span text:style-name="T11">{invalidInput}</text:span></text:p>
          <draw:enhanced-geometry svg:viewBox="0 0 21600 21600" draw:type="mso-spt202" draw:enhanced-path="M 0 0 L 21600 0 21600 21600 0 21600 0 0 Z N"/>
        </draw:custom-shape>
        <draw:custom-shape draw:name="Text Box 7" draw:style-name="gr15" draw:text-style-name="P14" draw:layer="layout" svg:width="7.62cm" svg:height="1.683cm" svg:x="3.175cm" svg:y="8.467cm">
          <text:p text:style-name="P13"><text:span text:style-name="T7">/reward/edit.jsp</text:span></text:p>
          <text:p text:style-name="P13"><text:span text:style-name="T7">model={reward, errors}</text:span></text:p>
          <draw:enhanced-geometry svg:viewBox="0 0 21600 21600" draw:type="mso-spt202" draw:enhanced-path="M 0 0 L 21600 0 21600 21600 0 21600 0 0 Z N"/>
        </draw:custom-shape>
        <draw:g draw:name="Group 8">
          <draw:custom-shape draw:name="Oval 9" draw:style-name="gr7" draw:text-style-name="P5" draw:layer="layout" svg:width="1.058cm" svg:height="1.059cm" svg:x="2.367cm" svg:y="5.503cm">
            <text:p text:style-name="P6"/>
            <draw:enhanced-geometry svg:viewBox="0 0 21600 21600" draw:glue-points="10800 0 3160 3160 0 10800 3160 18440 10800 21600 18440 18440 21600 10800 18440 3160" draw:text-areas="3200 3200 18400 18400" draw:type="ellipse"/>
          </draw:custom-shape>
          <draw:custom-shape draw:name="Text Box 10" draw:style-name="gr16" draw:text-style-name="P14" draw:layer="layout" svg:width="1.058cm" svg:height="0.972cm" svg:x="2.367cm" svg:y="5.566cm">
            <text:p text:style-name="P13"><text:span text:style-name="T9">1</text:span></text:p>
            <draw:enhanced-geometry svg:viewBox="0 0 21600 21600" draw:type="mso-spt202" draw:enhanced-path="M 0 0 L 21600 0 21600 21600 0 21600 0 0 Z N"/>
          </draw:custom-shape>
        </draw:g>
        <draw:custom-shape draw:name="AutoShape 17" draw:style-name="gr17" draw:text-style-name="P5" draw:layer="layout" svg:width="2.54cm" svg:height="2.54cm" svg:x="11.007cm" svg:y="9.102cm">
          <text:p text:style-name="P6"/>
          <draw:enhanced-geometry draw:extrusion-allowed="true" draw:glue-points="457200 0 133900 133900 0 457200 133900 780500 457200 914400 780500 780500 914400 457200 780500 133900" draw:type="mso-spt100"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custom-shape>
        <draw:custom-shape draw:name="Text Box 18" draw:style-name="gr18" draw:text-style-name="P14" draw:layer="layout" svg:width="7.197cm" svg:height="0.972cm" svg:x="13.335cm" svg:y="9.948cm">
          <text:p text:style-name="P13"><text:span text:style-name="T12">Input Validation Failed</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9" draw:text-style-name="P6" draw:layer="layout" svg:width="14.904cm" svg:height="12.027cm" svg:x="2.708cm" svg:y="12.668cm" presentation:class="notes" presentation:placeholder="true">
            <draw:text-box/>
          </draw:frame>
        </presentation:notes>
      </draw:page>
      <draw:page draw:name="Editing an Existing Reward - Submit Action with a “Success” Result"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text:span text:style-name="T10">Editing an Existing Reward - Submit Action with a “Success” Result</text:span></text:p>
          </draw:text-box>
        </draw:frame>
        <draw:custom-shape draw:name="Rectangle 3" draw:style-name="gr19" draw:text-style-name="P14" draw:layer="layout" svg:width="10.583cm" svg:height="3.175cm" svg:x="10.16cm" svg:y="6.562cm">
          <text:p text:style-name="P13"><text:span text:style-name="T8">RewardController</text:span></text:p>
          <draw:enhanced-geometry svg:viewBox="0 0 21600 21600" draw:type="rectangle" draw:enhanced-path="M 0 0 L 21600 0 21600 21600 0 21600 0 0 Z N"/>
        </draw:custom-shape>
        <draw:line draw:name="Line 4" draw:style-name="gr4" draw:text-style-name="P16" draw:layer="layout" svg:x1="3.175cm" svg:y1="7.62cm" svg:x2="10.16cm" svg:y2="7.62cm">
          <text:p text:style-name="P6"/>
        </draw:line>
        <draw:line draw:name="Line 5" draw:style-name="gr5" draw:text-style-name="P16" draw:layer="layout" svg:x1="10.159cm" svg:y1="8.678cm" svg:x2="2.962cm" svg:y2="8.678cm">
          <text:p text:style-name="P6"/>
        </draw:line>
        <draw:custom-shape draw:name="Text Box 6" draw:style-name="gr20" draw:text-style-name="P14" draw:layer="layout" svg:width="7.185cm" svg:height="3.105cm" svg:x="2.931cm" svg:y="5.08cm">
          <text:p text:style-name="P13"><text:span text:style-name="T7">handle POST /reward/edit.htm</text:span></text:p>
          <text:p text:style-name="P13"><text:span text:style-name="T7">{validInput}</text:span></text:p>
          <draw:enhanced-geometry svg:viewBox="0 0 21600 21600" draw:type="mso-spt202" draw:enhanced-path="M 0 0 L 21600 0 21600 21600 0 21600 0 0 Z N"/>
        </draw:custom-shape>
        <draw:custom-shape draw:name="Text Box 7" draw:style-name="gr21" draw:text-style-name="P14" draw:layer="layout" svg:width="8.255cm" svg:height="1.683cm" svg:x="1.905cm" svg:y="8.678cm">
          <text:p text:style-name="P13"><text:span text:style-name="T7">redirect:/reward/show.htm</text:span></text:p>
          <text:p text:style-name="P13"><text:span text:style-name="T7">model={id}</text:span></text:p>
          <draw:enhanced-geometry svg:viewBox="0 0 21600 21600" draw:type="mso-spt202" draw:enhanced-path="M 0 0 L 21600 0 21600 21600 0 21600 0 0 Z N"/>
        </draw:custom-shape>
        <draw:g draw:name="Group 8">
          <draw:custom-shape draw:name="Oval 9" draw:style-name="gr7" draw:text-style-name="P5" draw:layer="layout" svg:width="1.058cm" svg:height="1.058cm" svg:x="1.688cm" svg:y="6.13cm">
            <text:p text:style-name="P6"/>
            <draw:enhanced-geometry svg:viewBox="0 0 21600 21600" draw:glue-points="10800 0 3160 3160 0 10800 3160 18440 10800 21600 18440 18440 21600 10800 18440 3160" draw:text-areas="3200 3200 18400 18400" draw:type="ellipse"/>
          </draw:custom-shape>
          <draw:custom-shape draw:name="Text Box 10" draw:style-name="gr22" draw:text-style-name="P14" draw:layer="layout" svg:width="1.058cm" svg:height="0.972cm" svg:x="1.688cm" svg:y="6.192cm">
            <text:p text:style-name="P13"><text:span text:style-name="T9">1</text:span></text:p>
            <draw:enhanced-geometry svg:viewBox="0 0 21600 21600" draw:type="mso-spt202" draw:enhanced-path="M 0 0 L 21600 0 21600 21600 0 21600 0 0 Z N"/>
          </draw:custom-shape>
        </draw:g>
        <draw:custom-shape draw:name="Rectangle 11" draw:style-name="gr23" draw:text-style-name="P14" draw:layer="layout" svg:width="10.583cm" svg:height="3.175cm" svg:x="10.16cm" svg:y="12.488cm">
          <text:p text:style-name="P13"><text:span text:style-name="T8">RewardAdminService</text:span></text:p>
          <draw:enhanced-geometry svg:viewBox="0 0 21600 21600" draw:type="rectangle" draw:enhanced-path="M 0 0 L 21600 0 21600 21600 0 21600 0 0 Z N"/>
        </draw:custom-shape>
        <draw:line draw:name="Line 12" draw:style-name="gr4" draw:text-style-name="P16" draw:layer="layout" svg:x1="15.452cm" svg:y1="9.737cm" svg:x2="15.452cm" svg:y2="12.488cm">
          <text:p text:style-name="P6"/>
        </draw:line>
        <draw:custom-shape draw:name="Text Box 14" draw:style-name="gr24" draw:text-style-name="P14" draw:layer="layout" svg:width="7.62cm" svg:height="0.972cm" svg:x="12.488cm" svg:y="10.583cm">
          <text:p text:style-name="P13"><text:span text:style-name="T7">updateReward(reward)</text:span></text:p>
          <draw:enhanced-geometry svg:viewBox="0 0 21600 21600" draw:type="mso-spt202" draw:enhanced-path="M 0 0 L 21600 0 21600 21600 0 21600 0 0 Z N"/>
        </draw:custom-shape>
        <draw:g draw:name="Group 15">
          <draw:custom-shape draw:name="Oval 16" draw:style-name="gr7" draw:text-style-name="P5" draw:layer="layout" svg:width="1.058cm" svg:height="1.059cm" svg:x="11.642cm" svg:y="10.583cm">
            <text:p text:style-name="P6"/>
            <draw:enhanced-geometry svg:viewBox="0 0 21600 21600" draw:glue-points="10800 0 3160 3160 0 10800 3160 18440 10800 21600 18440 18440 21600 10800 18440 3160" draw:text-areas="3200 3200 18400 18400" draw:type="ellipse"/>
          </draw:custom-shape>
          <draw:custom-shape draw:name="Text Box 17" draw:style-name="gr25" draw:text-style-name="P14" draw:layer="layout" svg:width="1.058cm" svg:height="0.972cm" svg:x="11.642cm" svg:y="10.646cm">
            <text:p text:style-name="P13"><text:span text:style-name="T9">2</text:span></text:p>
            <draw:enhanced-geometry svg:viewBox="0 0 21600 21600" draw:type="mso-spt202" draw:enhanced-path="M 0 0 L 21600 0 21600 21600 0 21600 0 0 Z N"/>
          </draw:custom-shape>
        </draw:g>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7" draw:text-style-name="P2" draw:layer="layout" svg:width="14.904cm" svg:height="12cm" svg:x="2.708cm" svg:y="12.668cm" presentation:class="notes" presentation:user-transformed="true">
            <draw:text-box>
              <text:p text:style-name="P11"><text:span text:style-name="T5">We are doing a redirect to our our show controller so that the browser will issue a GET for the URL. This is the common “redirect after post pattern”, which stops the browser from complaining about a resubmitted post, when the user hits Ctrl-R again.</text:span></text:p>
            </draw:text-box>
          </draw:frame>
        </presentation:notes>
      </draw:page>
      <draw:page draw:name="page1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3">Form Workflow Primer</text:span></text:p>
              </text:list-item>
            </text:list>
            <text:list text:style-name="L4">
              <text:list-item>
                <text:p text:style-name="P8"><text:span text:style-name="T4">Spring MVC Form Processing APIs</text:span></text:p>
              </text:list-item>
            </text:list>
            <text:list text:style-name="L4">
              <text:list-item>
                <text:list>
                  <text:list-item>
                    <text:p text:style-name="P9"><text:span text:style-name="T3">DataBinder</text:span></text:p>
                  </text:list-item>
                </text:list>
              </text:list-item>
            </text:list>
            <text:list text:style-name="L4">
              <text:list-item>
                <text:list>
                  <text:list-item>
                    <text:p text:style-name="P9"><text:span text:style-name="T3">Validator</text:span></text:p>
                  </text:list-item>
                </text:list>
              </text:list-item>
            </text:list>
            <text:list text:style-name="L4">
              <text:list-item>
                <text:list>
                  <text:list-item>
                    <text:p text:style-name="P9"><text:span text:style-name="T3">Form UI Tag Library</text:span></text:p>
                  </text:list-item>
                </text:list>
              </text:list-item>
            </text:list>
            <text:list text:style-name="L4">
              <text:list-item>
                <text:p text:style-name="P8"><text:span text:style-name="T3">SimpleFormController</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9" draw:text-style-name="P6" draw:layer="layout" svg:width="14.904cm" svg:height="12.027cm" svg:x="2.708cm" svg:y="12.668cm" presentation:class="notes" presentation:placeholder="true">
            <draw:text-box/>
          </draw:frame>
        </presentation:notes>
      </draw:page>
      <draw:page draw:name="Spring MVC Form Processing API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13">Spring MVC Form Processing APIs</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Spring MVC provides several libraries to help implement common form action behaviors</text:p>
              </text:list-item>
            </text:list>
            <text:list text:style-name="L4">
              <text:list-item>
                <text:p text:style-name="P8">Libraries are included to</text:p>
              </text:list-item>
            </text:list>
            <text:list text:style-name="L4">
              <text:list-item>
                <text:list>
                  <text:list-item>
                    <text:p text:style-name="P9">Automate the binding of request parameters to model objects</text:p>
                  </text:list-item>
                </text:list>
              </text:list-item>
            </text:list>
            <text:list text:style-name="L4">
              <text:list-item>
                <text:list>
                  <text:list-item>
                    <text:p text:style-name="P9">Implement form validation logic</text:p>
                  </text:list-item>
                </text:list>
              </text:list-item>
            </text:list>
            <text:list text:style-name="L4">
              <text:list-item>
                <text:list>
                  <text:list-item>
                    <text:p text:style-name="P9">Render form input controls such as text fields and select boxes</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8" draw:text-style-name="P6" draw:layer="layout" svg:width="14.904cm" svg:height="12.001cm" svg:x="2.708cm" svg:y="12.668cm" presentation:class="notes" presentation:placeholder="true">
            <draw:text-box/>
          </draw:frame>
        </presentation:notes>
      </draw:page>
      <draw:page draw:name="DataBinde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DataBinder</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Generic utility class for setting property values onto a target object</text:p>
              </text:list-item>
            </text:list>
            <text:list text:style-name="L4">
              <text:list-item>
                <text:list>
                  <text:list-item>
                    <text:p text:style-name="P9">Useful for <text:span text:style-name="T14">binding HTTP </text:span>request parameters onto the form model object</text:p>
                  </text:list-item>
                </text:list>
              </text:list-item>
            </text:list>
            <text:list text:style-name="L4">
              <text:list-item>
                <text:p text:style-name="P8">Key features</text:p>
              </text:list-item>
            </text:list>
            <text:list text:style-name="L4">
              <text:list-item>
                <text:list>
                  <text:list-item>
                    <text:p text:style-name="P9">Type conversion</text:p>
                  </text:list-item>
                </text:list>
              </text:list-item>
            </text:list>
            <text:list text:style-name="L4">
              <text:list-item>
                <text:list>
                  <text:list-item>
                    <text:p text:style-name="P9">Error management</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8" draw:text-style-name="P6" draw:layer="layout" svg:width="14.904cm" svg:height="12.001cm" svg:x="2.708cm" svg:y="12.668cm" presentation:class="notes" presentation:placeholder="true">
            <draw:text-box/>
          </draw:frame>
        </presentation:notes>
      </draw:page>
      <draw:page draw:name="DataBinder Usage Example"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DataBinder Usage Example</text:span></text:p>
          </draw:text-box>
        </draw:frame>
        <draw:custom-shape draw:name="Rectangle 5" draw:style-name="gr26" draw:text-style-name="P5" draw:layer="layout" svg:width="24.342cm" svg:height="9.313cm" svg:x="0.423cm" svg:y="4.657cm">
          <text:p text:style-name="P17"><text:span text:style-name="T8">HttpServletRequest source = …</text:span></text:p>
          <text:p text:style-name="P17"><text:span text:style-name="T8">RewardForm target = </text:span><text:span text:style-name="T15">new</text:span><text:span text:style-name="T8"> RewardForm();</text:span></text:p>
          <text:p text:style-name="P17"><text:span text:style-name="T8">ServletRequestDataBinder binder = </text:span><text:span text:style-name="T15">new </text:span><text:span text:style-name="T8">ServletRequestDataBinder(target);</text:span></text:p>
          <text:p text:style-name="P17"><text:span text:style-name="T8">binder.bind(source);</text:span></text:p>
          <text:p text:style-name="P17"><text:span text:style-name="T8">BindingResult result = binder.getBindingResult();</text:span></text:p>
          <text:p text:style-name="P17"><text:span text:style-name="T15">if</text:span><text:span text:style-name="T8"> (result.hasErrors()) {</text:span></text:p>
          <text:p text:style-name="P17"><text:span text:style-name="T16"><text:s text:c="4"/></text:span><text:span text:style-name="T16">// do error processing</text:span></text:p>
          <text:p text:style-name="P17"><text:span text:style-name="T8">} </text:span><text:span text:style-name="T15">else</text:span><text:span text:style-name="T8"> {</text:span></text:p>
          <text:p text:style-name="P17"><text:span text:style-name="T16"><text:s text:c="4"/></text:span><text:span text:style-name="T16">// do success processing</text:span></text:p>
          <text:p text:style-name="P17"><text:span text:style-name="T8">}</text:span></text:p>
          <draw:enhanced-geometry svg:viewBox="0 0 21600 21600" draw:type="rectangle" draw:enhanced-path="M 0 0 L 21600 0 21600 21600 0 21600 0 0 Z N"/>
        </draw:custom-shape>
        <draw:polyline draw:name="Line 14" draw:style-name="gr27" draw:text-style-name="P16" draw:id="id1" draw:layer="layout" svg:width="9.736cm" svg:height="0cm" svg:x="6.984cm" svg:y="7.832cm" svg:viewBox="0 0 9737 0" draw:points="9737,0 0,0">
          <text:p text:style-name="P6"/>
        </draw:polyline>
        <draw:custom-shape draw:name="Text Box 18" draw:style-name="gr28" draw:text-style-name="P5" draw:id="id2" draw:layer="layout" svg:width="6.985cm" svg:height="2.622cm" svg:x="16.722cm" svg:y="7.408cm">
          <text:p text:style-name="P18"><text:span text:style-name="T17">Copies source request parameters to target</text:span></text:p>
          <draw:enhanced-geometry svg:viewBox="0 0 21600 21600" draw:type="mso-spt202" draw:enhanced-path="M 0 0 L 21600 0 21600 21600 0 21600 0 0 Z N"/>
        </draw:custom-shape>
        <draw:polyline draw:name="Line 20" draw:style-name="gr27" draw:text-style-name="P16" draw:id="id3" draw:layer="layout" svg:width="5.714cm" svg:height="3.88cm" svg:x="7.619cm" svg:y="9.524cm" svg:viewBox="0 0 5715 3881" draw:points="5715,3881 0,0">
          <text:p text:style-name="P6"/>
        </draw:polyline>
        <draw:custom-shape draw:name="Text Box 17" draw:style-name="gr28" draw:text-style-name="P5" draw:id="id4" draw:layer="layout" svg:width="14.181cm" svg:height="1.048cm" svg:x="9.102cm" svg:y="13.335cm">
          <text:p text:style-name="P18"><text:span text:style-name="T8">Returned BindingResult tracks bind error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8" draw:text-style-name="P6" draw:layer="layout" svg:width="14.904cm" svg:height="12.001cm" svg:x="2.708cm" svg:y="12.668cm" presentation:class="notes" presentation:placeholder="true">
            <draw:text-box/>
          </draw:frame>
        </presentation:notes>
      </draw:page>
      <draw:page draw:name="Data Binding Behavior" draw:style-name="dp1" draw:master-page-name="Default">
        <office:forms form:automatic-focus="false" form:apply-design-mode="false"/>
        <draw:g draw:name="Group 114" draw:id="id5">
          <draw:custom-shape draw:name="Rectangle 49" draw:style-name="gr29" draw:text-style-name="P5" draw:layer="layout" svg:width="12.7cm" svg:height="10.16cm" svg:x="12.065cm" svg:y="6.35cm">
            <text:p text:style-name="P6"/>
            <draw:enhanced-geometry svg:viewBox="0 0 21600 21600" draw:type="rectangle" draw:enhanced-path="M 0 0 L 21600 0 21600 21600 0 21600 0 0 Z N"/>
          </draw:custom-shape>
          <draw:custom-shape draw:name="Oval 3" draw:style-name="gr30" draw:text-style-name="P5" draw:layer="layout" svg:width="1.006cm" svg:height="0.847cm" svg:x="12.316cm" svg:y="6.724cm">
            <text:p text:style-name="P6"/>
            <draw:enhanced-geometry svg:viewBox="0 0 21600 21600" draw:glue-points="10800 0 3160 3160 0 10800 3160 18440 10800 21600 18440 18440 21600 10800 18440 3160" draw:text-areas="3200 3200 18400 18400" draw:type="ellipse"/>
          </draw:custom-shape>
          <draw:custom-shape draw:name="Oval 5" draw:style-name="gr30" draw:text-style-name="P5" draw:layer="layout" svg:width="1.006cm" svg:height="0.846cm" svg:x="13.758cm" svg:y="8.255cm">
            <text:p text:style-name="P6"/>
            <draw:enhanced-geometry svg:viewBox="0 0 21600 21600" draw:glue-points="10800 0 3160 3160 0 10800 3160 18440 10800 21600 18440 18440 21600 10800 18440 3160" draw:text-areas="3200 3200 18400 18400" draw:type="ellipse"/>
          </draw:custom-shape>
          <draw:custom-shape draw:name="Oval 7" draw:style-name="gr30" draw:text-style-name="P5" draw:layer="layout" svg:width="1.005cm" svg:height="0.847cm" svg:x="15.271cm" svg:y="13.771cm">
            <text:p text:style-name="P6"/>
            <draw:enhanced-geometry svg:viewBox="0 0 21600 21600" draw:glue-points="10800 0 3160 3160 0 10800 3160 18440 10800 21600 18440 18440 21600 10800 18440 3160" draw:text-areas="3200 3200 18400 18400" draw:type="ellipse"/>
          </draw:custom-shape>
          <draw:custom-shape draw:name="Oval 9" draw:style-name="gr30" draw:text-style-name="P5" draw:layer="layout" svg:width="1.005cm" svg:height="0.846cm" svg:x="15.24cm" svg:y="15.24cm">
            <text:p text:style-name="P6"/>
            <draw:enhanced-geometry svg:viewBox="0 0 21600 21600" draw:glue-points="10800 0 3160 3160 0 10800 3160 18440 10800 21600 18440 18440 21600 10800 18440 3160" draw:text-areas="3200 3200 18400 18400" draw:type="ellipse"/>
          </draw:custom-shape>
          <draw:custom-shape draw:name="Text Box 10" draw:style-name="gr31" draw:text-style-name="P5" draw:layer="layout" svg:width="7.497cm" svg:height="0.972cm" svg:x="14.393cm" svg:y="8.255cm">
            <text:p text:style-name="P19"><text:span text:style-name="T18"><text:s/></text:span><text:span text:style-name="T18">String </text:span><text:span text:style-name="T7">creditCard</text:span></text:p>
            <draw:enhanced-geometry svg:viewBox="0 0 21600 21600" draw:type="mso-spt202" draw:enhanced-path="M 0 0 L 21600 0 21600 21600 0 21600 0 0 Z N"/>
          </draw:custom-shape>
          <draw:custom-shape draw:name="Text Box 14" draw:style-name="gr32" draw:text-style-name="P5" draw:layer="layout" svg:width="5.438cm" svg:height="0.972cm" svg:x="16.093cm" svg:y="13.758cm">
            <text:p text:style-name="P20"><text:span text:style-name="T18">String</text:span><text:span text:style-name="T7"> userName</text:span></text:p>
            <draw:enhanced-geometry svg:viewBox="0 0 21600 21600" draw:type="mso-spt202" draw:enhanced-path="M 0 0 L 21600 0 21600 21600 0 21600 0 0 Z N"/>
          </draw:custom-shape>
          <draw:custom-shape draw:name="Text Box 15" draw:style-name="gr32" draw:text-style-name="P5" draw:layer="layout" svg:width="4.451cm" svg:height="0.972cm" svg:x="16.092cm" svg:y="15.24cm">
            <text:p text:style-name="P20"><text:span text:style-name="T19">String</text:span><text:span text:style-name="T9"> reason</text:span></text:p>
            <draw:enhanced-geometry svg:viewBox="0 0 21600 21600" draw:type="mso-spt202" draw:enhanced-path="M 0 0 L 21600 0 21600 21600 0 21600 0 0 Z N"/>
          </draw:custom-shape>
          <draw:custom-shape draw:name="Oval 23" draw:style-name="gr30" draw:text-style-name="P5" draw:layer="layout" svg:width="1.005cm" svg:height="0.847cm" svg:x="13.741cm" svg:y="9.67cm">
            <text:p text:style-name="P6"/>
            <draw:enhanced-geometry svg:viewBox="0 0 21600 21600" draw:glue-points="10800 0 3160 3160 0 10800 3160 18440 10800 21600 18440 18440 21600 10800 18440 3160" draw:text-areas="3200 3200 18400 18400" draw:type="ellipse"/>
          </draw:custom-shape>
          <draw:custom-shape draw:name="Text Box 25" draw:style-name="gr31" draw:text-style-name="P5" draw:layer="layout" svg:width="6.5cm" svg:height="0.972cm" svg:x="14.605cm" svg:y="9.736cm">
            <text:p text:style-name="P19"><text:span text:style-name="T19">Money</text:span><text:span text:style-name="T9"> amount</text:span></text:p>
            <draw:enhanced-geometry svg:viewBox="0 0 21600 21600" draw:type="mso-spt202" draw:enhanced-path="M 0 0 L 21600 0 21600 21600 0 21600 0 0 Z N"/>
          </draw:custom-shape>
          <draw:custom-shape draw:name="Oval 38" draw:style-name="gr30" draw:text-style-name="P5" draw:layer="layout" svg:width="1.006cm" svg:height="0.847cm" svg:x="13.758cm" svg:y="11.006cm">
            <text:p text:style-name="P6"/>
            <draw:enhanced-geometry svg:viewBox="0 0 21600 21600" draw:glue-points="10800 0 3160 3160 0 10800 3160 18440 10800 21600 18440 18440 21600 10800 18440 3160" draw:text-areas="3200 3200 18400 18400" draw:type="ellipse"/>
          </draw:custom-shape>
          <draw:custom-shape draw:name="Text Box 39" draw:style-name="gr31" draw:text-style-name="P5" draw:layer="layout" svg:width="5.997cm" svg:height="0.972cm" svg:x="14.605cm" svg:y="11.006cm">
            <text:p text:style-name="P19"><text:span text:style-name="T18">Date</text:span><text:span text:style-name="T7"> date</text:span></text:p>
            <draw:enhanced-geometry svg:viewBox="0 0 21600 21600" draw:type="mso-spt202" draw:enhanced-path="M 0 0 L 21600 0 21600 21600 0 21600 0 0 Z N"/>
          </draw:custom-shape>
          <draw:line draw:name="Line 56" draw:style-name="gr33" draw:text-style-name="P16" draw:layer="layout" svg:x1="12.735cm" svg:y1="7.593cm" svg:x2="12.735cm" svg:y2="13.097cm">
            <text:p text:style-name="P6"/>
          </draw:line>
          <draw:custom-shape draw:name="Oval 61" draw:style-name="gr30" draw:text-style-name="P5" draw:layer="layout" svg:width="1.005cm" svg:height="0.847cm" svg:x="13.741cm" svg:y="12.673cm">
            <text:p text:style-name="P6"/>
            <draw:enhanced-geometry svg:viewBox="0 0 21600 21600" draw:glue-points="10800 0 3160 3160 0 10800 3160 18440 10800 21600 18440 18440 21600 10800 18440 3160" draw:text-areas="3200 3200 18400 18400" draw:type="ellipse"/>
          </draw:custom-shape>
          <draw:custom-shape draw:name="Text Box 62" draw:style-name="gr31" draw:text-style-name="P5" draw:layer="layout" svg:width="8.881cm" svg:height="0.972cm" svg:x="14.605cm" svg:y="12.7cm">
            <text:p text:style-name="P19"><text:span text:style-name="T18">ChangeInfo</text:span><text:span text:style-name="T7"> changeInfo</text:span></text:p>
            <draw:enhanced-geometry svg:viewBox="0 0 21600 21600" draw:type="mso-spt202" draw:enhanced-path="M 0 0 L 21600 0 21600 21600 0 21600 0 0 Z N"/>
          </draw:custom-shape>
          <draw:line draw:name="Line 64" draw:style-name="gr33" draw:text-style-name="P16" draw:layer="layout" svg:x1="12.735cm" svg:y1="10.133cm" svg:x2="13.741cm" svg:y2="10.133cm">
            <text:p text:style-name="P6"/>
          </draw:line>
          <draw:line draw:name="Line 65" draw:style-name="gr33" draw:text-style-name="P16" draw:layer="layout" svg:x1="12.7cm" svg:y1="11.43cm" svg:x2="13.705cm" svg:y2="11.43cm">
            <text:p text:style-name="P6"/>
          </draw:line>
          <draw:line draw:name="Line 66" draw:style-name="gr33" draw:text-style-name="P16" draw:layer="layout" svg:x1="12.735cm" svg:y1="13.097cm" svg:x2="13.741cm" svg:y2="13.097cm">
            <text:p text:style-name="P6"/>
          </draw:line>
          <draw:line draw:name="Line 67" draw:style-name="gr33" draw:text-style-name="P16" draw:layer="layout" svg:x1="14.243cm" svg:y1="13.52cm" svg:x2="14.243cm" svg:y2="16.06cm">
            <text:p text:style-name="P6"/>
          </draw:line>
          <draw:line draw:name="Line 68" draw:style-name="gr33" draw:text-style-name="P16" draw:layer="layout" svg:x1="14.243cm" svg:y1="14.155cm" svg:x2="15.249cm" svg:y2="14.155cm">
            <text:p text:style-name="P6"/>
          </draw:line>
          <draw:line draw:name="Line 69" draw:style-name="gr33" draw:text-style-name="P16" draw:layer="layout" svg:x1="14.235cm" svg:y1="15.747cm" svg:x2="15.24cm" svg:y2="15.747cm">
            <text:p text:style-name="P6"/>
          </draw:line>
          <draw:custom-shape draw:name="Text Box 87" draw:style-name="gr31" draw:text-style-name="P5" draw:layer="layout" svg:width="8.255cm" svg:height="0.972cm" svg:x="13.123cm" svg:y="6.561cm">
            <text:p text:style-name="P19"><text:span text:style-name="T18">RewardForm </text:span><text:span text:style-name="T7">rewardForm</text:span></text:p>
            <draw:enhanced-geometry svg:viewBox="0 0 21600 21600" draw:type="mso-spt202" draw:enhanced-path="M 0 0 L 21600 0 21600 21600 0 21600 0 0 Z N"/>
          </draw:custom-shape>
          <draw:line draw:name="Line 113" draw:style-name="gr33" draw:text-style-name="P16" draw:layer="layout" svg:x1="12.7cm" svg:y1="8.678cm" svg:x2="13.705cm" svg:y2="8.678cm">
            <text:p text:style-name="P6"/>
          </draw:line>
        </draw:g>
        <draw:frame presentation:style-name="pr4" draw:text-style-name="P2" draw:layer="layout" svg:width="17.476cm" svg:height="2.753cm" svg:x="0.957cm" svg:y="0.225cm" presentation:class="title" presentation:user-transformed="true">
          <draw:text-box>
            <text:p text:style-name="P7"><text:span text:style-name="T3">Data Binding Behavior</text:span></text:p>
          </draw:text-box>
        </draw:frame>
        <draw:custom-shape draw:name="Rectangle 50" draw:style-name="gr26" draw:text-style-name="P5" draw:layer="layout" svg:width="8.89cm" svg:height="10.16cm" svg:x="0.847cm" svg:y="6.35cm">
          <text:p text:style-name="P21"><text:span text:style-name="T20"/></text:p>
          <text:p text:style-name="P21"><text:span text:style-name="T20"/></text:p>
          <text:p text:style-name="P21"><text:span text:style-name="T20"/></text:p>
          <text:p text:style-name="P21"><text:span text:style-name="T20">creditCard=</text:span><text:span text:style-name="T21">“1234123412341234”</text:span></text:p>
          <text:p text:style-name="P21"><text:span text:style-name="T20"/></text:p>
          <text:p text:style-name="P21"><text:span text:style-name="T20">amount=</text:span><text:span text:style-name="T21">“$50.00”</text:span></text:p>
          <text:p text:style-name="P21"><text:span text:style-name="T20"/></text:p>
          <text:p text:style-name="P21"><text:span text:style-name="T20">date=</text:span><text:span text:style-name="T21">“2006/12/29”</text:span></text:p>
          <text:p text:style-name="P21"><text:span text:style-name="T20"/></text:p>
          <text:p text:style-name="P21"><text:span text:style-name="T20"/></text:p>
          <text:p text:style-name="P21"><text:span text:style-name="T20"/></text:p>
          <text:p text:style-name="P21"><text:span text:style-name="T20">changeInfo.userName=</text:span><text:span text:style-name="T21">“colin”</text:span></text:p>
          <text:p text:style-name="P21"><text:span text:style-name="T20"/></text:p>
          <text:p text:style-name="P21"><text:span text:style-name="T20">changeInfo.reason=</text:span><text:span text:style-name="T21">“Correction”</text:span></text:p>
          <draw:enhanced-geometry svg:viewBox="0 0 21600 21600" draw:type="rectangle" draw:enhanced-path="M 0 0 L 21600 0 21600 21600 0 21600 0 0 Z N"/>
        </draw:custom-shape>
        <draw:custom-shape draw:name="Text Box 52" draw:style-name="gr32" draw:text-style-name="P5" draw:layer="layout" svg:width="8.274cm" svg:height="2.149cm" svg:x="1.483cm" svg:y="4.233cm">
          <text:p text:style-name="P13"><text:span text:style-name="T22">Source</text:span></text:p>
          <text:p text:style-name="P13"><text:span text:style-name="T22">Request Parameters</text:span></text:p>
          <draw:enhanced-geometry svg:viewBox="0 0 21600 21600" draw:type="mso-spt202" draw:enhanced-path="M 0 0 L 21600 0 21600 21600 0 21600 0 0 Z N"/>
        </draw:custom-shape>
        <draw:custom-shape draw:name="Text Box 51" draw:style-name="gr32" draw:text-style-name="P5" draw:layer="layout" svg:width="5.404cm" svg:height="2.149cm" svg:x="15.876cm" svg:y="4.233cm">
          <text:p text:style-name="P13"><text:span text:style-name="T22">Target</text:span></text:p>
          <text:p text:style-name="P13"><text:span text:style-name="T22">RewardForm</text:span></text:p>
          <draw:enhanced-geometry svg:viewBox="0 0 21600 21600" draw:type="mso-spt202" draw:enhanced-path="M 0 0 L 21600 0 21600 21600 0 21600 0 0 Z N"/>
        </draw:custom-shape>
        <draw:g draw:name="Group 115" draw:id="id6">
          <draw:line draw:name="Line 88" draw:style-name="gr34" draw:text-style-name="P16" draw:layer="layout" svg:x1="9.737cm" svg:y1="8.678cm" svg:x2="12.065cm" svg:y2="8.678cm">
            <text:p text:style-name="P6"/>
          </draw:line>
          <draw:line draw:name="Line 89" draw:style-name="gr34" draw:text-style-name="P16" draw:layer="layout" svg:x1="9.737cm" svg:y1="10.16cm" svg:x2="12.065cm" svg:y2="10.16cm">
            <text:p text:style-name="P6"/>
          </draw:line>
          <draw:line draw:name="Line 91" draw:style-name="gr34" draw:text-style-name="P16" draw:layer="layout" svg:x1="9.737cm" svg:y1="14.181cm" svg:x2="12.065cm" svg:y2="14.181cm">
            <text:p text:style-name="P6"/>
          </draw:line>
          <draw:line draw:name="Line 92" draw:style-name="gr34" draw:text-style-name="P16" draw:layer="layout" svg:x1="9.737cm" svg:y1="15.663cm" svg:x2="12.065cm" svg:y2="15.663cm">
            <text:p text:style-name="P6"/>
          </draw:line>
          <draw:line draw:name="Line 90" draw:style-name="gr34" draw:text-style-name="P16" draw:layer="layout" svg:x1="9.737cm" svg:y1="11.43cm" svg:x2="12.065cm" svg:y2="11.43cm">
            <text:p text:style-name="P6"/>
          </draw:line>
        </draw:g>
        <draw:g draw:name="Group 116" draw:id="id7">
          <draw:custom-shape draw:name="Text Box 98" draw:style-name="gr32" draw:text-style-name="P5" draw:layer="layout" svg:width="3.571cm" svg:height="0.888cm" svg:x="21.387cm" svg:y="8.255cm">
            <text:p text:style-name="P18"><text:span text:style-name="T23">12431234…</text:span></text:p>
            <draw:enhanced-geometry svg:viewBox="0 0 21600 21600" draw:type="mso-spt202" draw:enhanced-path="M 0 0 L 21600 0 21600 21600 0 21600 0 0 Z N"/>
          </draw:custom-shape>
          <draw:custom-shape draw:name="Text Box 99" draw:style-name="gr32" draw:text-style-name="P5" draw:layer="layout" svg:width="2.225cm" svg:height="0.888cm" svg:x="21.385cm" svg:y="9.736cm">
            <text:p text:style-name="P18"><text:span text:style-name="T23">$50.00</text:span></text:p>
            <draw:enhanced-geometry svg:viewBox="0 0 21600 21600" draw:type="mso-spt202" draw:enhanced-path="M 0 0 L 21600 0 21600 21600 0 21600 0 0 Z N"/>
          </draw:custom-shape>
          <draw:custom-shape draw:name="Text Box 100" draw:style-name="gr32" draw:text-style-name="P5" draw:layer="layout" svg:width="1.814cm" svg:height="0.888cm" svg:x="21.386cm" svg:y="13.758cm">
            <text:p text:style-name="P18"><text:span text:style-name="T23">colin</text:span></text:p>
            <draw:enhanced-geometry svg:viewBox="0 0 21600 21600" draw:type="mso-spt202" draw:enhanced-path="M 0 0 L 21600 0 21600 21600 0 21600 0 0 Z N"/>
          </draw:custom-shape>
          <draw:custom-shape draw:name="Text Box 101" draw:style-name="gr31" draw:text-style-name="P5" draw:layer="layout" svg:width="3.387cm" svg:height="0.888cm" svg:x="21.378cm" svg:y="15.24cm">
            <text:p text:style-name="P18"><text:span text:style-name="T23">Correction</text:span></text:p>
            <draw:enhanced-geometry svg:viewBox="0 0 21600 21600" draw:type="mso-spt202" draw:enhanced-path="M 0 0 L 21600 0 21600 21600 0 21600 0 0 Z N"/>
          </draw:custom-shape>
          <draw:custom-shape draw:name="Text Box 102" draw:style-name="gr32" draw:text-style-name="P5" draw:layer="layout" svg:width="3.321cm" svg:height="0.888cm" svg:x="21.386cm" svg:y="11.006cm">
            <text:p text:style-name="P18"><text:span text:style-name="T23">2006/12/29</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8" draw:text-style-name="P6" draw:layer="layout" svg:width="14.904cm" svg:height="12.001cm" svg:x="2.708cm" svg:y="12.668cm" presentation:class="notes" presentation:placeholder="true">
            <draw:text-box/>
          </draw:frame>
        </presentation:notes>
      </draw:page>
      <draw:page draw:name="Property Path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Property Paths</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3">The name of the request parameter maps to a </text:span><text:span text:style-name="T24">property path </text:span><text:span text:style-name="T3">on the target Java Bean</text:span></text:p>
              </text:list-item>
            </text:list>
            <text:list text:style-name="L4">
              <text:list-item>
                <text:p text:style-name="P8"><text:span text:style-name="T3">Map and indexed collection paths are also supported</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6" draw:text-style-name="P2" draw:layer="layout" svg:width="14.904cm" svg:height="12cm" svg:x="2.708cm" svg:y="12.668cm" presentation:class="notes" presentation:user-transformed="true">
            <draw:text-box>
              <text:p text:style-name="P11"><text:span text:style-name="T3">Again, mention that Spring is powerful enough to support binding onto most of the JDK Collections (indexed collections, keyed collections etc.)</text:span></text:p>
            </draw:text-box>
          </draw:frame>
        </presentation:notes>
      </draw:page>
      <draw:page draw:name="Property Path Example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Property Path Examples</text:p>
          </draw:text-box>
        </draw:frame>
        <draw:frame presentation:style-name="pr5" draw:text-style-name="P10" draw:layer="layout" svg:width="20.355cm" svg:height="11.553cm" svg:x="2.389cm" svg:y="4.657cm" presentation:class="outline" presentation:user-transformed="true">
          <draw:text-box>
            <text:list text:style-name="L4">
              <text:list-item>
                <text:p text:id="id8" text:style-name="P22"><text:span text:style-name="T25">changeInfo.reason=</text:span><text:span text:style-name="T26">“Correction”</text:span></text:p>
              </text:list-item>
            </text:list>
            <text:list text:style-name="L4">
              <text:list-item>
                <text:p text:id="id9" text:style-name="P22"><text:span text:style-name="T27">getChangeInfo().setReason(</text:span><text:span text:style-name="T28">“Correction”</text:span><text:span text:style-name="T27">);</text:span></text:p>
              </text:list-item>
            </text:list>
            <text:list text:style-name="L4">
              <text:list-item>
                <text:p text:style-name="P22"><text:span text:style-name="T25"/></text:p>
              </text:list-item>
            </text:list>
            <text:list text:style-name="L4">
              <text:list-item>
                <text:p text:id="id10" text:style-name="P22"><text:span text:style-name="T25">specialsMap[</text:span><text:span text:style-name="T26">“spring”</text:span><text:span text:style-name="T25">].discount=</text:span><text:span text:style-name="T26">“.5”</text:span><text:span text:style-name="T25">;</text:span></text:p>
              </text:list-item>
            </text:list>
            <text:list text:style-name="L4">
              <text:list-item>
                <text:p text:id="id11" text:style-name="P22"><text:span text:style-name="T27">getSpecialsMap().get(</text:span><text:span text:style-name="T28">“spring”</text:span><text:span text:style-name="T27">).setDiscount(</text:span><text:span text:style-name="T28">“.5”</text:span><text:span text:style-name="T27">);</text:span></text:p>
              </text:list-item>
            </text:list>
            <text:list text:style-name="L4">
              <text:list-item>
                <text:p text:style-name="P22"><text:span text:style-name="T25"/></text:p>
              </text:list-item>
            </text:list>
            <text:list text:style-name="L4">
              <text:list-item>
                <text:p text:id="id12" text:style-name="P22"><text:span text:style-name="T25">fileList[2].name=</text:span><text:span text:style-name="T26">“readme.txt”</text:span></text:p>
              </text:list-item>
            </text:list>
            <text:list text:style-name="L4">
              <text:list-item>
                <text:p text:id="id13" text:style-name="P22"><text:span text:style-name="T27">getFileList().get(2).setName(</text:span><text:span text:style-name="T28">“readme.txt”</text:span><text:span text:style-name="T27">);</text:span></text:p>
              </text:list-item>
            </text:list>
            <text:list text:style-name="L4">
              <text:list-item>
                <text:p text:style-name="P22"><text:span text:style-name="T25"/></text:p>
              </text:list-item>
            </text:list>
            <text:list text:style-name="L4">
              <text:list-item>
                <text:p text:id="id14" text:style-name="P22"><text:span text:style-name="T25">customerMap[</text:span><text:span text:style-name="T26">“bob”</text:span><text:span text:style-name="T25">].addressList[0].city=</text:span><text:span text:style-name="T26">“Oslo”</text:span></text:p>
              </text:list-item>
            </text:list>
            <text:list text:style-name="L4">
              <text:list-item>
                <text:p text:id="id15" text:style-name="P22"><text:span text:style-name="T27">getCustomerMap().get(</text:span><text:span text:style-name="T28">“bob”</text:span><text:span text:style-name="T27">).getAddressList().get(0).</text:span></text:p>
              </text:list-item>
            </text:list>
            <text:list text:style-name="L4">
              <text:list-item>
                <text:p text:id="id16" text:style-name="P22"><text:span text:style-name="T27"><text:s text:c="4"/></text:span><text:span text:style-name="T27">setCity(</text:span><text:span text:style-name="T28">“Oslo”</text:span><text:span text:style-name="T27">);</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6" anim:sub-item="text"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8" draw:text-style-name="P6" draw:layer="layout" svg:width="14.904cm" svg:height="12.001cm" svg:x="2.708cm" svg:y="12.668cm" presentation:class="notes" presentation:placeholder="true">
            <draw:text-box/>
          </draw:frame>
        </presentation:notes>
      </draw:page>
      <draw:page draw:name="Useful Data Binder Configuration Option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Useful Data Binder Configuration Options</text:p>
          </draw:text-box>
        </draw:frame>
        <draw:frame presentation:style-name="pr10" draw:text-style-name="P10" draw:layer="layout" svg:width="22.437cm" svg:height="11.854cm" svg:x="1.904cm" svg:y="4.444cm" presentation:class="outline" presentation:user-transformed="true">
          <draw:text-box>
            <text:list text:style-name="L4">
              <text:list-item>
                <text:p text:style-name="P8"><text:span text:style-name="T5">setRequiredFields(String[])</text:span></text:p>
              </text:list-item>
            </text:list>
            <text:list text:style-name="L4">
              <text:list-item>
                <text:list>
                  <text:list-item>
                    <text:p text:style-name="P9"><text:span text:style-name="T5">Configures the properties that must be present for each binding attempt</text:span></text:p>
                  </text:list-item>
                </text:list>
              </text:list-item>
            </text:list>
            <text:list text:style-name="L4">
              <text:list-item>
                <text:p text:style-name="P8"><text:span text:style-name="T5">setAllowedFields(String[])</text:span></text:p>
              </text:list-item>
            </text:list>
            <text:list text:style-name="L4">
              <text:list-item>
                <text:list>
                  <text:list-item>
                    <text:p text:style-name="P9"><text:span text:style-name="T5">Configures the only properties allowed for binding</text:span></text:p>
                  </text:list-item>
                </text:list>
              </text:list-item>
            </text:list>
            <text:list text:style-name="L4">
              <text:list-item>
                <text:p text:style-name="P8"><text:span text:style-name="T5">registerCustomEditor(Class, PropertyEditor)</text:span></text:p>
              </text:list-item>
            </text:list>
            <text:list text:style-name="L4">
              <text:list-item>
                <text:list>
                  <text:list-item>
                    <text:p text:style-name="P9"><text:span text:style-name="T5">Installs custom type converters</text:span></text:p>
                  </text:list-item>
                </text:list>
              </text:list-item>
            </text:list>
            <text:list text:style-name="L4">
              <text:list-item>
                <text:p text:style-name="P8"><text:span text:style-name="T5">setBindingErrorProcessor(BindingErrorProcessor)</text:span></text:p>
              </text:list-item>
            </text:list>
            <text:list text:style-name="L4">
              <text:list-item>
                <text:list>
                  <text:list-item>
                    <text:p text:style-name="P9"><text:span text:style-name="T5">Allows for control over how binding exceptions are handled</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8" draw:text-style-name="P6" draw:layer="layout" svg:width="14.904cm" svg:height="12.001cm" svg:x="2.708cm" svg:y="12.668cm" presentation:class="notes" presentation:placeholder="true">
            <draw:text-box/>
          </draw:frame>
        </presentation:notes>
      </draw:page>
      <draw:page draw:name="Bind Error Processing"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Bind Error Processing</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A Data Binder generates binding errors for</text:span></text:p>
              </text:list-item>
            </text:list>
            <text:list text:style-name="L4">
              <text:list-item>
                <text:list>
                  <text:list-item>
                    <text:p text:style-name="P9"><text:span text:style-name="T5">Missing required fields (“missingField”)</text:span></text:p>
                  </text:list-item>
                </text:list>
              </text:list-item>
            </text:list>
            <text:list text:style-name="L4">
              <text:list-item>
                <text:list>
                  <text:list-item>
                    <text:p text:style-name="P9"><text:span text:style-name="T5">Type conversion failures (“typeMismatch”)</text:span></text:p>
                  </text:list-item>
                </text:list>
              </text:list-item>
            </text:list>
            <text:list text:style-name="L4">
              <text:list-item>
                <text:p text:style-name="P8"><text:span text:style-name="T5">Errors are resolvable to messages in a Spring MessageSource</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8" draw:text-style-name="P6" draw:layer="layout" svg:width="14.904cm" svg:height="12.001cm" svg:x="2.708cm" svg:y="12.668cm" presentation:class="notes" presentation:placeholder="true">
            <draw:text-box/>
          </draw:frame>
        </presentation:notes>
      </draw:page>
      <draw:page draw:name="Bind Error Processing Example"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Bind Error Processing Example</text:p>
          </draw:text-box>
        </draw:frame>
        <draw:custom-shape draw:name="Rectangle 24" draw:style-name="gr26" draw:text-style-name="P5" draw:id="id18" draw:layer="layout" svg:width="20.32cm" svg:height="7.62cm" svg:x="2.328cm" svg:y="9.525cm">
          <text:p text:style-name="P17"><text:span text:style-name="T8">RewardForm target = </text:span><text:span text:style-name="T15">new</text:span><text:span text:style-name="T8"> RewardForm();</text:span></text:p>
          <text:p text:style-name="P17"><text:span text:style-name="T8">ServletRequestDataBinder binder = </text:span></text:p>
          <text:p text:style-name="P17"><text:span text:style-name="T8"><text:s text:c="4"/></text:span><text:span text:style-name="T15">new</text:span><text:span text:style-name="T8"> ServletRequestDataBinder(target</text:span><text:span text:style-name="T29">, “rewardForm”</text:span><text:span text:style-name="T8">);</text:span></text:p>
          <text:p text:style-name="P17"><text:span text:style-name="T8"/></text:p>
          <text:p text:style-name="P17"><text:span text:style-name="T8">binder.setRequiredFields(</text:span><text:span text:style-name="T15">new</text:span><text:span text:style-name="T8"> String[] { </text:span><text:span text:style-name="T29">“creditCardNumber”</text:span><text:span text:style-name="T8">, </text:span><text:span text:style-name="T29">“amount”</text:span><text:span text:style-name="T8">,</text:span><text:span text:style-name="T29"> “date”</text:span><text:span text:style-name="T8"> });</text:span></text:p>
          <text:p text:style-name="P17"><text:span text:style-name="T8"/></text:p>
          <text:p text:style-name="P17"><text:span text:style-name="T8">binder.registerCustomEditor(MonetaryAmount.</text:span><text:span text:style-name="T15">class</text:span><text:span text:style-name="T8">, </text:span></text:p>
          <text:p text:style-name="P17"><text:span text:style-name="T8"><text:s text:c="4"/></text:span><text:span text:style-name="T15">new</text:span><text:span text:style-name="T8"> MonetaryAmountEditor());</text:span></text:p>
          <draw:enhanced-geometry svg:viewBox="0 0 21600 21600" draw:type="rectangle" draw:enhanced-path="M 0 0 L 21600 0 21600 21600 0 21600 0 0 Z N"/>
        </draw:custom-shape>
        <draw:custom-shape draw:name="Rectangle 27" draw:style-name="gr35" draw:text-style-name="P5" draw:id="id17" draw:layer="layout" svg:width="16.51cm" svg:height="4.445cm" svg:x="2.328cm" svg:y="4.657cm">
          <text:p text:style-name="P17"><text:span text:style-name="T15">class</text:span><text:span text:style-name="T8"> RewardForm {</text:span></text:p>
          <text:p text:style-name="P17"><text:span text:style-name="T8"><text:s text:c="4"/></text:span><text:span text:style-name="T8">String creditCardNumber;</text:span></text:p>
          <text:p text:style-name="P17"><text:span text:style-name="T8"><text:s text:c="4"/></text:span><text:span text:style-name="T8">MonetaryAmount amount;</text:span></text:p>
          <text:p text:style-name="P17"><text:span text:style-name="T8"><text:s text:c="4"/></text:span><text:span text:style-name="T8">Date date;</text:span></text:p>
          <text:p text:style-name="P17"><text:span text:style-name="T8">}</text:span></text:p>
          <draw:enhanced-geometry svg:viewBox="0 0 21600 21600" draw:type="rectangle" draw:enhanced-path="M 0 0 L 21600 0 21600 21600 0 21600 0 0 Z N"/>
        </draw:custom-shape>
        <draw:polyline draw:name="Line 28" draw:style-name="gr27" draw:text-style-name="P16" draw:id="id19" draw:layer="layout" svg:width="0.634cm" svg:height="0.634cm" svg:x="12.064cm" svg:y="13.757cm" svg:viewBox="0 0 635 635" draw:points="635,635 0,0">
          <text:p text:style-name="P6"/>
        </draw:polyline>
        <draw:custom-shape draw:name="Text Box 29" draw:style-name="gr36" draw:text-style-name="P5" draw:id="id20" draw:layer="layout" svg:width="6.45cm" svg:height="0.972cm" svg:x="12.727cm" svg:y="13.97cm">
          <text:p text:style-name="P18"><text:span text:style-name="T9">All fields are required</text:span></text:p>
          <draw:enhanced-geometry svg:viewBox="0 0 21600 21600" draw:type="mso-spt202" draw:enhanced-path="M 0 0 L 21600 0 21600 21600 0 21600 0 0 Z N"/>
        </draw:custom-shape>
        <draw:polyline draw:name="Line 30" draw:style-name="gr27" draw:text-style-name="P16" draw:id="id21" draw:layer="layout" svg:width="0.846cm" svg:height="0.21cm" svg:x="13.07cm" svg:y="16.436cm" svg:viewBox="0 0 847 211" draw:points="847,211 0,0">
          <text:p text:style-name="P6"/>
        </draw:polyline>
        <draw:custom-shape draw:name="Text Box 31" draw:style-name="gr36" draw:text-style-name="P5" draw:id="id22" draw:layer="layout" svg:width="8.219cm" svg:height="1.683cm" svg:x="13.731cm" svg:y="16.013cm">
          <text:p text:style-name="P18"><text:span text:style-name="T7">Will convert string values to</text:span></text:p>
          <text:p text:style-name="P18"><text:span text:style-name="T7">MonetaryAmount object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8" draw:text-style-name="P6" draw:layer="layout" svg:width="14.904cm" svg:height="12.001cm" svg:x="2.708cm" svg:y="12.668cm" presentation:class="notes" presentation:placeholder="true">
            <draw:text-box/>
          </draw:frame>
        </presentation:notes>
      </draw:page>
      <draw:page draw:name="Missing Field Scenario"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Missing Field Scenario</text:p>
          </draw:text-box>
        </draw:frame>
        <draw:custom-shape draw:name="Rectangle 4" draw:style-name="gr37" draw:text-style-name="P14" draw:layer="layout" svg:width="5.715cm" svg:height="1.905cm" svg:x="1.27cm" svg:y="4.445cm">
          <text:p text:style-name="P13"><text:span text:style-name="T8">ServletRequestDataBinder</text:span></text:p>
          <draw:enhanced-geometry svg:viewBox="0 0 21600 21600" draw:type="rectangle" draw:enhanced-path="M 0 0 L 21600 0 21600 21600 0 21600 0 0 Z N"/>
        </draw:custom-shape>
        <draw:custom-shape draw:name="Rectangle 5" draw:style-name="gr38" draw:text-style-name="P14" draw:layer="layout" svg:width="5.927cm" svg:height="1.905cm" svg:x="7.62cm" svg:y="4.445cm">
          <text:p text:style-name="P13"><text:span text:style-name="T8">DefaultBinding</text:span></text:p>
          <text:p text:style-name="P13"><text:span text:style-name="T8">ErrorProcessor</text:span></text:p>
          <draw:enhanced-geometry svg:viewBox="0 0 21600 21600" draw:type="rectangle" draw:enhanced-path="M 0 0 L 21600 0 21600 21600 0 21600 0 0 Z N"/>
        </draw:custom-shape>
        <draw:line draw:name="Line 8" draw:style-name="gr39" draw:text-style-name="P16" draw:layer="layout" svg:x1="4.445cm" svg:y1="6.35cm" svg:x2="4.445cm" svg:y2="17.357cm">
          <text:p text:style-name="P6"/>
        </draw:line>
        <draw:line draw:name="Line 9" draw:style-name="gr39" draw:text-style-name="P16" draw:layer="layout" svg:x1="10.583cm" svg:y1="6.35cm" svg:x2="10.583cm" svg:y2="17.357cm">
          <text:p text:style-name="P6"/>
        </draw:line>
        <draw:g draw:name="Group 39" draw:id="id24">
          <draw:line draw:name="Line 13" draw:style-name="gr4" draw:text-style-name="P16" draw:layer="layout" svg:x1="4.445cm" svg:y1="8.467cm" svg:x2="10.583cm" svg:y2="8.467cm">
            <text:p text:style-name="P6"/>
          </draw:line>
          <draw:custom-shape draw:name="Text Box 24" draw:style-name="gr40" draw:text-style-name="P14" draw:layer="layout" svg:width="6.35cm" svg:height="3.105cm" svg:x="4.445cm" svg:y="8.467cm">
            <text:p text:style-name="P13"><text:span text:style-name="T7">process</text:span></text:p>
            <text:p text:style-name="P13"><text:span text:style-name="T7">MissingFieldError</text:span></text:p>
            <text:p text:style-name="P13"><text:span text:style-name="T7">(</text:span><text:span text:style-name="T30">“amount”,</text:span></text:p>
            <text:p text:style-name="P13"><text:span text:style-name="T7">bindingResult)</text:span></text:p>
            <draw:enhanced-geometry svg:viewBox="0 0 21600 21600" draw:type="mso-spt202" draw:enhanced-path="M 0 0 L 21600 0 21600 21600 0 21600 0 0 Z N"/>
          </draw:custom-shape>
        </draw:g>
        <draw:custom-shape draw:name="Rectangle 25" draw:style-name="gr41" draw:text-style-name="P14" draw:layer="layout" svg:width="5.715cm" svg:height="1.905cm" svg:x="14.182cm" svg:y="4.445cm">
          <text:p text:style-name="P13"><text:span text:style-name="T8">MessageCodes</text:span></text:p>
          <text:p text:style-name="P13"><text:span text:style-name="T8">Resolver</text:span></text:p>
          <draw:enhanced-geometry svg:viewBox="0 0 21600 21600" draw:type="rectangle" draw:enhanced-path="M 0 0 L 21600 0 21600 21600 0 21600 0 0 Z N"/>
        </draw:custom-shape>
        <draw:line draw:name="Line 27" draw:style-name="gr39" draw:text-style-name="P16" draw:layer="layout" svg:x1="16.933cm" svg:y1="6.35cm" svg:x2="16.933cm" svg:y2="17.357cm">
          <text:p text:style-name="P6"/>
        </draw:line>
        <draw:g draw:name="Group 40" draw:id="id25">
          <draw:line draw:name="Line 26" draw:style-name="gr4" draw:text-style-name="P16" draw:layer="layout" svg:x1="10.583cm" svg:y1="9.9cm" svg:x2="16.933cm" svg:y2="9.9cm">
            <text:p text:style-name="P6"/>
          </draw:line>
          <draw:custom-shape draw:name="Text Box 28" draw:style-name="gr42" draw:text-style-name="P14" draw:layer="layout" svg:width="6.35cm" svg:height="3.816cm" svg:x="10.583cm" svg:y="9.9cm">
            <text:p text:style-name="P13"><text:span text:style-name="T7">resolve</text:span></text:p>
            <text:p text:style-name="P13"><text:span text:style-name="T7">MessageCodes(</text:span></text:p>
            <text:p text:style-name="P13"><text:span text:style-name="T30">“</text:span><text:span text:style-name="T30">missingField”</text:span><text:span text:style-name="T7">,</text:span></text:p>
            <text:p text:style-name="P13"><text:span text:style-name="T30">“</text:span><text:span text:style-name="T30">rewardForm”</text:span><text:span text:style-name="T7">,</text:span></text:p>
            <text:p text:style-name="P13"><text:span text:style-name="T30">“</text:span><text:span text:style-name="T30">amount”</text:span><text:span text:style-name="T7">)</text:span></text:p>
            <draw:enhanced-geometry svg:viewBox="0 0 21600 21600" draw:type="mso-spt202" draw:enhanced-path="M 0 0 L 21600 0 21600 21600 0 21600 0 0 Z N"/>
          </draw:custom-shape>
        </draw:g>
        <draw:g draw:name="Group 41" draw:id="id26">
          <draw:line draw:name="Line 29" draw:style-name="gr5" draw:text-style-name="P16" draw:layer="layout" svg:x1="16.933cm" svg:y1="14.182cm" svg:x2="10.583cm" svg:y2="14.182cm">
            <text:p text:style-name="P6"/>
          </draw:line>
          <draw:custom-shape draw:name="Text Box 30" draw:style-name="gr43" draw:text-style-name="P14" draw:layer="layout" svg:width="7.409cm" svg:height="0.972cm" svg:x="9.948cm" svg:y="14.182cm">
            <text:p text:style-name="P13"><text:span text:style-name="T7">errorMsgCodes</text:span></text:p>
            <draw:enhanced-geometry svg:viewBox="0 0 21600 21600" draw:type="mso-spt202" draw:enhanced-path="M 0 0 L 21600 0 21600 21600 0 21600 0 0 Z N"/>
          </draw:custom-shape>
        </draw:g>
        <draw:custom-shape draw:name="Rectangle 31" draw:style-name="gr44" draw:text-style-name="P14" draw:layer="layout" svg:width="4.445cm" svg:height="1.905cm" svg:x="20.532cm" svg:y="4.445cm">
          <text:p text:style-name="P13"><text:span text:style-name="T8">FieldError</text:span></text:p>
          <draw:enhanced-geometry svg:viewBox="0 0 21600 21600" draw:type="rectangle" draw:enhanced-path="M 0 0 L 21600 0 21600 21600 0 21600 0 0 Z N"/>
        </draw:custom-shape>
        <draw:line draw:name="Line 32" draw:style-name="gr39" draw:text-style-name="P16" draw:layer="layout" svg:x1="22.648cm" svg:y1="6.35cm" svg:x2="22.648cm" svg:y2="17.357cm">
          <text:p text:style-name="P6"/>
        </draw:line>
        <draw:g draw:name="Group 42" draw:id="id27">
          <draw:line draw:name="Line 33" draw:style-name="gr4" draw:text-style-name="P16" draw:layer="layout" svg:x1="10.583cm" svg:y1="15.452cm" svg:x2="22.648cm" svg:y2="15.452cm">
            <text:p text:style-name="P6"/>
          </draw:line>
          <draw:custom-shape draw:name="Text Box 34" draw:style-name="gr45" draw:text-style-name="P14" draw:layer="layout" svg:width="15.451cm" svg:height="0.972cm" svg:x="9.102cm" svg:y="15.452cm">
            <text:p text:style-name="P13"><text:span text:style-name="T7">new(</text:span><text:span text:style-name="T30">”amount”</text:span><text:span text:style-name="T7">,</text:span><text:span text:style-name="T30"> </text:span><text:span text:style-name="T7">errorMsgCodes)</text:span></text:p>
            <draw:enhanced-geometry svg:viewBox="0 0 21600 21600" draw:type="mso-spt202" draw:enhanced-path="M 0 0 L 21600 0 21600 21600 0 21600 0 0 Z N"/>
          </draw:custom-shape>
        </draw:g>
        <draw:g draw:name="Group 43" draw:id="id28">
          <draw:line draw:name="Line 35" draw:style-name="gr27" draw:text-style-name="P16" draw:layer="layout" svg:x1="10.583cm" svg:y1="16.51cm" svg:x2="4.445cm" svg:y2="16.51cm">
            <text:p text:style-name="P6"/>
          </draw:line>
          <draw:custom-shape draw:name="Text Box 36" draw:style-name="gr46" draw:text-style-name="P14" draw:layer="layout" svg:width="7.408cm" svg:height="0.972cm" svg:x="3.81cm" svg:y="16.51cm">
            <text:p text:style-name="P13"><text:span text:style-name="T7">addError(fieldError)</text:span></text:p>
            <draw:enhanced-geometry svg:viewBox="0 0 21600 21600" draw:type="mso-spt202" draw:enhanced-path="M 0 0 L 21600 0 21600 21600 0 21600 0 0 Z N"/>
          </draw:custom-shape>
        </draw:g>
        <draw:g draw:name="Group 38" draw:id="id23">
          <draw:line draw:name="Line 12" draw:style-name="gr4" draw:text-style-name="P16" draw:layer="layout" svg:x1="0.423cm" svg:y1="7.408cm" svg:x2="4.445cm" svg:y2="7.408cm">
            <text:p text:style-name="P6"/>
          </draw:line>
          <draw:custom-shape draw:name="Text Box 37" draw:style-name="gr47" draw:text-style-name="P14" draw:layer="layout" svg:width="6.35cm" svg:height="1.683cm" svg:x="-0.847cm" svg:y="7.62cm">
            <text:p text:style-name="P13"><text:span text:style-name="T7">bind(request)</text:span></text:p>
            <text:p text:style-name="P13"><text:span text:style-name="T7">amount=</text:span><text:span text:style-name="T31">null</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8" draw:text-style-name="P6" draw:layer="layout" svg:width="14.904cm" svg:height="12.001cm" svg:x="2.708cm" svg:y="12.668cm" presentation:class="notes" presentation:placeholder="true">
            <draw:text-box/>
          </draw:frame>
        </presentation:notes>
      </draw:page>
      <draw:page draw:name="Type Mismatch Scenario"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Type Mismatch Scenario</text:p>
          </draw:text-box>
        </draw:frame>
        <draw:custom-shape draw:name="Rectangle 4" draw:style-name="gr48" draw:text-style-name="P14" draw:layer="layout" svg:width="5.715cm" svg:height="1.905cm" svg:x="1.27cm" svg:y="4.445cm">
          <text:p text:style-name="P13"><text:span text:style-name="T8">ServletRequestDataBinder</text:span></text:p>
          <draw:enhanced-geometry svg:viewBox="0 0 21600 21600" draw:type="rectangle" draw:enhanced-path="M 0 0 L 21600 0 21600 21600 0 21600 0 0 Z N"/>
        </draw:custom-shape>
        <draw:custom-shape draw:name="Rectangle 5" draw:style-name="gr49" draw:text-style-name="P14" draw:layer="layout" svg:width="5.927cm" svg:height="1.905cm" svg:x="7.62cm" svg:y="4.445cm">
          <text:p text:style-name="P13"><text:span text:style-name="T8">DefaultBinding</text:span></text:p>
          <text:p text:style-name="P13"><text:span text:style-name="T8">ErrorProcessor</text:span></text:p>
          <draw:enhanced-geometry svg:viewBox="0 0 21600 21600" draw:type="rectangle" draw:enhanced-path="M 0 0 L 21600 0 21600 21600 0 21600 0 0 Z N"/>
        </draw:custom-shape>
        <draw:line draw:name="Line 6" draw:style-name="gr39" draw:text-style-name="P16" draw:layer="layout" svg:x1="4.445cm" svg:y1="6.35cm" svg:x2="4.445cm" svg:y2="17.357cm">
          <text:p text:style-name="P6"/>
        </draw:line>
        <draw:line draw:name="Line 7" draw:style-name="gr39" draw:text-style-name="P16" draw:layer="layout" svg:x1="10.583cm" svg:y1="6.35cm" svg:x2="10.583cm" svg:y2="17.357cm">
          <text:p text:style-name="P6"/>
        </draw:line>
        <draw:g draw:name="Group 25" draw:id="id30">
          <draw:line draw:name="Line 9" draw:style-name="gr4" draw:text-style-name="P16" draw:layer="layout" svg:x1="4.445cm" svg:y1="8.467cm" svg:x2="10.583cm" svg:y2="8.467cm">
            <text:p text:style-name="P6"/>
          </draw:line>
          <draw:custom-shape draw:name="Text Box 10" draw:style-name="gr50" draw:text-style-name="P14" draw:layer="layout" svg:width="6.35cm" svg:height="3.816cm" svg:x="4.445cm" svg:y="8.467cm">
            <text:p text:style-name="P13"><text:span text:style-name="T7">process</text:span></text:p>
            <text:p text:style-name="P13"><text:span text:style-name="T7">Property</text:span></text:p>
            <text:p text:style-name="P13"><text:span text:style-name="T7">AccessException</text:span></text:p>
            <text:p text:style-name="P13"><text:span text:style-name="T7">(exception,</text:span></text:p>
            <text:p text:style-name="P13"><text:span text:style-name="T7">bindingResult)</text:span></text:p>
            <draw:enhanced-geometry svg:viewBox="0 0 21600 21600" draw:type="mso-spt202" draw:enhanced-path="M 0 0 L 21600 0 21600 21600 0 21600 0 0 Z N"/>
          </draw:custom-shape>
        </draw:g>
        <draw:custom-shape draw:name="Rectangle 11" draw:style-name="gr51" draw:text-style-name="P14" draw:layer="layout" svg:width="5.715cm" svg:height="1.905cm" svg:x="14.182cm" svg:y="4.445cm">
          <text:p text:style-name="P13"><text:span text:style-name="T8">MessageCodes</text:span></text:p>
          <text:p text:style-name="P13"><text:span text:style-name="T8">Resolver</text:span></text:p>
          <draw:enhanced-geometry svg:viewBox="0 0 21600 21600" draw:type="rectangle" draw:enhanced-path="M 0 0 L 21600 0 21600 21600 0 21600 0 0 Z N"/>
        </draw:custom-shape>
        <draw:line draw:name="Line 13" draw:style-name="gr39" draw:text-style-name="P16" draw:layer="layout" svg:x1="16.933cm" svg:y1="6.35cm" svg:x2="16.933cm" svg:y2="17.357cm">
          <text:p text:style-name="P6"/>
        </draw:line>
        <draw:g draw:name="Group 26" draw:id="id31">
          <draw:line draw:name="Line 12" draw:style-name="gr4" draw:text-style-name="P16" draw:layer="layout" svg:x1="10.583cm" svg:y1="9.313cm" svg:x2="16.933cm" svg:y2="9.313cm">
            <text:p text:style-name="P6"/>
          </draw:line>
          <draw:custom-shape draw:name="Text Box 14" draw:style-name="gr52" draw:text-style-name="P14" draw:layer="layout" svg:width="6.35cm" svg:height="3.816cm" svg:x="10.583cm" svg:y="9.313cm">
            <text:p text:style-name="P13"><text:span text:style-name="T7">resolve</text:span></text:p>
            <text:p text:style-name="P13"><text:span text:style-name="T7">MessageCodes(</text:span></text:p>
            <text:p text:style-name="P13"><text:span text:style-name="T30">“</text:span><text:span text:style-name="T30">typeMismatch”</text:span><text:span text:style-name="T7">,</text:span></text:p>
            <text:p text:style-name="P13"><text:span text:style-name="T30">“</text:span><text:span text:style-name="T30">rewardForm”</text:span><text:span text:style-name="T7">,</text:span></text:p>
            <text:p text:style-name="P13"><text:span text:style-name="T30">“</text:span><text:span text:style-name="T30">amount”</text:span><text:span text:style-name="T7">)</text:span></text:p>
            <draw:enhanced-geometry svg:viewBox="0 0 21600 21600" draw:type="mso-spt202" draw:enhanced-path="M 0 0 L 21600 0 21600 21600 0 21600 0 0 Z N"/>
          </draw:custom-shape>
        </draw:g>
        <draw:g draw:name="Group 27" draw:id="id32">
          <draw:line draw:name="Line 15" draw:style-name="gr5" draw:text-style-name="P16" draw:layer="layout" svg:x1="16.933cm" svg:y1="14.182cm" svg:x2="10.583cm" svg:y2="14.182cm">
            <text:p text:style-name="P6"/>
          </draw:line>
          <draw:custom-shape draw:name="Text Box 16" draw:style-name="gr53" draw:text-style-name="P14" draw:layer="layout" svg:width="7.409cm" svg:height="0.972cm" svg:x="9.948cm" svg:y="14.182cm">
            <text:p text:style-name="P13"><text:span text:style-name="T7">errorMsgCodes</text:span></text:p>
            <draw:enhanced-geometry svg:viewBox="0 0 21600 21600" draw:type="mso-spt202" draw:enhanced-path="M 0 0 L 21600 0 21600 21600 0 21600 0 0 Z N"/>
          </draw:custom-shape>
        </draw:g>
        <draw:custom-shape draw:name="Rectangle 17" draw:style-name="gr54" draw:text-style-name="P14" draw:layer="layout" svg:width="4.445cm" svg:height="1.905cm" svg:x="20.532cm" svg:y="4.445cm">
          <text:p text:style-name="P13"><text:span text:style-name="T8">FieldError</text:span></text:p>
          <draw:enhanced-geometry svg:viewBox="0 0 21600 21600" draw:type="rectangle" draw:enhanced-path="M 0 0 L 21600 0 21600 21600 0 21600 0 0 Z N"/>
        </draw:custom-shape>
        <draw:line draw:name="Line 18" draw:style-name="gr39" draw:text-style-name="P16" draw:layer="layout" svg:x1="22.648cm" svg:y1="6.35cm" svg:x2="22.648cm" svg:y2="17.357cm">
          <text:p text:style-name="P6"/>
        </draw:line>
        <draw:g draw:name="Group 28" draw:id="id33">
          <draw:line draw:name="Line 19" draw:style-name="gr4" draw:text-style-name="P16" draw:layer="layout" svg:x1="10.583cm" svg:y1="15.452cm" svg:x2="22.648cm" svg:y2="15.452cm">
            <text:p text:style-name="P6"/>
          </draw:line>
          <draw:custom-shape draw:name="Text Box 20" draw:style-name="gr55" draw:text-style-name="P14" draw:layer="layout" svg:width="15.451cm" svg:height="0.972cm" svg:x="9.102cm" svg:y="15.452cm">
            <text:p text:style-name="P13"><text:span text:style-name="T7">new(</text:span><text:span text:style-name="T30">“amount”</text:span><text:span text:style-name="T7">, errorMsgCodes, </text:span><text:span text:style-name="T30">“bogus”</text:span><text:span text:style-name="T7">)</text:span></text:p>
            <draw:enhanced-geometry svg:viewBox="0 0 21600 21600" draw:type="mso-spt202" draw:enhanced-path="M 0 0 L 21600 0 21600 21600 0 21600 0 0 Z N"/>
          </draw:custom-shape>
        </draw:g>
        <draw:g draw:name="Group 29" draw:id="id34">
          <draw:line draw:name="Line 21" draw:style-name="gr27" draw:text-style-name="P16" draw:layer="layout" svg:x1="10.583cm" svg:y1="16.51cm" svg:x2="4.445cm" svg:y2="16.51cm">
            <text:p text:style-name="P6"/>
          </draw:line>
          <draw:custom-shape draw:name="Text Box 22" draw:style-name="gr56" draw:text-style-name="P14" draw:layer="layout" svg:width="7.408cm" svg:height="0.972cm" svg:x="3.81cm" svg:y="16.51cm">
            <text:p text:style-name="P13"><text:span text:style-name="T7">addError(fieldError)</text:span></text:p>
            <draw:enhanced-geometry svg:viewBox="0 0 21600 21600" draw:type="mso-spt202" draw:enhanced-path="M 0 0 L 21600 0 21600 21600 0 21600 0 0 Z N"/>
          </draw:custom-shape>
        </draw:g>
        <draw:g draw:name="Group 24" draw:id="id29">
          <draw:line draw:name="Line 8" draw:style-name="gr4" draw:text-style-name="P16" draw:layer="layout" svg:x1="0.423cm" svg:y1="7.408cm" svg:x2="4.445cm" svg:y2="7.408cm">
            <text:p text:style-name="P6"/>
          </draw:line>
          <draw:custom-shape draw:name="Text Box 23" draw:style-name="gr57" draw:text-style-name="P14" draw:layer="layout" svg:width="6.35cm" svg:height="1.683cm" svg:x="-0.847cm" svg:y="7.62cm">
            <text:p text:style-name="P13"><text:span text:style-name="T7">bind(request)</text:span></text:p>
            <text:p text:style-name="P13"><text:span text:style-name="T7">amount=</text:span><text:span text:style-name="T30">“bogu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8" draw:text-style-name="P6" draw:layer="layout" svg:width="14.904cm" svg:height="12.001cm" svg:x="2.708cm" svg:y="12.668cm" presentation:class="notes" presentation:placeholder="true">
            <draw:text-box/>
          </draw:frame>
        </presentation:notes>
      </draw:page>
      <draw:page draw:name="Error Message Codes Resolution"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text:span text:style-name="T13">Error Message Codes Resolution</text:span></text:p>
          </draw:text-box>
        </draw:frame>
        <draw:custom-shape draw:name="Rectangle 4" draw:style-name="gr58" draw:text-style-name="P14" draw:layer="layout" svg:width="8.255cm" svg:height="3.81cm" svg:x="14.393cm" svg:y="6.138cm">
          <text:p text:style-name="P13"><text:span text:style-name="T8">DefaultMessage</text:span></text:p>
          <text:p text:style-name="P13"><text:span text:style-name="T8">CodesResolver</text:span></text:p>
          <draw:enhanced-geometry svg:viewBox="0 0 21600 21600" draw:type="rectangle" draw:enhanced-path="M 0 0 L 21600 0 21600 21600 0 21600 0 0 Z N"/>
        </draw:custom-shape>
        <draw:line draw:name="Line 5" draw:style-name="gr4" draw:text-style-name="P16" draw:layer="layout" svg:x1="1.693cm" svg:y1="7.197cm" svg:x2="14.393cm" svg:y2="7.197cm">
          <text:p text:style-name="P6"/>
        </draw:line>
        <draw:custom-shape draw:name="Text Box 6" draw:style-name="gr59" draw:text-style-name="P23" draw:layer="layout" svg:width="16.934cm" svg:height="1.683cm" svg:x="1.693cm" svg:y="5.503cm">
          <text:p text:style-name="P18"><text:span text:style-name="T7">resolveMessageCodes</text:span></text:p>
          <text:p text:style-name="P18"><text:span text:style-name="T7">(</text:span><text:span text:style-name="T30">“typeMismatch”</text:span><text:span text:style-name="T7">, </text:span><text:span text:style-name="T30">“rewardForm”</text:span><text:span text:style-name="T7">, </text:span><text:span text:style-name="T30">“amount”</text:span><text:span text:style-name="T7">)</text:span></text:p>
          <draw:enhanced-geometry svg:viewBox="0 0 21600 21600" draw:type="mso-spt202" draw:enhanced-path="M 0 0 L 21600 0 21600 21600 0 21600 0 0 Z N"/>
        </draw:custom-shape>
        <draw:line draw:name="Line 10" draw:style-name="gr60" draw:text-style-name="P16" draw:layer="layout" svg:x1="14.181cm" svg:y1="8.678cm" svg:x2="1.692cm" svg:y2="8.678cm">
          <text:p text:style-name="P6"/>
        </draw:line>
        <draw:custom-shape draw:name="Text Box 11" draw:style-name="gr61" draw:text-style-name="P23" draw:layer="layout" svg:width="12.277cm" svg:height="3.816cm" svg:x="1.905cm" svg:y="8.89cm">
          <text:p text:style-name="P18"><text:span text:style-name="T31">new</text:span><text:span text:style-name="T7"> String[] {</text:span></text:p>
          <text:p text:style-name="P18"><text:span text:style-name="T30"><text:s text:c="4"/>“</text:span><text:span text:style-name="T30">typeMismatch.rewardForm.amount”,</text:span></text:p>
          <text:p text:style-name="P18"><text:span text:style-name="T30"><text:s text:c="4"/>“</text:span><text:span text:style-name="T30">typeMismatch.amount”,</text:span></text:p>
          <text:p text:style-name="P18"><text:span text:style-name="T30"><text:s text:c="4"/>“</text:span><text:span text:style-name="T30">typeMismatch”</text:span></text:p>
          <text:p text:style-name="P18"><text:span text:style-name="T7">}</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8" draw:text-style-name="P6" draw:layer="layout" svg:width="14.904cm" svg:height="12.001cm" svg:x="2.708cm" svg:y="12.668cm" presentation:class="notes" presentation:placeholder="true">
            <draw:text-box/>
          </draw:frame>
        </presentation:notes>
      </draw:page>
      <draw:page draw:name="Error Message Resolution" draw:style-name="dp1" draw:master-page-name="Default">
        <office:forms form:automatic-focus="false" form:apply-design-mode="false"/>
        <draw:frame presentation:style-name="pr4" draw:text-style-name="P15" draw:layer="layout" svg:width="17.476cm" svg:height="2.753cm" svg:x="0.957cm" svg:y="0.225cm" presentation:class="title" presentation:user-transformed="true">
          <draw:text-box>
            <text:p text:style-name="P7">Error Message Resolution</text:p>
          </draw:text-box>
        </draw:frame>
        <draw:custom-shape draw:name="Rectangle 4" draw:style-name="gr62" draw:text-style-name="P14" draw:layer="layout" svg:width="8.255cm" svg:height="3.175cm" svg:x="9.948cm" svg:y="6.35cm">
          <text:p text:style-name="P13"><text:span text:style-name="T8">MessageSource</text:span></text:p>
          <draw:enhanced-geometry svg:viewBox="0 0 21600 21600" draw:type="rectangle" draw:enhanced-path="M 0 0 L 21600 0 21600 21600 0 21600 0 0 Z N"/>
        </draw:custom-shape>
        <draw:line draw:name="Line 5" draw:style-name="gr4" draw:text-style-name="P16" draw:layer="layout" svg:x1="1.27cm" svg:y1="7.197cm" svg:x2="9.948cm" svg:y2="7.197cm">
          <text:p text:style-name="P6"/>
        </draw:line>
        <draw:custom-shape draw:name="Text Box 7" draw:style-name="gr63" draw:text-style-name="P14" draw:layer="layout" svg:width="8.467cm" svg:height="0.972cm" svg:x="1.058cm" svg:y="6.138cm">
          <text:p text:style-name="P13"><text:span text:style-name="T7">getMessage(typeMismatch)</text:span></text:p>
          <draw:enhanced-geometry svg:viewBox="0 0 21600 21600" draw:type="mso-spt202" draw:enhanced-path="M 0 0 L 21600 0 21600 21600 0 21600 0 0 Z N"/>
        </draw:custom-shape>
        <draw:custom-shape draw:name="Rectangle 12" draw:style-name="gr64" draw:text-style-name="P25" draw:layer="layout" svg:width="20.955cm" svg:height="4.022cm" svg:x="3.175cm" svg:y="11.853cm">
          <text:p text:style-name="P24"><text:span text:style-name="T7">typeMismatch.rewardForm.amount=</text:span><text:span text:style-name="T30">Reward amount is of the wrong type</text:span></text:p>
          <text:p text:style-name="P24"><text:span text:style-name="T7">typeMismatch.amount=</text:span><text:span text:style-name="T30">The amount is of the wrong type</text:span></text:p>
          <text:p text:style-name="P24"><text:span text:style-name="T7">typeMismatch=</text:span><text:span text:style-name="T30">The type is wrong</text:span></text:p>
          <text:p text:style-name="P24"><text:span text:style-name="T7"/></text:p>
          <text:p text:style-name="P24"><text:span text:style-name="T7">missingField=</text:span><text:span text:style-name="T30">The field is required</text:span></text:p>
          <draw:enhanced-geometry svg:viewBox="0 0 21600 21600" draw:type="rectangle" draw:enhanced-path="M 0 0 L 21600 0 21600 21600 0 21600 0 0 Z N"/>
        </draw:custom-shape>
        <draw:line draw:name="Line 13" draw:style-name="gr4" draw:text-style-name="P16" draw:layer="layout" svg:x1="14.393cm" svg:y1="9.525cm" svg:x2="14.393cm" svg:y2="11.853cm">
          <text:p text:style-name="P6"/>
        </draw:line>
        <draw:custom-shape draw:name="Text Box 14" draw:style-name="gr65" draw:text-style-name="P14" draw:layer="layout" svg:width="9.737cm" svg:height="0.972cm" svg:x="2.54cm" svg:y="11.007cm">
          <text:p text:style-name="P13"><text:span text:style-name="T7">errorMessages.properties_en</text:span></text:p>
          <draw:enhanced-geometry svg:viewBox="0 0 21600 21600" draw:type="mso-spt202" draw:enhanced-path="M 0 0 L 21600 0 21600 21600 0 21600 0 0 Z N"/>
        </draw:custom-shape>
        <draw:line draw:name="Line 15" draw:style-name="gr4" draw:text-style-name="P16" draw:layer="layout" svg:x1="9.948cm" svg:y1="8.678cm" svg:x2="1.058cm" svg:y2="8.678cm">
          <text:p text:style-name="P6"/>
        </draw:line>
        <draw:custom-shape draw:name="Text Box 16" draw:style-name="gr66" draw:text-style-name="P14" draw:layer="layout" svg:width="6.35cm" svg:height="1.683cm" svg:x="2.54cm" svg:y="8.678cm">
          <text:p text:style-name="P13"><text:span text:style-name="T32">“</text:span><text:span text:style-name="T32">Reward amount is of the wrong type”</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8" draw:text-style-name="P6" draw:layer="layout" svg:width="14.904cm" svg:height="12.001cm" svg:x="2.708cm" svg:y="12.668cm" presentation:class="notes" presentation:placeholder="true">
            <draw:text-box/>
          </draw:frame>
        </presentation:notes>
      </draw:page>
      <draw:page draw:name="Validato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Validator</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Spring provides an API to perform form model validation</text:p>
              </text:list-item>
            </text:list>
            <text:list text:style-name="L4">
              <text:list-item>
                <text:list>
                  <text:list-item>
                    <text:p text:style-name="P9">To exercise custom validation rules</text:p>
                  </text:list-item>
                </text:list>
              </text:list-item>
            </text:list>
            <text:list text:style-name="L4">
              <text:list-item>
                <text:list>
                  <text:list-item>
                    <text:p text:style-name="P9">To add errors on validation failures</text:p>
                  </text:list-item>
                </text:list>
              </text:list-item>
            </text:list>
          </draw:text-box>
        </draw:frame>
        <draw:custom-shape draw:name="Text Box 5" draw:style-name="gr67" draw:text-style-name="P5" draw:layer="layout" svg:width="18.6cm" svg:height="2.622cm" svg:x="3.387cm" svg:y="10.16cm">
          <text:p text:style-name="P18"><text:span text:style-name="T15">public interface</text:span><text:span text:style-name="T8"> Validator {</text:span></text:p>
          <text:p text:style-name="P18"><text:span text:style-name="T33"><text:s text:c="4"/></text:span><text:span text:style-name="T33">void</text:span><text:span text:style-name="T34"> validate(Object target, Errors errors);</text:span></text:p>
          <text:p text:style-name="P18"><text:span text:style-name="T8">}</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8" draw:text-style-name="P6" draw:layer="layout" svg:width="14.904cm" svg:height="12.001cm" svg:x="2.708cm" svg:y="12.668cm" presentation:class="notes" presentation:placeholder="true">
            <draw:text-box/>
          </draw:frame>
        </presentation:notes>
      </draw:page>
      <draw:page draw:name="Example Validato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Example Validator</text:span></text:p>
          </draw:text-box>
        </draw:frame>
        <draw:custom-shape draw:name="Text Box 4" draw:style-name="gr67" draw:text-style-name="P5" draw:layer="layout" svg:width="22.437cm" svg:height="13.059cm" svg:x="1.693cm" svg:y="4.022cm">
          <text:p text:style-name="P18"><text:span text:style-name="T31">public class</text:span><text:span text:style-name="T7"> RewardFormValidator </text:span><text:span text:style-name="T31">implements</text:span><text:span text:style-name="T7"> Validator {</text:span></text:p>
          <text:p text:style-name="P18"><text:span text:style-name="T7"/></text:p>
          <text:p text:style-name="P18"><text:span text:style-name="T35"><text:s text:c="4"/></text:span><text:span text:style-name="T35">public boolean </text:span><text:span text:style-name="T36">supports(Class clazz) {</text:span></text:p>
          <text:p text:style-name="P18"><text:span text:style-name="T36"><text:s text:c="8"/></text:span><text:span text:style-name="T35">return </text:span><text:span text:style-name="T36">RewardForm.</text:span><text:span text:style-name="T35">class</text:span><text:span text:style-name="T36">.isAssignableFrom(clazz);</text:span></text:p>
          <text:p text:style-name="P18"><text:span text:style-name="T36"><text:s text:c="4"/></text:span><text:span text:style-name="T36">}</text:span></text:p>
          <text:p text:style-name="P18"><text:span text:style-name="T35"/></text:p>
          <text:p text:style-name="P18"><text:span text:style-name="T35"><text:s text:c="4"/></text:span><text:span text:style-name="T35">public void</text:span><text:span text:style-name="T36"> validate(Object target, Errors errors) {</text:span></text:p>
          <text:p text:id="id35" text:style-name="P18"><text:span text:style-name="T36"><text:s text:c="8"/></text:span><text:span text:style-name="T36">RewardForm form = (RewardForm) target;</text:span></text:p>
          <text:p text:id="id36" text:style-name="P18"><text:span text:style-name="T36"><text:s text:c="8"/></text:span><text:span text:style-name="T36">String creditCardNumber = form.getCreditCardNumber();</text:span></text:p>
          <text:p text:id="id37" text:style-name="P18"><text:span text:style-name="T35"><text:s text:c="8"/></text:span><text:span text:style-name="T35">if </text:span><text:span text:style-name="T36">(!isNumeric(creditCardNumber)) {</text:span></text:p>
          <text:p text:id="id38" text:style-name="P18"><text:span text:style-name="T36"><text:s text:c="12"/></text:span><text:span text:style-name="T36">errors.rejectValue(</text:span><text:span text:style-name="T37">“creditCardNumber”</text:span><text:span text:style-name="T36">, </text:span><text:span text:style-name="T37">“numeric”</text:span><text:span text:style-name="T36">);</text:span></text:p>
          <text:p text:id="id39" text:style-name="P18"><text:span text:style-name="T36"><text:s text:c="8"/></text:span><text:span text:style-name="T36">}</text:span></text:p>
          <text:p text:id="id44" text:style-name="P18"><text:span text:style-name="T35"><text:s text:c="8"/></text:span><text:span text:style-name="T35">if</text:span><text:span text:style-name="T36"> (creditCardNumber.length() != 16) {</text:span></text:p>
          <text:p text:id="id45" text:style-name="P18"><text:span text:style-name="T36"><text:s text:c="12"/></text:span><text:span text:style-name="T36">errors.rejectValue(</text:span><text:span text:style-name="T37">“creditCardNumber”</text:span><text:span text:style-name="T36">, </text:span><text:span text:style-name="T37">“length”</text:span><text:span text:style-name="T36">,</text:span></text:p>
          <text:p text:id="id46" text:style-name="P18"><text:span text:style-name="T36"><text:s text:c="20"/></text:span><text:span text:style-name="T35">new</text:span><text:span text:style-name="T36"> Object[] { </text:span><text:span text:style-name="T37">“16”</text:span><text:span text:style-name="T36"> }, </text:span><text:span text:style-name="T37">“invalid creditCardNumber”</text:span><text:span text:style-name="T36">);</text:span></text:p>
          <text:p text:id="id47" text:style-name="P18"><text:span text:style-name="T36"><text:s text:c="8"/></text:span><text:span text:style-name="T36">} </text:span></text:p>
          <text:p text:style-name="P18"><text:span text:style-name="T36"><text:s text:c="4"/></text:span><text:span text:style-name="T36">}</text:span></text:p>
          <text:p text:style-name="P18"><text:span text:style-name="T7">}</text:span></text:p>
          <draw:enhanced-geometry svg:viewBox="0 0 21600 21600" draw:type="mso-spt202" draw:enhanced-path="M 0 0 L 21600 0 21600 21600 0 21600 0 0 Z N"/>
        </draw:custom-shape>
        <draw:polyline draw:name="Line 17" draw:style-name="gr27" draw:text-style-name="P16" draw:id="id40" draw:layer="layout" svg:width="0.634cm" svg:height="0.634cm" svg:x="13.472cm" svg:y="11.968cm" svg:viewBox="0 0 635 635" draw:points="635,635 0,0">
          <text:p text:style-name="P6"/>
        </draw:polyline>
        <draw:custom-shape draw:name="Text Box 18" draw:style-name="gr36" draw:text-style-name="P5" draw:id="id41" draw:layer="layout" svg:width="1.874cm" svg:height="0.972cm" svg:x="14.128cm" svg:y="12.181cm">
          <text:p text:style-name="P18"><text:span text:style-name="T9">Field</text:span></text:p>
          <draw:enhanced-geometry svg:viewBox="0 0 21600 21600" draw:type="mso-spt202" draw:enhanced-path="M 0 0 L 21600 0 21600 21600 0 21600 0 0 Z N"/>
        </draw:custom-shape>
        <draw:custom-shape draw:name="Text Box 19" draw:style-name="gr36" draw:text-style-name="P5" draw:id="id42" draw:layer="layout" svg:width="3.461cm" svg:height="0.972cm" svg:x="17.727cm" svg:y="12.181cm">
          <text:p text:style-name="P18"><text:span text:style-name="T9">Error code</text:span></text:p>
          <draw:enhanced-geometry svg:viewBox="0 0 21600 21600" draw:type="mso-spt202" draw:enhanced-path="M 0 0 L 21600 0 21600 21600 0 21600 0 0 Z N"/>
        </draw:custom-shape>
        <draw:polyline draw:name="Line 20" draw:style-name="gr27" draw:text-style-name="P16" draw:id="id43" draw:layer="layout" svg:width="0.634cm" svg:height="0.634cm" svg:x="17.071cm" svg:y="11.968cm" svg:viewBox="0 0 635 635" draw:points="635,635 0,0">
          <text:p text:style-name="P6"/>
        </draw:polyline>
        <draw:custom-shape draw:name="Text Box 21" draw:style-name="gr36" draw:text-style-name="P5" draw:id="id48" draw:layer="layout" svg:width="4.765cm" svg:height="0.972cm" svg:x="6.67cm" svg:y="15.676cm">
          <text:p text:style-name="P18"><text:span text:style-name="T9">Error argument</text:span></text:p>
          <draw:enhanced-geometry svg:viewBox="0 0 21600 21600" draw:type="mso-spt202" draw:enhanced-path="M 0 0 L 21600 0 21600 21600 0 21600 0 0 Z N"/>
        </draw:custom-shape>
        <draw:polyline draw:name="Line 22" draw:style-name="gr27" draw:text-style-name="P16" draw:id="id49" draw:layer="layout" svg:width="0cm" svg:height="0.845cm" svg:x="10.248cm" svg:y="14.83cm" svg:viewBox="0 0 0 846" draw:points="0,846 0,0">
          <text:p text:style-name="P6"/>
        </draw:polyline>
        <draw:custom-shape draw:name="Text Box 23" draw:style-name="gr36" draw:text-style-name="P5" draw:id="id50" draw:layer="layout" svg:width="5.256cm" svg:height="0.972cm" svg:x="14.009cm" svg:y="15.676cm">
          <text:p text:style-name="P18"><text:span text:style-name="T9">Default message</text:span></text:p>
          <draw:enhanced-geometry svg:viewBox="0 0 21600 21600" draw:type="mso-spt202" draw:enhanced-path="M 0 0 L 21600 0 21600 21600 0 21600 0 0 Z N"/>
        </draw:custom-shape>
        <draw:polyline draw:name="Line 24" draw:style-name="gr27" draw:text-style-name="P16" draw:id="id51" draw:layer="layout" svg:width="0cm" svg:height="0.845cm" svg:x="15.054cm" svg:y="14.83cm" svg:viewBox="0 0 0 846" draw:points="0,846 0,0">
          <text:p text:style-name="P6"/>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group-id="0"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8" draw:text-style-name="P6" draw:layer="layout" svg:width="14.904cm" svg:height="12.001cm" svg:x="2.708cm" svg:y="12.668cm" presentation:class="notes" presentation:placeholder="true">
            <draw:text-box/>
          </draw:frame>
        </presentation:notes>
      </draw:page>
      <draw:page draw:name="Pre-Built Validator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Pre-Built Validators</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Spring Validator integration is available for several popular validation frameworks</text:span></text:p>
              </text:list-item>
            </text:list>
            <text:list text:style-name="L4">
              <text:list-item>
                <text:p text:style-name="P8"><text:span text:style-name="T5">Spring Modules is a good source for such extensions</text:span></text:p>
              </text:list-item>
            </text:list>
            <text:list text:style-name="L4">
              <text:list-item>
                <text:list>
                  <text:list-item>
                    <text:p text:style-name="P9"><text:span text:style-name="T5">http://springmodules.dev.java.net</text:span></text:p>
                  </text:list-item>
                </text:list>
              </text:list-item>
            </text:list>
            <text:list text:style-name="L4">
              <text:list-item>
                <text:p text:style-name="P8"><text:span text:style-name="T5">Available validation extensions include</text:span></text:p>
              </text:list-item>
            </text:list>
            <text:list text:style-name="L4">
              <text:list-item>
                <text:list>
                  <text:list-item>
                    <text:p text:style-name="P9"><text:span text:style-name="T5">Apache Commons Validator Support</text:span></text:p>
                  </text:list-item>
                </text:list>
              </text:list-item>
            </text:list>
            <text:list text:style-name="L4">
              <text:list-item>
                <text:list>
                  <text:list-item>
                    <text:p text:style-name="P9"><text:span text:style-name="T5">Valang, a declarative validation language</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8" draw:text-style-name="P6" draw:layer="layout" svg:width="14.904cm" svg:height="12.001cm" svg:x="2.708cm" svg:y="12.668cm" presentation:class="notes" presentation:placeholder="true">
            <draw:text-box/>
          </draw:frame>
        </presentation:notes>
      </draw:page>
      <draw:page draw:name="Form Tag Library"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Form Tag Library</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Spring MVC provides a tag library for form UI development</text:span></text:p>
              </text:list-item>
            </text:list>
            <text:list text:style-name="L4">
              <text:list-item>
                <text:p text:style-name="P8"><text:span text:style-name="T5">Simplifies rendering of </text:span><text:span text:style-name="T38">bound</text:span><text:span text:style-name="T5"> form controls</text:span></text:p>
              </text:list-item>
            </text:list>
            <text:list text:style-name="L4">
              <text:list-item>
                <text:list>
                  <text:list-item>
                    <text:p text:style-name="P9"><text:span text:style-name="T5">Text fields, select boxes, check boxes, etc</text:span></text:p>
                  </text:list-item>
                </text:list>
              </text:list-item>
            </text:list>
            <text:list text:style-name="L4">
              <text:list-item>
                <text:p text:style-name="P8"><text:span text:style-name="T5">Also capable of rendering form error messages</text:span></text:p>
              </text:list-item>
            </text:list>
            <text:list text:style-name="L4">
              <text:list-item>
                <text:list>
                  <text:list-item>
                    <text:p text:style-name="P9"><text:span text:style-name="T5">Resolves error messages using the configured MessageSource</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8" draw:text-style-name="P6" draw:layer="layout" svg:width="14.904cm" svg:height="12.001cm" svg:x="2.708cm" svg:y="12.668cm" presentation:class="notes" presentation:placeholder="true">
            <draw:text-box/>
          </draw:frame>
        </presentation:notes>
      </draw:page>
      <draw:page draw:name="Example JSP Form Tag Usage"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3">Example JSP Form Tag Usage</text:span></text:p>
          </draw:text-box>
        </draw:frame>
        <draw:custom-shape draw:name="Text Box 38" draw:style-name="gr67" draw:text-style-name="P5" draw:layer="layout" svg:width="22.436cm" svg:height="11.637cm" svg:x="1.482cm" svg:y="4.233cm">
          <text:p text:id="id61" text:style-name="P18"><text:span text:style-name="T39">&lt;%@ taglib </text:span><text:span text:style-name="T31">prefix</text:span><text:span text:style-name="T7">=</text:span><text:span text:style-name="T30">"form"</text:span><text:span text:style-name="T39"> </text:span><text:span text:style-name="T31">uri</text:span><text:span text:style-name="T7">=</text:span><text:span text:style-name="T30">"http://www.springframework.org/tags/form” </text:span><text:span text:style-name="T39">%&gt;</text:span></text:p>
          <text:p text:style-name="P18"><text:span text:style-name="T7"/></text:p>
          <text:p text:id="id64" text:style-name="P18"><text:span text:style-name="T39">&lt;form:form</text:span><text:span text:style-name="T7"> </text:span><text:span text:style-name="T31">commandName</text:span><text:span text:style-name="T7">=</text:span><text:span text:style-name="T30">”rewardForm"</text:span><text:span text:style-name="T39">&gt;</text:span></text:p>
          <text:p text:id="id52" text:style-name="P20"><text:span text:style-name="T39">&lt;table&gt;</text:span></text:p>
          <text:p text:id="id53" text:style-name="P20"><text:span text:style-name="T39"><text:s text:c="4"/></text:span><text:span text:style-name="T39">&lt;tr&gt;</text:span></text:p>
          <text:p text:id="id54" text:style-name="P20"><text:span text:style-name="T39"><text:s text:c="8"/></text:span><text:span text:style-name="T39">&lt;td</text:span><text:span text:style-name="T7"> </text:span><text:span text:style-name="T31">colspan</text:span><text:span text:style-name="T7">=</text:span><text:span text:style-name="T30">“3”</text:span><text:span text:style-name="T7">&gt;</text:span></text:p>
          <text:p text:id="id68" text:style-name="P20"><text:span text:style-name="T39"><text:s text:c="12"/></text:span><text:span text:style-name="T39">&lt;form:errors </text:span><text:span text:style-name="T31">path</text:span><text:span text:style-name="T39">=</text:span><text:span text:style-name="T30">“*”</text:span><text:span text:style-name="T39">/&gt;</text:span></text:p>
          <text:p text:id="id55" text:style-name="P20"><text:span text:style-name="T39"><text:s text:c="8"/></text:span><text:span text:style-name="T39">&lt;/td&gt;</text:span></text:p>
          <text:p text:id="id56" text:style-name="P20"><text:span text:style-name="T39"><text:s text:c="4"/></text:span><text:span text:style-name="T39">&lt;/tr&gt;</text:span></text:p>
          <text:p text:id="id57" text:style-name="P20"><text:span text:style-name="T39"><text:s text:c="4"/></text:span><text:span text:style-name="T39">&lt;tr&gt;</text:span></text:p>
          <text:p text:id="id58" text:style-name="P20"><text:span text:style-name="T39"><text:s text:c="8"/></text:span><text:span text:style-name="T39">&lt;td&gt;</text:span><text:span text:style-name="T7">Credit Card Number:</text:span><text:span text:style-name="T39">&lt;/td&gt;</text:span></text:p>
          <text:p text:id="id71" text:style-name="P20"><text:span text:style-name="T7"><text:s text:c="8"/></text:span><text:span text:style-name="T39">&lt;td&gt;&lt;form:input </text:span><text:span text:style-name="T31">path</text:span><text:span text:style-name="T7">=</text:span><text:span text:style-name="T30">"creditCardNumber"</text:span><text:span text:style-name="T39">/&gt;&lt;/td&gt;</text:span></text:p>
          <text:p text:id="id74" text:style-name="P20"><text:span text:style-name="T7"><text:s text:c="8"/></text:span><text:span text:style-name="T39">&lt;td&gt;&lt;form:errors</text:span><text:span text:style-name="T7"> </text:span><text:span text:style-name="T31">path</text:span><text:span text:style-name="T7">=</text:span><text:span text:style-name="T30">"creditCardNumber"</text:span><text:span text:style-name="T39">/&gt;&lt;/td&gt;</text:span></text:p>
          <text:p text:id="id59" text:style-name="P20"><text:span text:style-name="T39"><text:s text:c="4"/></text:span><text:span text:style-name="T39">&lt;/tr&gt; …</text:span></text:p>
          <text:p text:id="id60" text:style-name="P20"><text:span text:style-name="T39">&lt;/table&gt;</text:span></text:p>
          <text:p text:id="id67" text:style-name="P20"><text:span text:style-name="T39">&lt;/form:form&gt;</text:span></text:p>
          <draw:enhanced-geometry svg:viewBox="0 0 21600 21600" draw:type="mso-spt202" draw:enhanced-path="M 0 0 L 21600 0 21600 21600 0 21600 0 0 Z N"/>
        </draw:custom-shape>
        <draw:custom-shape draw:name="Text Box 39" draw:style-name="gr36" draw:text-style-name="P5" draw:id="id62" draw:layer="layout" svg:width="6.7cm" svg:height="0.972cm" svg:x="18.015cm" svg:y="5.715cm">
          <text:p text:style-name="P18"><text:span text:style-name="T9">Import form tag library</text:span></text:p>
          <draw:enhanced-geometry svg:viewBox="0 0 21600 21600" draw:type="mso-spt202" draw:enhanced-path="M 0 0 L 21600 0 21600 21600 0 21600 0 0 Z N"/>
        </draw:custom-shape>
        <draw:polyline draw:name="Line 40" draw:style-name="gr27" draw:text-style-name="P16" draw:id="id63" draw:layer="layout" svg:width="0cm" svg:height="0.634cm" svg:x="21.167cm" svg:y="5.079cm" svg:viewBox="0 0 0 635" draw:points="0,635 0,0">
          <text:p text:style-name="P6"/>
        </draw:polyline>
        <draw:custom-shape draw:name="Text Box 41" draw:style-name="gr36" draw:text-style-name="P5" draw:id="id66" draw:layer="layout" svg:width="11.221cm" svg:height="0.972cm" svg:x="9.125cm" svg:y="7.197cm">
          <text:p text:style-name="P18"><text:span text:style-name="T9">The name of the backing “form object”</text:span></text:p>
          <draw:enhanced-geometry svg:viewBox="0 0 21600 21600" draw:type="mso-spt202" draw:enhanced-path="M 0 0 L 21600 0 21600 21600 0 21600 0 0 Z N"/>
        </draw:custom-shape>
        <draw:polyline draw:name="Line 42" draw:style-name="gr27" draw:text-style-name="P16" draw:id="id65" draw:layer="layout" svg:width="0cm" svg:height="0.634cm" svg:x="12.277cm" svg:y="6.561cm" svg:viewBox="0 0 0 635" draw:points="0,635 0,0">
          <text:p text:style-name="P6"/>
        </draw:polyline>
        <draw:custom-shape draw:name="Text Box 43" draw:style-name="gr36" draw:text-style-name="P5" draw:id="id69" draw:layer="layout" svg:width="14.756cm" svg:height="0.972cm" svg:x="6.947cm" svg:y="10.005cm">
          <text:p text:style-name="P18"><text:span text:style-name="T9">Renders all errors associated with the target object</text:span></text:p>
          <draw:enhanced-geometry svg:viewBox="0 0 21600 21600" draw:type="mso-spt202" draw:enhanced-path="M 0 0 L 21600 0 21600 21600 0 21600 0 0 Z N"/>
        </draw:custom-shape>
        <draw:polyline draw:name="Line 44" draw:style-name="gr27" draw:text-style-name="P16" draw:id="id75" draw:layer="layout" svg:width="0cm" svg:height="1.057cm" svg:x="10.609cm" svg:y="13.663cm" svg:viewBox="0 0 0 1058" draw:points="0,1058 0,0">
          <text:p text:style-name="P6"/>
        </draw:polyline>
        <draw:custom-shape draw:name="Text Box 45" draw:style-name="gr36" draw:text-style-name="P5" draw:id="id76" draw:layer="layout" svg:width="10.031cm" svg:height="1.683cm" svg:x="6.835cm" svg:y="14.509cm">
          <text:p text:style-name="P18"><text:span text:style-name="T7">Renders all errors associated with</text:span></text:p>
          <text:p text:style-name="P18"><text:span text:style-name="T7">the “creditCardNumber” property</text:span></text:p>
          <draw:enhanced-geometry svg:viewBox="0 0 21600 21600" draw:type="mso-spt202" draw:enhanced-path="M 0 0 L 21600 0 21600 21600 0 21600 0 0 Z N"/>
        </draw:custom-shape>
        <draw:polyline draw:name="Line 46" draw:style-name="gr27" draw:text-style-name="P16" draw:id="id70" draw:layer="layout" svg:width="0cm" svg:height="0.846cm" svg:x="9.448cm" svg:y="9.157cm" svg:viewBox="0 0 0 847" draw:points="0,847 0,0">
          <text:p text:style-name="P6"/>
        </draw:polyline>
        <draw:custom-shape draw:name="Text Box 49" draw:style-name="gr68" draw:text-style-name="P23" draw:id="id73" draw:layer="layout" svg:width="8.148cm" svg:height="2.394cm" svg:x="16.938cm" svg:y="11.118cm">
          <text:p text:style-name="P18"><text:span text:style-name="T7">Renders text field bound to the “creditCardNumber” property</text:span></text:p>
          <draw:enhanced-geometry svg:viewBox="0 0 21600 21600" draw:type="mso-spt202" draw:enhanced-path="M 0 0 L 21600 0 21600 21600 0 21600 0 0 Z N"/>
        </draw:custom-shape>
        <draw:polyline draw:name="Line 50" draw:style-name="gr27" draw:text-style-name="P16" draw:id="id72" draw:layer="layout" svg:width="3.215cm" svg:height="0.362cm" svg:x="13.722cm" svg:y="11.933cm" svg:viewBox="0 0 3216 363" draw:points="3216,0 0,363">
          <text:p text:style-name="P6"/>
        </draw:polylin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group-id="0"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group-id="0"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group-id="0" presentation:preset-class="entrance" presentation:preset-id="ooo-entrance-appear">
                  <anim:set smil:begin="0s" smil:dur="0.001s" smil:fill="hold" smil:targetElement="id76"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6" draw:text-style-name="P2" draw:layer="layout" svg:width="14.904cm" svg:height="12cm" svg:x="2.708cm" svg:y="12.668cm" presentation:class="notes" presentation:user-transformed="true">
            <draw:text-box>
              <text:p text:style-name="P11"><text:span text:style-name="T3">Mention that it will render the previously entered value, if there is one, otherwise it will render (using a property editor) the property from the domain object.</text:span></text:p>
              <text:p text:style-name="P11"><text:span text:style-name="T3"/></text:p>
              <text:p text:style-name="P11"><text:span text:style-name="T3">So, if the user had entered “20x” instead of “-1” for age, there is no way that the age property (which is an int) could store “20x”, however, when the form is rendered, it will in fact show “20x”, as it has remembered the previous value.</text:span></text:p>
            </draw:text-box>
          </draw:frame>
        </presentation:notes>
      </draw:page>
      <draw:page draw:name="Exposing the Form Model to your Form View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Exposing the Form Model to your Form Views</text:p>
          </draw:text-box>
        </draw:frame>
        <draw:frame presentation:style-name="pr11" draw:text-style-name="P10" draw:layer="layout" svg:width="21.855cm" svg:height="8.728cm" svg:x="1.692cm" svg:y="4.867cm" presentation:class="outline" presentation:user-transformed="true">
          <draw:text-box>
            <text:list text:style-name="L4">
              <text:list-item>
                <text:p text:style-name="P8"><text:span text:style-name="T5">Form actions must expose a “form model” for the form tags to render </text:span><text:span text:style-name="T38">bound</text:span><text:span text:style-name="T5"> form data</text:span></text:p>
              </text:list-item>
            </text:list>
            <text:list text:style-name="L4">
              <text:list-item>
                <text:list>
                  <text:list-item>
                    <text:p text:style-name="P9"><text:span text:style-name="T5">Contains the “form object” and any binding errors</text:span></text:p>
                  </text:list-item>
                </text:list>
              </text:list-item>
            </text:list>
            <text:list text:style-name="L4">
              <text:list-item>
                <text:p text:style-name="P8"><text:span text:style-name="T5">Spring’s SimpleFormController can handle this automatically</text:span></text:p>
              </text:list-item>
            </text:list>
            <text:list text:style-name="L4">
              <text:list-item>
                <text:p text:style-name="P8"><text:span text:style-name="T5">Or you can use a DataBinder directly</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0"/>
          <draw:frame presentation:style-name="pr6" draw:text-style-name="P2" draw:layer="layout" svg:width="14.904cm" svg:height="12cm" svg:x="2.708cm" svg:y="12.668cm" presentation:class="notes" presentation:user-transformed="true">
            <draw:text-box>
              <text:p text:style-name="P11"><text:span text:style-name="T5">MultiActionController provides the capability of binding to a command object and also running through validators. However <text:s/>binding or validation failures will cause an Exception which </text:span><text:span text:style-name="T38">may </text:span><text:span text:style-name="T5">be handled by an Exception handling method (if provided). Even in that case, there is no way to provide the “form model” including errors for redisplaying the form.</text:span></text:p>
            </draw:text-box>
          </draw:frame>
        </presentation:notes>
      </draw:page>
      <draw:page draw:name="Exposing the Form Model for the Initial Display of a Form View"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13">Exposing the Form Model for the Initial Display of a Form View</text:span></text:p>
          </draw:text-box>
        </draw:frame>
        <draw:custom-shape draw:name="Rectangle 4" draw:style-name="gr26" draw:text-style-name="P5" draw:layer="layout" svg:width="19.896cm" svg:height="9.353cm" svg:x="2.752cm" svg:y="5.927cm">
          <text:p text:style-name="P24"><text:span text:style-name="T31">public class </text:span><text:span text:style-name="T7">RewardController</text:span><text:span text:style-name="T31"> extends </text:span><text:span text:style-name="T7">MultiActionController {</text:span></text:p>
          <text:p text:style-name="P24"><text:span text:style-name="T31"><text:s text:c="4"/></text:span><text:span text:style-name="T31">public</text:span><text:span text:style-name="T7"> ModelAndView newForm(HttpServletRequest request, </text:span></text:p>
          <text:p text:style-name="P24"><text:span text:style-name="T7"><text:s text:c="12"/></text:span><text:span text:style-name="T7">HttpServletResponse response) </text:span><text:span text:style-name="T31">throws </text:span><text:span text:style-name="T7">Exception {</text:span></text:p>
          <text:p text:style-name="P24"><text:span text:style-name="T7"><text:s text:c="8"/></text:span><text:span text:style-name="T7">RewardForm form = </text:span><text:span text:style-name="T31">new</text:span><text:span text:style-name="T7"> RewardForm();</text:span></text:p>
          <text:p text:style-name="P24"><text:span text:style-name="T7"><text:s text:c="8"/></text:span><text:span text:style-name="T7">ServletRequestDataBinder binder =</text:span></text:p>
          <text:p text:style-name="P24"><text:span text:style-name="T31"><text:s text:c="10"/></text:span><text:span text:style-name="T31">new </text:span><text:span text:style-name="T7">ServletRequestDataBinder(form,</text:span><text:span text:style-name="T30"> “rewardForm”</text:span><text:span text:style-name="T7">);</text:span></text:p>
          <text:p text:style-name="P24"><text:span text:style-name="T7"><text:s text:c="8"/></text:span><text:span text:style-name="T7">binder.bind(request);</text:span></text:p>
          <text:p text:style-name="P24"><text:span text:style-name="T7"><text:s text:c="8"/></text:span><text:span text:style-name="T7">ModelAndView result = </text:span><text:span text:style-name="T31">new</text:span><text:span text:style-name="T7"> ModelAndView(</text:span><text:span text:style-name="T30">“newReward”</text:span><text:span text:style-name="T7">);</text:span></text:p>
          <text:p text:style-name="P24"><text:span text:style-name="T7"><text:s text:c="8"/></text:span><text:span text:style-name="T7">result.addAllObjects(binder.getBindingResult().getModel());</text:span></text:p>
          <text:p text:style-name="P24"><text:span text:style-name="T31"><text:s text:c="8"/></text:span><text:span text:style-name="T31">return</text:span><text:span text:style-name="T7"> result;</text:span></text:p>
          <text:p text:style-name="P24"><text:span text:style-name="T36"><text:s text:c="4"/></text:span><text:span text:style-name="T36">}</text:span></text:p>
          <text:p text:style-name="P24"><text:span text:style-name="T7">}</text:span></text:p>
          <draw:enhanced-geometry svg:viewBox="0 0 21600 21600" draw:type="rectangle" draw:enhanced-path="M 0 0 L 21600 0 21600 21600 0 21600 0 0 Z N"/>
        </draw:custom-shape>
        <draw:custom-shape draw:name="Text Box 5" draw:style-name="gr69" draw:text-style-name="P5" draw:id="id78" draw:layer="layout" svg:width="13.123cm" svg:height="2.394cm" svg:x="8.467cm" svg:y="4.485cm">
          <text:p text:style-name="P18"><text:span text:style-name="T39">&lt;form:form</text:span><text:span text:style-name="T7"> </text:span><text:span text:style-name="T31">commandName</text:span><text:span text:style-name="T7">=</text:span><text:span text:style-name="T30">“rewardForm”</text:span><text:span text:style-name="T39">&gt;</text:span></text:p>
          <text:p text:style-name="P20"><text:span text:style-name="T7"><text:s text:c="4"/>…</text:span></text:p>
          <text:p text:style-name="P20"><text:span text:style-name="T39">&lt;/form:form&gt;</text:span></text:p>
          <draw:enhanced-geometry svg:viewBox="0 0 21600 21600" draw:type="mso-spt202" draw:enhanced-path="M 0 0 L 21600 0 21600 21600 0 21600 0 0 Z N"/>
        </draw:custom-shape>
        <draw:custom-shape draw:name="Text Box 6" draw:style-name="gr36" draw:text-style-name="P5" draw:id="id79" draw:layer="layout" svg:width="2.89cm" svg:height="0.972cm" svg:x="21.613cm" svg:y="8.506cm">
          <text:p text:style-name="P18"><text:span text:style-name="T9">Matches</text:span></text:p>
          <draw:enhanced-geometry svg:viewBox="0 0 21600 21600" draw:type="mso-spt202" draw:enhanced-path="M 0 0 L 21600 0 21600 21600 0 21600 0 0 Z N"/>
        </draw:custom-shape>
        <draw:g draw:name="Group 11" draw:id="id77">
          <draw:custom-shape draw:name="Text Box 7" draw:style-name="gr28" draw:text-style-name="P5" draw:layer="layout" svg:width="3.81cm" svg:height="1.683cm" svg:x="12.7cm" svg:y="13.375cm">
            <text:p text:style-name="P18"><text:span text:style-name="T9">Exposes a</text:span></text:p>
            <text:p text:style-name="P18"><text:span text:style-name="T9">form model</text:span></text:p>
            <draw:enhanced-geometry svg:viewBox="0 0 21600 21600" draw:type="mso-spt202" draw:enhanced-path="M 0 0 L 21600 0 21600 21600 0 21600 0 0 Z N"/>
          </draw:custom-shape>
          <draw:line draw:name="Line 8" draw:style-name="gr27" draw:text-style-name="P16" draw:layer="layout" svg:x1="16.51cm" svg:y1="13.798cm" svg:x2="17.992cm" svg:y2="12.739cm">
            <text:p text:style-name="P6"/>
          </draw:line>
        </draw:g>
        <draw:polyline draw:name="Line 9" draw:style-name="gr27" draw:text-style-name="P16" draw:id="id80" draw:layer="layout" svg:width="1.481cm" svg:height="3.386cm" svg:x="20.108cm" svg:y="5.33cm" svg:viewBox="0 0 1482 3387" draw:points="1482,3387 0,0">
          <text:p text:style-name="P6"/>
        </draw:polyline>
        <draw:polyline draw:name="Line 10" draw:style-name="gr27" draw:text-style-name="P16" draw:id="id81" draw:layer="layout" svg:width="1.904cm" svg:height="1.057cm" svg:x="19.684cm" svg:y="8.93cm" svg:viewBox="0 0 1905 1058" draw:points="1905,0 0,1058">
          <text:p text:style-name="P6"/>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8" smil:attributeName="visibility" smil:to="visible"/>
                </anim:par>
                <anim:par smil:begin="0s" smil:fill="hold" presentation:node-type="with-previous" presentation:group-id="0"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1"/>
          <draw:frame presentation:style-name="pr8" draw:text-style-name="P6" draw:layer="layout" svg:width="14.904cm" svg:height="12.001cm" svg:x="2.708cm" svg:y="12.668cm" presentation:class="notes" presentation:placeholder="true">
            <draw:text-box/>
          </draw:frame>
        </presentation:notes>
      </draw:page>
      <draw:page draw:name="Exposing the Form Model after Binding and Validation"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Exposing the Form Model after Binding and Validation</text:p>
          </draw:text-box>
        </draw:frame>
        <draw:custom-shape draw:name="Rectangle 3" draw:style-name="gr26" draw:text-style-name="P5" draw:layer="layout" svg:width="19.262cm" svg:height="13.123cm" svg:x="3.81cm" svg:y="4.445cm">
          <text:p text:style-name="P24"><text:span text:style-name="T31">public</text:span><text:span text:style-name="T7"> ModelAndView create(HttpServletRequest request, </text:span></text:p>
          <text:p text:style-name="P24"><text:span text:style-name="T7"><text:s text:c="8"/></text:span><text:span text:style-name="T7">HttpServletResponse response) </text:span><text:span text:style-name="T31">throws </text:span><text:span text:style-name="T7">Exception {</text:span></text:p>
          <text:p text:style-name="P24"><text:span text:style-name="T7"><text:s text:c="4"/></text:span><text:span text:style-name="T7">RewardForm form = </text:span><text:span text:style-name="T31">new</text:span><text:span text:style-name="T7"> RewardForm();</text:span></text:p>
          <text:p text:style-name="P24"><text:span text:style-name="T7"><text:s text:c="4"/></text:span><text:span text:style-name="T7">ServletRequestDataBinder binder = </text:span></text:p>
          <text:p text:style-name="P24"><text:span text:style-name="T7"><text:s text:c="12"/></text:span><text:span text:style-name="T31">new </text:span><text:span text:style-name="T7">ServletRequestDataBinder(form,</text:span><text:span text:style-name="T30"> “rewardForm”</text:span><text:span text:style-name="T7">);</text:span></text:p>
          <text:p text:style-name="P24"><text:span text:style-name="T7"><text:s text:c="4"/></text:span><text:span text:style-name="T7">binder.bind(request);</text:span></text:p>
          <text:p text:style-name="P24"><text:span text:style-name="T7"><text:s text:c="4"/></text:span><text:span text:style-name="T7">BindingResult bindingResult = binder.getBindingResult();</text:span></text:p>
          <text:p text:style-name="P24"><text:span text:style-name="T7"><text:s text:c="4"/></text:span><text:span text:style-name="T7">ValidationUtils.</text:span><text:span text:style-name="T40">invokeValidator</text:span><text:span text:style-name="T7">(validator, form, bindingResult);</text:span></text:p>
          <text:p text:style-name="P24"><text:span text:style-name="T7"><text:s text:c="4"/></text:span><text:span text:style-name="T7">Map model = bindingResult.getModel();</text:span></text:p>
          <text:p text:style-name="P24"><text:span text:style-name="T7"><text:s text:c="4"/></text:span><text:span text:style-name="T31">if </text:span><text:span text:style-name="T7">(bindingResult.hasErrors()) {</text:span></text:p>
          <text:p text:style-name="P24"><text:span text:style-name="T7"><text:s text:c="8"/></text:span><text:span text:style-name="T31">return new </text:span><text:span text:style-name="T7">ModelAndView(</text:span><text:span text:style-name="T30">“newReward”</text:span><text:span text:style-name="T7">, model);</text:span></text:p>
          <text:p text:style-name="P24"><text:span text:style-name="T7"><text:s text:c="4"/></text:span><text:span text:style-name="T7">}</text:span></text:p>
          <text:p text:style-name="P24"><text:span text:style-name="T7"><text:s text:c="4"/></text:span><text:span text:style-name="T39">// we have valid input</text:span></text:p>
          <text:p text:style-name="P24"><text:span text:style-name="T7"><text:s text:c="4"/></text:span><text:span text:style-name="T7">createNewReward(form);</text:span></text:p>
          <text:p text:style-name="P24"><text:span text:style-name="T31"><text:s text:c="4"/></text:span><text:span text:style-name="T31">return new </text:span><text:span text:style-name="T7">ModelAndView(</text:span><text:span text:style-name="T30">“rewardCreated”</text:span><text:span text:style-name="T7">, model);</text:span></text:p>
          <text:p text:style-name="P24"><text:span text:style-name="T7">}</text:span></text:p>
          <draw:enhanced-geometry svg:viewBox="0 0 21600 21600" draw:type="rectangle" draw:enhanced-path="M 0 0 L 21600 0 21600 21600 0 21600 0 0 Z N"/>
        </draw:custom-shape>
        <draw:g draw:name="Group 29" draw:id="id84">
          <draw:custom-shape draw:name="Text Box 12" draw:style-name="gr36" draw:text-style-name="P5" draw:layer="layout" svg:width="3.673cm" svg:height="1.683cm" svg:x="20.101cm" svg:y="10.499cm">
            <text:p text:style-name="P18"><text:span text:style-name="T9">Prepares a</text:span></text:p>
            <text:p text:style-name="P18"><text:span text:style-name="T9">form model</text:span></text:p>
            <draw:enhanced-geometry svg:viewBox="0 0 21600 21600" draw:type="mso-spt202" draw:enhanced-path="M 0 0 L 21600 0 21600 21600 0 21600 0 0 Z N"/>
          </draw:custom-shape>
          <draw:line draw:name="Line 13" draw:style-name="gr27" draw:text-style-name="P16" draw:layer="layout" svg:x1="20.081cm" svg:y1="10.825cm" svg:x2="16.06cm" svg:y2="10.825cm">
            <text:p text:style-name="P6"/>
          </draw:line>
        </draw:g>
        <draw:g draw:name="Group 16" draw:id="id82">
          <draw:custom-shape draw:name="Text Box 14" draw:style-name="gr28" draw:text-style-name="P5" draw:layer="layout" svg:width="3.81cm" svg:height="2.394cm" svg:x="0.423cm" svg:y="9.705cm">
            <text:p text:style-name="P18"><text:span text:style-name="T9">Binds request parameters</text:span></text:p>
            <draw:enhanced-geometry svg:viewBox="0 0 21600 21600" draw:type="mso-spt202" draw:enhanced-path="M 0 0 L 21600 0 21600 21600 0 21600 0 0 Z N"/>
          </draw:custom-shape>
          <draw:line draw:name="Line 15" draw:style-name="gr27" draw:text-style-name="P16" draw:layer="layout" svg:x1="2.539cm" svg:y1="9.705cm" svg:x2="4.656cm" svg:y2="8.647cm">
            <text:p text:style-name="P6"/>
          </draw:line>
        </draw:g>
        <draw:g draw:name="Group 30" draw:id="id85">
          <draw:custom-shape draw:name="Text Box 23" draw:style-name="gr28" draw:text-style-name="P5" draw:layer="layout" svg:width="5.503cm" svg:height="1.683cm" svg:x="17.014cm" svg:y="13.128cm">
            <text:p text:style-name="P18"><text:span text:style-name="T9">Redisplays form if errors occurred</text:span></text:p>
            <draw:enhanced-geometry svg:viewBox="0 0 21600 21600" draw:type="mso-spt202" draw:enhanced-path="M 0 0 L 21600 0 21600 21600 0 21600 0 0 Z N"/>
          </draw:custom-shape>
          <draw:line draw:name="Line 24" draw:style-name="gr27" draw:text-style-name="P16" draw:layer="layout" svg:x1="17.014cm" svg:y1="13.763cm" svg:x2="15.322cm" svg:y2="12.705cm">
            <text:p text:style-name="P6"/>
          </draw:line>
        </draw:g>
        <draw:g draw:name="Group 28" draw:id="id83">
          <draw:line draw:name="Line 21" draw:style-name="gr27" draw:text-style-name="P16" draw:layer="layout" svg:x1="22.013cm" svg:y1="9.101cm" svg:x2="21.166cm" svg:y2="9.948cm">
            <text:p text:style-name="P6"/>
          </draw:line>
          <draw:custom-shape draw:name="Text Box 20" draw:style-name="gr28" draw:text-style-name="P5" draw:layer="layout" svg:width="3.81cm" svg:height="1.683cm" svg:x="21.167cm" svg:y="7.408cm">
            <text:p text:style-name="P18"><text:span text:style-name="T9">Validates form objec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2"/>
          <draw:frame presentation:style-name="pr8" draw:text-style-name="P6" draw:layer="layout" svg:width="14.904cm" svg:height="12.001cm" svg:x="2.708cm" svg:y="12.668cm" presentation:class="notes" presentation:placeholder="true">
            <draw:text-box/>
          </draw:frame>
        </presentation:notes>
      </draw:page>
      <draw:page draw:name="Available Form Tag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Available Form Tags</text:p>
          </draw:text-box>
        </draw:frame>
        <draw:frame presentation:style-name="pr12" draw:text-style-name="P10" draw:layer="layout" svg:width="21.59cm" svg:height="12.701cm" svg:x="1.905cm" svg:y="4.233cm" presentation:class="outline" presentation:user-transformed="true">
          <draw:text-box>
            <text:list text:style-name="L4">
              <text:list-item>
                <text:p text:style-name="P26"><text:span text:style-name="T5">&lt;form:form&gt;</text:span></text:p>
              </text:list-item>
            </text:list>
            <text:list text:style-name="L4">
              <text:list-item>
                <text:p text:style-name="P26"><text:span text:style-name="T5">&lt;form:input&gt;</text:span></text:p>
              </text:list-item>
            </text:list>
            <text:list text:style-name="L4">
              <text:list-item>
                <text:p text:style-name="P26"><text:span text:style-name="T5">&lt;form:password&gt;</text:span></text:p>
              </text:list-item>
            </text:list>
            <text:list text:style-name="L4">
              <text:list-item>
                <text:p text:style-name="P26"><text:span text:style-name="T5">&lt;form:textarea&gt;</text:span></text:p>
              </text:list-item>
            </text:list>
            <text:list text:style-name="L4">
              <text:list-item>
                <text:p text:style-name="P26"><text:span text:style-name="T5">&lt;form:select&gt;</text:span></text:p>
              </text:list-item>
            </text:list>
            <text:list text:style-name="L4">
              <text:list-item>
                <text:p text:style-name="P26"><text:span text:style-name="T5">&lt;form:option&gt;</text:span></text:p>
              </text:list-item>
            </text:list>
            <text:list text:style-name="L4">
              <text:list-item>
                <text:p text:style-name="P26"><text:span text:style-name="T5">&lt;form:checkbox&gt;</text:span></text:p>
              </text:list-item>
            </text:list>
            <text:list text:style-name="L4">
              <text:list-item>
                <text:p text:style-name="P26"><text:span text:style-name="T5">&lt;form:radiobutton&gt;</text:span></text:p>
              </text:list-item>
            </text:list>
            <text:list text:style-name="L4">
              <text:list-item>
                <text:p text:style-name="P26"><text:span text:style-name="T5">&lt;form:hidden&gt;</text:span></text:p>
              </text:list-item>
            </text:list>
            <text:list text:style-name="L4">
              <text:list-item>
                <text:p text:style-name="P26"><text:span text:style-name="T5">&lt;form:label&gt;</text:span></text:p>
              </text:list-item>
            </text:list>
            <text:list text:style-name="L4">
              <text:list-item>
                <text:p text:style-name="P26"><text:span text:style-name="T5">&lt;form:errors&gt;</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8" draw:text-style-name="P6" draw:layer="layout" svg:width="14.904cm" svg:height="12.001cm" svg:x="2.708cm" svg:y="12.668cm" presentation:class="notes" presentation:placeholder="true">
            <draw:text-box/>
          </draw:frame>
        </presentation:notes>
      </draw:page>
      <draw:page draw:name="page34"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3">Form Workflow Primer</text:span></text:p>
              </text:list-item>
            </text:list>
            <text:list text:style-name="L4">
              <text:list-item>
                <text:p text:style-name="P8"><text:span text:style-name="T3">Spring MVC Form Processing APIs</text:span></text:p>
              </text:list-item>
            </text:list>
            <text:list text:style-name="L4">
              <text:list-item>
                <text:list>
                  <text:list-item>
                    <text:p text:style-name="P9"><text:span text:style-name="T3">DataBinder</text:span></text:p>
                  </text:list-item>
                </text:list>
              </text:list-item>
            </text:list>
            <text:list text:style-name="L4">
              <text:list-item>
                <text:list>
                  <text:list-item>
                    <text:p text:style-name="P9"><text:span text:style-name="T3">Validator</text:span></text:p>
                  </text:list-item>
                </text:list>
              </text:list-item>
            </text:list>
            <text:list text:style-name="L4">
              <text:list-item>
                <text:list>
                  <text:list-item>
                    <text:p text:style-name="P9"><text:span text:style-name="T3">Form UI Tag Library</text:span></text:p>
                  </text:list-item>
                </text:list>
              </text:list-item>
            </text:list>
            <text:list text:style-name="L4">
              <text:list-item>
                <text:p text:style-name="P8"><text:span text:style-name="T4">SimpleFormController</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4"/>
          <draw:frame presentation:style-name="pr9" draw:text-style-name="P6" draw:layer="layout" svg:width="14.904cm" svg:height="12.027cm" svg:x="2.708cm" svg:y="12.668cm" presentation:class="notes" presentation:placeholder="true">
            <draw:text-box/>
          </draw:frame>
        </presentation:notes>
      </draw:page>
      <draw:page draw:name="Implementing a Form Workflow"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13">Implementing a Form Workflow</text:span></text:p>
          </draw:text-box>
        </draw:frame>
        <draw:frame presentation:style-name="pr13" draw:text-style-name="P10" draw:layer="layout" svg:width="22.013cm" svg:height="11.431cm" svg:x="1.904cm" svg:y="4.868cm" presentation:class="outline" presentation:user-transformed="true">
          <draw:text-box>
            <text:list text:style-name="L4">
              <text:list-item>
                <text:p text:style-name="P8"><text:span text:style-name="T5">Spring MVC provides the SimpleFormController as a base class for common form workflow</text:span></text:p>
              </text:list-item>
            </text:list>
            <text:list text:style-name="L4">
              <text:list-item>
                <text:p text:style-name="P8"><text:span text:style-name="T5">MultiActionController may be used when more explicit control is needed</text:span></text:p>
              </text:list-item>
            </text:list>
            <text:list text:style-name="L4">
              <text:list-item>
                <text:p text:style-name="P8"><text:span text:style-name="T5">Integration with Spring Web Flow is also available</text:span></text:p>
              </text:list-item>
            </text:list>
            <text:list text:style-name="L4">
              <text:list-item>
                <text:list>
                  <text:list-item>
                    <text:p text:style-name="P9"><text:span text:style-name="T5">Particularly suited for implementing wizards</text:span></text:p>
                  </text:list-item>
                </text:list>
              </text:list-item>
            </text:list>
            <text:list text:style-name="L4">
              <text:list-item>
                <text:p text:style-name="P8"><text:span text:style-name="T5">These classes make use of the data binding and validation building blocks previously discussed</text:span></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8" draw:text-style-name="P6" draw:layer="layout" svg:width="14.904cm" svg:height="12.001cm" svg:x="2.708cm" svg:y="12.668cm" presentation:class="notes" presentation:placeholder="true">
            <draw:text-box/>
          </draw:frame>
        </presentation:notes>
      </draw:page>
      <draw:page draw:name="Using SimpleFormControlle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5">Using SimpleFormController</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Extend SimpleFormController</text:span></text:p>
              </text:list-item>
            </text:list>
            <text:list text:style-name="L4">
              <text:list-item>
                <text:list>
                  <text:list-item>
                    <text:p text:style-name="P9"><text:span text:style-name="T5">Set properties in your constructor to configure it</text:span></text:p>
                  </text:list-item>
                </text:list>
              </text:list-item>
            </text:list>
            <text:list text:style-name="L4">
              <text:list-item>
                <text:list>
                  <text:list-item>
                    <text:p text:style-name="P9"><text:span text:style-name="T5">Override hook methods as necessary to customize its workflow</text:span></text:p>
                  </text:list-item>
                </text:list>
              </text:list-item>
            </text:list>
            <text:list text:style-name="L4">
              <text:list-item>
                <text:p text:style-name="P27"><text:span text:style-name="T5"/></text:p>
              </text:list-item>
            </text:list>
            <text:list text:style-name="L4">
              <text:list-item>
                <text:p text:style-name="P27"><text:span text:style-name="T5"/></text:p>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6"/>
          <draw:frame presentation:style-name="pr8" draw:text-style-name="P6" draw:layer="layout" svg:width="14.904cm" svg:height="12.001cm" svg:x="2.708cm" svg:y="12.668cm" presentation:class="notes" presentation:placeholder="true">
            <draw:text-box/>
          </draw:frame>
        </presentation:notes>
      </draw:page>
      <draw:page draw:name="Important SimpleFormController Propertie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Important SimpleFormController Properties</text:span></text:p>
          </draw:text-box>
        </draw:frame>
        <draw:frame presentation:style-name="pr5" draw:text-style-name="P10" draw:layer="layout" svg:width="21.855cm" svg:height="11.434cm" svg:x="1.745cm" svg:y="4.657cm" presentation:class="outline" presentation:user-transformed="true">
          <draw:text-box>
            <text:list text:style-name="L4">
              <text:list-item>
                <text:p text:style-name="P28"><text:span text:style-name="T25">setFormView(String)</text:span></text:p>
              </text:list-item>
            </text:list>
            <text:list text:style-name="L4">
              <text:list-item>
                <text:list>
                  <text:list-item>
                    <text:p text:style-name="P29"><text:span text:style-name="T42">Sets the view to render the form</text:span></text:p>
                  </text:list-item>
                </text:list>
              </text:list-item>
            </text:list>
            <text:list text:style-name="L4">
              <text:list-item>
                <text:p text:style-name="P28"><text:span text:style-name="T25">setSuccessView(String)</text:span></text:p>
              </text:list-item>
            </text:list>
            <text:list text:style-name="L4">
              <text:list-item>
                <text:list>
                  <text:list-item>
                    <text:p text:style-name="P29"><text:span text:style-name="T42">Sets the view to render after a successful form submit</text:span></text:p>
                  </text:list-item>
                </text:list>
              </text:list-item>
            </text:list>
            <text:list text:style-name="L4">
              <text:list-item>
                <text:p text:style-name="P28"><text:span text:style-name="T25">setCommandName(String)</text:span></text:p>
              </text:list-item>
            </text:list>
            <text:list text:style-name="L4">
              <text:list-item>
                <text:list>
                  <text:list-item>
                    <text:p text:style-name="P29"><text:span text:style-name="T42">Configures the name of the form model object referenced by the form view</text:span></text:p>
                  </text:list-item>
                </text:list>
              </text:list-item>
            </text:list>
            <text:list text:style-name="L4">
              <text:list-item>
                <text:p text:style-name="P28"><text:span text:style-name="T25">setCommandClass(Class)</text:span></text:p>
              </text:list-item>
            </text:list>
            <text:list text:style-name="L4">
              <text:list-item>
                <text:list>
                  <text:list-item>
                    <text:p text:style-name="P29"><text:span text:style-name="T42">Configures the form object class, for creating default instances to hold form values</text:span></text:p>
                  </text:list-item>
                </text:list>
              </text:list-item>
            </text:list>
            <text:list text:style-name="L4">
              <text:list-item>
                <text:p text:style-name="P28"><text:span text:style-name="T25">setValidator(Validator)</text:span></text:p>
              </text:list-item>
            </text:list>
            <text:list text:style-name="L4">
              <text:list-item>
                <text:list>
                  <text:list-item>
                    <text:p text:style-name="P29"><text:span text:style-name="T42">Configures the Validator to perform form validation</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7"/>
          <draw:frame presentation:style-name="pr8" draw:text-style-name="P6" draw:layer="layout" svg:width="14.904cm" svg:height="12.001cm" svg:x="2.708cm" svg:y="12.668cm" presentation:class="notes" presentation:placeholder="true">
            <draw:text-box/>
          </draw:frame>
        </presentation:notes>
      </draw:page>
      <draw:page draw:name="Important SimpleFormController Hook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Important SimpleFormController Hooks</text:span></text:p>
          </draw:text-box>
        </draw:frame>
        <draw:frame presentation:style-name="pr5" draw:text-style-name="P10" draw:layer="layout" svg:width="21.855cm" svg:height="11.219cm" svg:x="1.745cm" svg:y="4.657cm" presentation:class="outline" presentation:user-transformed="true">
          <draw:text-box>
            <text:list text:style-name="L4">
              <text:list-item>
                <text:p text:style-name="P8"><text:span text:style-name="T5">formBackingObject(HttpServletRequest)</text:span></text:p>
              </text:list-item>
            </text:list>
            <text:list text:style-name="L4">
              <text:list-item>
                <text:list>
                  <text:list-item>
                    <text:p text:style-name="P9"><text:span text:style-name="T5"><text:s/></text:span><text:span text:style-name="T5">Returns the form object instance</text:span></text:p>
                  </text:list-item>
                </text:list>
              </text:list-item>
            </text:list>
            <text:list text:style-name="L4">
              <text:list-item>
                <text:p text:style-name="P8"><text:span text:style-name="T5">referenceData(HttpServletRequest)</text:span></text:p>
              </text:list-item>
            </text:list>
            <text:list text:style-name="L4">
              <text:list-item>
                <text:list>
                  <text:list-item>
                    <text:p text:style-name="P9"><text:span text:style-name="T5">Provides supporting data needed on the form</text:span></text:p>
                  </text:list-item>
                </text:list>
              </text:list-item>
            </text:list>
            <text:list text:style-name="L4">
              <text:list-item>
                <text:p text:style-name="P8"><text:span text:style-name="T5">initBinder(HttpServletRequest, ServletRequestDataBinder) </text:span></text:p>
              </text:list-item>
            </text:list>
            <text:list text:style-name="L4">
              <text:list-item>
                <text:list>
                  <text:list-item>
                    <text:p text:style-name="P9"><text:span text:style-name="T5">Configures the data binder used on setup and submit</text:span></text:p>
                  </text:list-item>
                </text:list>
              </text:list-item>
            </text:list>
            <text:list text:style-name="L4">
              <text:list-item>
                <text:p text:style-name="P8"><text:span text:style-name="T5">onSubmit(Object object)</text:span></text:p>
              </text:list-item>
            </text:list>
            <text:list text:style-name="L4">
              <text:list-item>
                <text:list>
                  <text:list-item>
                    <text:p text:style-name="P9"><text:span text:style-name="T5">Callback to persist edits of the “form backing object”</text:span></text:p>
                  </text:list-item>
                </text:list>
              </text:list-item>
            </text:list>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8"/>
          <draw:frame presentation:style-name="pr8" draw:text-style-name="P6" draw:layer="layout" svg:width="14.904cm" svg:height="12.001cm" svg:x="2.708cm" svg:y="12.668cm" presentation:class="notes" presentation:placeholder="true">
            <draw:text-box/>
          </draw:frame>
        </presentation:notes>
      </draw:page>
      <draw:page draw:name="SimpleFormController Workflow"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SimpleFormController Workflow</text:span></text:p>
          </draw:text-box>
        </draw:frame>
        <draw:line draw:name="Line 5" draw:style-name="gr70" draw:text-style-name="P16" draw:layer="layout" svg:x1="1.693cm" svg:y1="6.35cm" svg:x2="7.197cm" svg:y2="6.35cm">
          <text:p text:style-name="P6"/>
        </draw:line>
        <draw:custom-shape draw:name="Text Box 6" draw:style-name="gr32" draw:text-style-name="P5" draw:layer="layout" svg:width="2.864cm" svg:height="1.048cm" svg:x="2.539cm" svg:y="5.292cm">
          <text:p text:style-name="P18"><text:span text:style-name="T17">request</text:span></text:p>
          <draw:enhanced-geometry svg:viewBox="0 0 21600 21600" draw:type="mso-spt202" draw:enhanced-path="M 0 0 L 21600 0 21600 21600 0 21600 0 0 Z N"/>
        </draw:custom-shape>
        <draw:g draw:name="Group 23" draw:id="id86">
          <draw:line draw:name="Line 7" draw:style-name="gr71" draw:text-style-name="P16" draw:layer="layout" svg:x1="14.182cm" svg:y1="6.35cm" svg:x2="18.415cm" svg:y2="6.35cm">
            <text:p text:style-name="P6"/>
          </draw:line>
          <draw:custom-shape draw:name="AutoShape 9" draw:style-name="gr72" draw:text-style-name="P5" draw:layer="layout" svg:width="5.715cm" svg:height="2.752cm" svg:x="18.415cm" svg:y="5.08cm">
            <text:p text:style-name="P13"><text:span text:style-name="T17">process form</text:span></text:p>
            <draw:enhanced-geometry svg:viewBox="0 0 21600 21600" draw:glue-points="10800 0 0 10800 10800 21600 21600 10800" draw:type="flowchart-process" draw:enhanced-path="M 0 0 L 21600 0 21600 21600 0 21600 0 0 Z N"/>
          </draw:custom-shape>
          <draw:custom-shape draw:name="Text Box 11" draw:style-name="gr32" draw:text-style-name="P5" draw:layer="layout" svg:width="1.912cm" svg:height="1.048cm" svg:x="15.225cm" svg:y="5.292cm">
            <text:p text:style-name="P18"><text:span text:style-name="T43">YES</text:span></text:p>
            <draw:enhanced-geometry svg:viewBox="0 0 21600 21600" draw:type="mso-spt202" draw:enhanced-path="M 0 0 L 21600 0 21600 21600 0 21600 0 0 Z N"/>
          </draw:custom-shape>
        </draw:g>
        <draw:g draw:name="Group 24" draw:id="id87">
          <draw:line draw:name="Line 8" draw:style-name="gr73" draw:text-style-name="P16" draw:layer="layout" svg:x1="10.795cm" svg:y1="8.043cm" svg:x2="10.795cm" svg:y2="9.736cm">
            <text:p text:style-name="P6"/>
          </draw:line>
          <draw:custom-shape draw:name="AutoShape 10" draw:style-name="gr72" draw:text-style-name="P5" draw:layer="layout" svg:width="5.715cm" svg:height="2.752cm" svg:x="8.043cm" svg:y="9.736cm">
            <text:p text:style-name="P13"><text:span text:style-name="T17">setup form</text:span></text:p>
            <draw:enhanced-geometry svg:viewBox="0 0 21600 21600" draw:glue-points="10800 0 0 10800 10800 21600 21600 10800" draw:type="flowchart-process" draw:enhanced-path="M 0 0 L 21600 0 21600 21600 0 21600 0 0 Z N"/>
          </draw:custom-shape>
          <draw:custom-shape draw:name="Text Box 12" draw:style-name="gr32" draw:text-style-name="P5" draw:layer="layout" svg:width="1.565cm" svg:height="1.048cm" svg:x="8.87cm" svg:y="8.422cm">
            <text:p text:style-name="P18"><text:span text:style-name="T44">NO</text:span></text:p>
            <draw:enhanced-geometry svg:viewBox="0 0 21600 21600" draw:type="mso-spt202" draw:enhanced-path="M 0 0 L 21600 0 21600 21600 0 21600 0 0 Z N"/>
          </draw:custom-shape>
        </draw:g>
        <draw:custom-shape draw:name="AutoShape 4" draw:style-name="gr74" draw:text-style-name="P5" draw:layer="layout" svg:width="7.196cm" svg:height="3.81cm" svg:x="7.197cm" svg:y="4.445cm">
          <text:p text:style-name="P13"><text:span text:style-name="T7">isFormSubmission?</text:span></text:p>
          <draw:enhanced-geometry svg:viewBox="0 0 21600 21600" draw:glue-points="10800 0 0 10800 10800 21600 21600 10800" draw:text-areas="5400 5400 16200 16200" draw:type="flowchart-decision" draw:enhanced-path="M 0 10800 L 10800 0 21600 10800 10800 21600 0 10800 Z N"/>
        </draw:custom-shape>
        <draw:g draw:name="Group 21" draw:id="id88">
          <draw:line draw:name="Line 16" draw:style-name="gr34" draw:text-style-name="P16" draw:layer="layout" svg:x1="2.963cm" svg:y1="14.181cm" svg:x2="8.467cm" svg:y2="7.197cm">
            <text:p text:style-name="P6"/>
          </draw:line>
          <draw:custom-shape draw:name="Rectangle 17" draw:style-name="gr26" draw:text-style-name="P5" draw:layer="layout" svg:width="22.436cm" svg:height="2.751cm" svg:x="2.117cm" svg:y="14.181cm">
            <text:p text:style-name="P17"><text:span text:style-name="T15">protected boolean </text:span><text:span text:style-name="T8">isFormSubmission(HttpServletRequest request) {</text:span></text:p>
            <text:p text:style-name="P17"><text:span text:style-name="T15"><text:s text:c="4"/></text:span><text:span text:style-name="T15">return</text:span><text:span text:style-name="T8"> </text:span><text:span text:style-name="T29">“POST”</text:span><text:span text:style-name="T8">.equals(request.getMethod());</text:span></text:p>
            <text:p text:style-name="P17"><text:span text:style-name="T8">}</text:span></text:p>
            <draw:enhanced-geometry svg:viewBox="0 0 21600 21600" draw:type="rectangle" draw:enhanced-path="M 0 0 L 21600 0 21600 21600 0 21600 0 0 Z N"/>
          </draw:custom-shape>
          <draw:custom-shape draw:name="Text Box 20" draw:style-name="gr75" draw:text-style-name="P5" draw:layer="layout" svg:width="7.923cm" svg:height="1.048cm" svg:x="2.344cm" svg:y="13.043cm">
            <text:p text:style-name="P18"><text:span text:style-name="T17">Default implementa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76" draw:layer="layout" svg:width="13.335cm" svg:height="10.002cm" svg:x="3.492cm" svg:y="2.001cm" draw:page-number="39" presentation:class="page"/>
          <draw:frame presentation:style-name="pr14" draw:text-style-name="P6" draw:layer="layout" svg:width="14.904cm" svg:height="12.001cm" svg:x="2.708cm" svg:y="12.668cm" presentation:class="notes" presentation:placeholder="true">
            <draw:text-box/>
          </draw:frame>
        </presentation:notes>
      </draw:page>
      <draw:page draw:name="SimpleFormController: Setup Form"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SimpleFormController: Setup Form</text:span></text:p>
          </draw:text-box>
        </draw:frame>
        <draw:line draw:name="Line 6" draw:style-name="gr77" draw:text-style-name="P16" draw:layer="layout" svg:x1="7.408cm" svg:y1="6.985cm" svg:x2="7.408cm" svg:y2="8.255cm">
          <text:p text:style-name="P6"/>
        </draw:line>
        <draw:line draw:name="Line 3" draw:style-name="gr78" draw:text-style-name="P16" draw:layer="layout" svg:x1="0.635cm" svg:y1="6.138cm" svg:x2="4.022cm" svg:y2="6.138cm">
          <text:p text:style-name="P6"/>
        </draw:line>
        <draw:custom-shape draw:name="Text Box 4" draw:style-name="gr32" draw:text-style-name="P5" draw:layer="layout" svg:width="2.864cm" svg:height="1.835cm" svg:x="0.458cm" svg:y="5.08cm">
          <text:p text:style-name="P18"><text:span text:style-name="T45">GET</text:span></text:p>
          <text:p text:style-name="P18"><text:span text:style-name="T17">request</text:span></text:p>
          <draw:enhanced-geometry svg:viewBox="0 0 21600 21600" draw:type="mso-spt202" draw:enhanced-path="M 0 0 L 21600 0 21600 21600 0 21600 0 0 Z N"/>
        </draw:custom-shape>
        <draw:custom-shape draw:name="AutoShape 7" draw:style-name="gr72" draw:text-style-name="P5" draw:layer="layout" svg:width="7.196cm" svg:height="1.905cm" svg:x="4.022cm" svg:y="5.08cm">
          <text:p text:style-name="P13"><text:span text:style-name="T8">formBackingObject</text:span></text:p>
          <draw:enhanced-geometry svg:viewBox="0 0 21600 21600" draw:glue-points="10800 0 0 10800 10800 21600 21600 10800" draw:type="flowchart-process" draw:enhanced-path="M 0 0 L 21600 0 21600 21600 0 21600 0 0 Z N"/>
        </draw:custom-shape>
        <draw:custom-shape draw:name="AutoShape 18" draw:style-name="gr72" draw:text-style-name="P5" draw:layer="layout" svg:width="7.196cm" svg:height="1.905cm" svg:x="4.022cm" svg:y="8.255cm">
          <text:p text:style-name="P13"><text:span text:style-name="T8">initBinder</text:span></text:p>
          <draw:enhanced-geometry svg:viewBox="0 0 21600 21600" draw:glue-points="10800 0 0 10800 10800 21600 21600 10800" draw:type="flowchart-process" draw:enhanced-path="M 0 0 L 21600 0 21600 21600 0 21600 0 0 Z N"/>
        </draw:custom-shape>
        <draw:line draw:name="Line 19" draw:style-name="gr79" draw:text-style-name="P16" draw:layer="layout" svg:x1="7.408cm" svg:y1="10.16cm" svg:x2="7.408cm" svg:y2="11.43cm">
          <text:p text:style-name="P6"/>
        </draw:line>
        <draw:custom-shape draw:name="AutoShape 20" draw:style-name="gr72" draw:text-style-name="P5" draw:layer="layout" svg:width="7.196cm" svg:height="1.905cm" svg:x="4.022cm" svg:y="11.43cm">
          <text:p text:style-name="P13"><text:span text:style-name="T8">referenceData</text:span></text:p>
          <draw:enhanced-geometry svg:viewBox="0 0 21600 21600" draw:glue-points="10800 0 0 10800 10800 21600 21600 10800" draw:type="flowchart-process" draw:enhanced-path="M 0 0 L 21600 0 21600 21600 0 21600 0 0 Z N"/>
        </draw:custom-shape>
        <draw:line draw:name="Line 21" draw:style-name="gr80" draw:text-style-name="P16" draw:layer="layout" svg:x1="7.408cm" svg:y1="13.335cm" svg:x2="7.408cm" svg:y2="14.605cm">
          <text:p text:style-name="P6"/>
        </draw:line>
        <draw:custom-shape draw:name="AutoShape 22" draw:style-name="gr72" draw:text-style-name="P5" draw:layer="layout" svg:width="7.196cm" svg:height="1.905cm" svg:x="4.022cm" svg:y="14.605cm">
          <text:p text:style-name="P13"><text:span text:style-name="T8">showForm</text:span></text:p>
          <draw:enhanced-geometry svg:viewBox="0 0 21600 21600" draw:glue-points="10800 0 0 10800 10800 21600 21600 10800" draw:type="flowchart-process" draw:enhanced-path="M 0 0 L 21600 0 21600 21600 0 21600 0 0 Z N"/>
        </draw:custom-shape>
        <draw:g draw:name="Group 34" draw:id="id90">
          <draw:custom-shape draw:name="Text Box 24" draw:style-name="gr69" draw:text-style-name="P5" draw:layer="layout" svg:width="11.43cm" svg:height="1.048cm" svg:x="12.912cm" svg:y="5.503cm">
            <text:p text:style-name="P18"><text:span text:style-name="T8">create ‘commandClass’ instance</text:span></text:p>
            <draw:enhanced-geometry svg:viewBox="0 0 21600 21600" draw:type="mso-spt202" draw:enhanced-path="M 0 0 L 21600 0 21600 21600 0 21600 0 0 Z N"/>
          </draw:custom-shape>
          <draw:line draw:name="Line 29" draw:style-name="gr34" draw:text-style-name="P16" draw:layer="layout" svg:x1="12.912cm" svg:y1="6.138cm" svg:x2="11.218cm" svg:y2="6.138cm">
            <text:p text:style-name="P6"/>
          </draw:line>
        </draw:g>
        <draw:g draw:name="Group 35" draw:id="id91">
          <draw:custom-shape draw:name="Text Box 26" draw:style-name="gr69" draw:text-style-name="P5" draw:layer="layout" svg:width="2.54cm" svg:height="1.048cm" svg:x="12.912cm" svg:y="8.678cm">
            <text:p text:style-name="P18"><text:span text:style-name="T17">no-op</text:span></text:p>
            <draw:enhanced-geometry svg:viewBox="0 0 21600 21600" draw:type="mso-spt202" draw:enhanced-path="M 0 0 L 21600 0 21600 21600 0 21600 0 0 Z N"/>
          </draw:custom-shape>
          <draw:line draw:name="Line 30" draw:style-name="gr34" draw:text-style-name="P16" draw:layer="layout" svg:x1="12.912cm" svg:y1="9.313cm" svg:x2="11.218cm" svg:y2="9.313cm">
            <text:p text:style-name="P6"/>
          </draw:line>
        </draw:g>
        <draw:g draw:name="Group 36" draw:id="id92">
          <draw:custom-shape draw:name="Text Box 27" draw:style-name="gr69" draw:text-style-name="P5" draw:layer="layout" svg:width="11.43cm" svg:height="1.048cm" svg:x="12.912cm" svg:y="11.853cm">
            <text:p text:style-name="P18"><text:span text:style-name="T17">return null (add nothing to model)</text:span></text:p>
            <draw:enhanced-geometry svg:viewBox="0 0 21600 21600" draw:type="mso-spt202" draw:enhanced-path="M 0 0 L 21600 0 21600 21600 0 21600 0 0 Z N"/>
          </draw:custom-shape>
          <draw:line draw:name="Line 31" draw:style-name="gr34" draw:text-style-name="P16" draw:layer="layout" svg:x1="12.912cm" svg:y1="12.488cm" svg:x2="11.218cm" svg:y2="12.488cm">
            <text:p text:style-name="P6"/>
          </draw:line>
        </draw:g>
        <draw:g draw:name="Group 37" draw:id="id93">
          <draw:custom-shape draw:name="Text Box 28" draw:style-name="gr69" draw:text-style-name="P5" draw:layer="layout" svg:width="6.561cm" svg:height="1.048cm" svg:x="12.912cm" svg:y="14.949cm">
            <text:p text:style-name="P18"><text:span text:style-name="T8">display ‘formView’</text:span></text:p>
            <draw:enhanced-geometry svg:viewBox="0 0 21600 21600" draw:type="mso-spt202" draw:enhanced-path="M 0 0 L 21600 0 21600 21600 0 21600 0 0 Z N"/>
          </draw:custom-shape>
          <draw:line draw:name="Line 32" draw:style-name="gr34" draw:text-style-name="P16" draw:layer="layout" svg:x1="12.912cm" svg:y1="15.452cm" svg:x2="11.218cm" svg:y2="15.452cm">
            <text:p text:style-name="P6"/>
          </draw:line>
        </draw:g>
        <draw:custom-shape draw:name="Text Box 33" draw:style-name="gr32" draw:text-style-name="P5" draw:id="id89" draw:layer="layout" svg:width="9.798cm" svg:height="1.205cm" svg:x="13.562cm" svg:y="4.233cm">
          <text:p text:style-name="P18"><text:span text:style-name="T46">Default implementation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76" draw:layer="layout" svg:width="13.335cm" svg:height="10.002cm" svg:x="3.492cm" svg:y="2.001cm" draw:page-number="40" presentation:class="page"/>
          <draw:frame presentation:style-name="pr14" draw:text-style-name="P6" draw:layer="layout" svg:width="14.904cm" svg:height="12.001cm" svg:x="2.708cm" svg:y="12.668cm" presentation:class="notes" presentation:placeholder="true">
            <draw:text-box/>
          </draw:frame>
        </presentation:notes>
      </draw:page>
      <draw:page draw:name="SimpleFormController: Process Form"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SimpleFormController: Process Form</text:span></text:p>
          </draw:text-box>
        </draw:frame>
        <draw:line draw:name="Line 3" draw:style-name="gr81" draw:text-style-name="P16" draw:layer="layout" svg:x1="7.62cm" svg:y1="6.138cm" svg:x2="7.62cm" svg:y2="7.408cm">
          <text:p text:style-name="P6"/>
        </draw:line>
        <draw:line draw:name="Line 4" draw:style-name="gr82" draw:text-style-name="P16" draw:layer="layout" svg:x1="0.635cm" svg:y1="5.503cm" svg:x2="4.022cm" svg:y2="5.503cm">
          <text:p text:style-name="P6"/>
        </draw:line>
        <draw:custom-shape draw:name="Text Box 5" draw:style-name="gr32" draw:text-style-name="P5" draw:layer="layout" svg:width="2.864cm" svg:height="1.835cm" svg:x="0.458cm" svg:y="4.445cm">
          <text:p text:style-name="P18"><text:span text:style-name="T45">POST</text:span></text:p>
          <text:p text:style-name="P18"><text:span text:style-name="T17">request</text:span></text:p>
          <draw:enhanced-geometry svg:viewBox="0 0 21600 21600" draw:type="mso-spt202" draw:enhanced-path="M 0 0 L 21600 0 21600 21600 0 21600 0 0 Z N"/>
        </draw:custom-shape>
        <draw:custom-shape draw:name="AutoShape 6" draw:style-name="gr72" draw:text-style-name="P5" draw:layer="layout" svg:width="7.196cm" svg:height="1.27cm" svg:x="4.022cm" svg:y="4.868cm">
          <text:p text:style-name="P13"><text:span text:style-name="T8">formBackingObject</text:span></text:p>
          <draw:enhanced-geometry svg:viewBox="0 0 21600 21600" draw:glue-points="10800 0 0 10800 10800 21600 21600 10800" draw:type="flowchart-process" draw:enhanced-path="M 0 0 L 21600 0 21600 21600 0 21600 0 0 Z N"/>
        </draw:custom-shape>
        <draw:custom-shape draw:name="AutoShape 7" draw:style-name="gr72" draw:text-style-name="P5" draw:layer="layout" svg:width="7.197cm" svg:height="1.27cm" svg:x="5.503cm" svg:y="7.408cm">
          <text:p text:style-name="P13"><text:span text:style-name="T8">initBinder</text:span></text:p>
          <draw:enhanced-geometry svg:viewBox="0 0 21600 21600" draw:glue-points="10800 0 0 10800 10800 21600 21600 10800" draw:type="flowchart-process" draw:enhanced-path="M 0 0 L 21600 0 21600 21600 0 21600 0 0 Z N"/>
        </draw:custom-shape>
        <draw:g draw:name="Group 12" draw:id="id95">
          <draw:custom-shape draw:name="Text Box 13" draw:style-name="gr69" draw:text-style-name="P5" draw:layer="layout" svg:width="11.43cm" svg:height="1.048cm" svg:x="12.912cm" svg:y="4.868cm">
            <text:p text:style-name="P18"><text:span text:style-name="T8">create ‘commandClass’ instance</text:span></text:p>
            <draw:enhanced-geometry svg:viewBox="0 0 21600 21600" draw:type="mso-spt202" draw:enhanced-path="M 0 0 L 21600 0 21600 21600 0 21600 0 0 Z N"/>
          </draw:custom-shape>
          <draw:line draw:name="Line 14" draw:style-name="gr34" draw:text-style-name="P16" draw:layer="layout" svg:x1="12.912cm" svg:y1="5.503cm" svg:x2="11.218cm" svg:y2="5.503cm">
            <text:p text:style-name="P6"/>
          </draw:line>
        </draw:g>
        <draw:custom-shape draw:name="Text Box 24" draw:style-name="gr32" draw:text-style-name="P5" draw:id="id94" draw:layer="layout" svg:width="9.798cm" svg:height="1.205cm" svg:x="13.567cm" svg:y="3.598cm">
          <text:p text:style-name="P18"><text:span text:style-name="T46">Default implementations:</text:span></text:p>
          <draw:enhanced-geometry svg:viewBox="0 0 21600 21600" draw:type="mso-spt202" draw:enhanced-path="M 0 0 L 21600 0 21600 21600 0 21600 0 0 Z N"/>
        </draw:custom-shape>
        <draw:line draw:name="Line 25" draw:style-name="gr83" draw:text-style-name="P16" draw:layer="layout" svg:x1="10.372cm" svg:y1="8.678cm" svg:x2="10.372cm" svg:y2="9.948cm">
          <text:p text:style-name="P6"/>
        </draw:line>
        <draw:custom-shape draw:name="AutoShape 26" draw:style-name="gr72" draw:text-style-name="P5" draw:layer="layout" svg:width="7.197cm" svg:height="1.27cm" svg:x="6.985cm" svg:y="9.948cm">
          <text:p text:style-name="P13"><text:span text:style-name="T8">onBind</text:span></text:p>
          <draw:enhanced-geometry svg:viewBox="0 0 21600 21600" draw:glue-points="10800 0 0 10800 10800 21600 21600 10800" draw:type="flowchart-process" draw:enhanced-path="M 0 0 L 21600 0 21600 21600 0 21600 0 0 Z N"/>
        </draw:custom-shape>
        <draw:line draw:name="Line 34" draw:style-name="gr84" draw:text-style-name="P16" draw:layer="layout" svg:x1="11.853cm" svg:y1="11.218cm" svg:x2="11.853cm" svg:y2="12.488cm">
          <text:p text:style-name="P6"/>
        </draw:line>
        <draw:custom-shape draw:name="AutoShape 35" draw:style-name="gr72" draw:text-style-name="P5" draw:layer="layout" svg:width="7.196cm" svg:height="1.27cm" svg:x="8.467cm" svg:y="12.488cm">
          <text:p text:style-name="P13"><text:span text:style-name="T8">onBindAndValidate</text:span></text:p>
          <draw:enhanced-geometry svg:viewBox="0 0 21600 21600" draw:glue-points="10800 0 0 10800 10800 21600 21600 10800" draw:type="flowchart-process" draw:enhanced-path="M 0 0 L 21600 0 21600 21600 0 21600 0 0 Z N"/>
        </draw:custom-shape>
        <draw:custom-shape draw:name="Text Box 40" draw:style-name="gr32" draw:text-style-name="P5" draw:layer="layout" svg:width="2.758cm" svg:height="1.205cm" svg:x="7.398cm" svg:y="8.577cm">
          <text:p text:style-name="P18"><text:span text:style-name="T47">binds</text:span></text:p>
          <draw:enhanced-geometry svg:viewBox="0 0 21600 21600" draw:type="mso-spt202" draw:enhanced-path="M 0 0 L 21600 0 21600 21600 0 21600 0 0 Z N"/>
        </draw:custom-shape>
        <draw:custom-shape draw:name="Text Box 41" draw:style-name="gr32" draw:text-style-name="P5" draw:layer="layout" svg:width="4.126cm" svg:height="1.205cm" svg:x="7.299cm" svg:y="11.218cm">
          <text:p text:style-name="P18"><text:span text:style-name="T47">validates</text:span></text:p>
          <draw:enhanced-geometry svg:viewBox="0 0 21600 21600" draw:type="mso-spt202" draw:enhanced-path="M 0 0 L 21600 0 21600 21600 0 21600 0 0 Z N"/>
        </draw:custom-shape>
        <draw:custom-shape draw:name="AutoShape 42" draw:style-name="gr74" draw:text-style-name="P5" draw:layer="layout" svg:width="5.503cm" svg:height="2.117cm" svg:x="9.102cm" svg:y="15.028cm">
          <text:p text:style-name="P13"><text:span text:style-name="T7">hasErrors?</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43" draw:style-name="gr85" draw:text-style-name="P16" draw:layer="layout" svg:x1="11.853cm" svg:y1="13.758cm" svg:x2="11.853cm" svg:y2="15.028cm">
          <text:p text:style-name="P6"/>
        </draw:line>
        <draw:custom-shape draw:name="AutoShape 44" draw:style-name="gr72" draw:text-style-name="P5" draw:layer="layout" svg:width="4.233cm" svg:height="1.27cm" svg:x="2.54cm" svg:y="15.452cm">
          <text:p text:style-name="P13"><text:span text:style-name="T8">showForm</text:span></text:p>
          <draw:enhanced-geometry svg:viewBox="0 0 21600 21600" draw:glue-points="10800 0 0 10800 10800 21600 21600 10800" draw:type="flowchart-process" draw:enhanced-path="M 0 0 L 21600 0 21600 21600 0 21600 0 0 Z N"/>
        </draw:custom-shape>
        <draw:line draw:name="Line 45" draw:style-name="gr86" draw:text-style-name="P16" draw:layer="layout" svg:x1="9.313cm" svg:y1="16.087cm" svg:x2="6.773cm" svg:y2="16.087cm">
          <text:p text:style-name="P6"/>
        </draw:line>
        <draw:custom-shape draw:name="Text Box 46" draw:style-name="gr32" draw:text-style-name="P5" draw:layer="layout" svg:width="2.056cm" svg:height="1.197cm" svg:x="7.156cm" svg:y="14.817cm">
          <text:p text:style-name="P7"><text:span text:style-name="T48">YES</text:span></text:p>
          <draw:enhanced-geometry svg:viewBox="0 0 21600 21600" draw:type="mso-spt202" draw:enhanced-path="M 0 0 L 21600 0 21600 21600 0 21600 0 0 Z N"/>
        </draw:custom-shape>
        <draw:custom-shape draw:name="AutoShape 47" draw:style-name="gr72" draw:text-style-name="P5" draw:layer="layout" svg:width="4.234cm" svg:height="1.27cm" svg:x="16.933cm" svg:y="15.452cm">
          <text:p text:style-name="P13"><text:span text:style-name="T8">onSubmit</text:span></text:p>
          <draw:enhanced-geometry svg:viewBox="0 0 21600 21600" draw:glue-points="10800 0 0 10800 10800 21600 21600 10800" draw:type="flowchart-process" draw:enhanced-path="M 0 0 L 21600 0 21600 21600 0 21600 0 0 Z N"/>
        </draw:custom-shape>
        <draw:line draw:name="Line 48" draw:style-name="gr87" draw:text-style-name="P16" draw:layer="layout" svg:x1="14.393cm" svg:y1="16.087cm" svg:x2="16.933cm" svg:y2="16.087cm">
          <text:p text:style-name="P6"/>
        </draw:line>
        <draw:custom-shape draw:name="Text Box 49" draw:style-name="gr32" draw:text-style-name="P5" draw:layer="layout" svg:width="1.721cm" svg:height="1.197cm" svg:x="14.781cm" svg:y="14.817cm">
          <text:p text:style-name="P7"><text:span text:style-name="T49">NO</text:span></text:p>
          <draw:enhanced-geometry svg:viewBox="0 0 21600 21600" draw:type="mso-spt202" draw:enhanced-path="M 0 0 L 21600 0 21600 21600 0 21600 0 0 Z N"/>
        </draw:custom-shape>
        <draw:g draw:name="Group 56" draw:id="id96">
          <draw:line draw:name="Line 29" draw:style-name="gr34" draw:text-style-name="P16" draw:layer="layout" svg:x1="17.78cm" svg:y1="8.677cm" svg:x2="12.7cm" svg:y2="8.042cm">
            <text:p text:style-name="P6"/>
          </draw:line>
          <draw:line draw:name="Line 53" draw:style-name="gr34" draw:text-style-name="P16" draw:layer="layout" svg:x1="17.78cm" svg:y1="9.102cm" svg:x2="14.182cm" svg:y2="10.372cm">
            <text:p text:style-name="P6"/>
          </draw:line>
          <draw:line draw:name="Line 54" draw:style-name="gr34" draw:text-style-name="P16" draw:layer="layout" svg:x1="17.991cm" svg:y1="9.313cm" svg:x2="14.816cm" svg:y2="12.488cm">
            <text:p text:style-name="P6"/>
          </draw:line>
          <draw:custom-shape draw:name="Text Box 28" draw:style-name="gr69" draw:text-style-name="P5" draw:layer="layout" svg:width="2.54cm" svg:height="1.048cm" svg:x="17.78cm" svg:y="8.387cm">
            <text:p text:style-name="P18"><text:span text:style-name="T17">no-op</text:span></text:p>
            <draw:enhanced-geometry svg:viewBox="0 0 21600 21600" draw:type="mso-spt202" draw:enhanced-path="M 0 0 L 21600 0 21600 21600 0 21600 0 0 Z N"/>
          </draw:custom-shape>
        </draw:g>
        <draw:g draw:name="Group 57" draw:id="id97">
          <draw:line draw:name="Line 52" draw:style-name="gr34" draw:text-style-name="P16" draw:layer="layout" svg:x1="20.01cm" svg:y1="13.758cm" svg:x2="20.01cm" svg:y2="15.452cm">
            <text:p text:style-name="P6"/>
          </draw:line>
          <draw:custom-shape draw:name="Text Box 51" draw:style-name="gr69" draw:text-style-name="P5" draw:layer="layout" svg:width="5.08cm" svg:height="1.835cm" svg:x="18.838cm" svg:y="11.853cm">
            <text:p text:style-name="P18"><text:span text:style-name="T8">display ‘successView’</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76" draw:layer="layout" svg:width="13.335cm" svg:height="10.002cm" svg:x="3.492cm" svg:y="2.001cm" draw:page-number="41" presentation:class="page"/>
          <draw:frame presentation:style-name="pr14" draw:text-style-name="P6" draw:layer="layout" svg:width="14.904cm" svg:height="12.001cm" svg:x="2.708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Forms with Spring MVC</text:p>
          </draw:text-box>
        </draw:frame>
        <presentation:notes draw:style-name="dp2">
          <draw:custom-shape draw:name="Rectangle 7" draw:style-name="gr1" draw:text-style-name="P5" draw:layer="layout" svg:width="8.806cm" svg:height="1.332cm" svg:x="11.514cm" svg:y="25.338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2"/>
          <draw:frame presentation:style-name="pr3" draw:text-style-name="P6"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477 477" svg:d="m239 0 238 477h-477z"/>
    <draw:marker draw:name="Arrowheads_20_10" draw:display-name="Arrowheads 10" svg:viewBox="0 0 477 477" svg:d="m239 0 238 477h-477z"/>
    <draw:marker draw:name="Arrowheads_20_11" draw:display-name="Arrowheads 11" svg:viewBox="0 0 477 477" svg:d="m239 0 238 477h-477z"/>
    <draw:marker draw:name="Arrowheads_20_12" draw:display-name="Arrowheads 12" svg:viewBox="0 0 477 477" svg:d="m239 0 238 477h-477z"/>
    <draw:marker draw:name="Arrowheads_20_13" draw:display-name="Arrowheads 13" svg:viewBox="0 0 477 477" svg:d="m239 0 238 477h-477z"/>
    <draw:marker draw:name="Arrowheads_20_14" draw:display-name="Arrowheads 14" svg:viewBox="0 0 477 477" svg:d="m239 0 238 477h-477z"/>
    <draw:marker draw:name="Arrowheads_20_2" draw:display-name="Arrowheads 2" svg:viewBox="0 0 477 477" svg:d="m239 0 238 477h-477z"/>
    <draw:marker draw:name="Arrowheads_20_3" draw:display-name="Arrowheads 3" svg:viewBox="0 0 477 477" svg:d="m239 0 238 477h-477z"/>
    <draw:marker draw:name="Arrowheads_20_4" draw:display-name="Arrowheads 4" svg:viewBox="0 0 477 477" svg:d="m239 0 238 477h-477z"/>
    <draw:marker draw:name="Arrowheads_20_5" draw:display-name="Arrowheads 5" svg:viewBox="0 0 477 477" svg:d="m239 0 238 477h-477z"/>
    <draw:marker draw:name="Arrowheads_20_6" draw:display-name="Arrowheads 6" svg:viewBox="0 0 477 477" svg:d="m239 0 238 477h-477z"/>
    <draw:marker draw:name="Arrowheads_20_7" draw:display-name="Arrowheads 7" svg:viewBox="0 0 477 477" svg:d="m239 0 238 477h-477z"/>
    <draw:marker draw:name="Arrowheads_20_8" draw:display-name="Arrowheads 8" svg:viewBox="0 0 477 477" svg:d="m239 0 238 477h-477z"/>
    <draw:marker draw:name="Arrowheads_20_9" draw:display-name="Arrowheads 9" svg:viewBox="0 0 477 477" svg:d="m239 0 238 477h-477z"/>
    <draw:marker draw:name="msArrowEnd_20_5" draw:display-name="msArrowEnd 5" svg:viewBox="0 0 210 210" svg:d="m105 0 105 210h-210z"/>
    <draw:stroke-dash draw:name="Dash_20_2" draw:display-name="Dash 2" draw:style="rect" draw:dots1="1" draw:dots1-length="0.035cm" draw:distance="0.035cm"/>
    <draw:stroke-dash draw:name="Dash_20_3" draw:display-name="Dash 3" draw:style="rect" draw:dots2="1" draw:dots2-length="0.141cm" draw:distance="0.105cm"/>
    <draw:stroke-dash draw:name="Dash_20_4" draw:display-name="Dash 4" draw:style="round"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moder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moder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Spring MVC 2.0 - 3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draw:page-number="2"/>
    </style:handout-master>
    <style:master-page style:name="Default"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7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1" draw:text-style-name="P8" draw:layer="backgroundobjects" svg:width="8.806cm" svg:height="1.333cm" svg:x="11.514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pr2" draw:text-style-name="P7" draw:layer="backgroundobjects" svg:width="8.806cm" svg:height="1.333cm" svg:x="0cm" svg:y="25.337cm" presentation:class="footer">
          <draw:text-box>
            <text:p text:style-name="P7"><text:span text:style-name="T3"><presentation:footer/></text:span></text:p>
          </draw:text-box>
        </draw:frame>
        <draw:frame presentation:style-name="pr2"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3" draw:text-style-name="P7" draw:layer="backgroundobjects" svg:width="8.806cm" svg:height="1.333cm" svg:x="0cm" svg:y="0cm" presentation:class="header">
          <draw:text-box>
            <text:p text:style-name="P7"><text:span text:style-name="T3"><presentation:header/></text:span></text:p>
          </draw:text-box>
        </draw:frame>
        <draw:frame presentation:style-name="pr3" draw:text-style-name="P8" draw:layer="backgroundobjects" svg:width="8.806cm" svg:height="1.333cm" svg:x="11.514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pr4" draw:text-style-name="P7" draw:layer="backgroundobjects" svg:width="8.806cm" svg:height="1.333cm" svg:x="0cm" svg:y="25.337cm" presentation:class="footer">
          <draw:text-box>
            <text:p text:style-name="P7"><text:span text:style-name="T3"><presentation:footer/></text:span></text:p>
          </draw:text-box>
        </draw:frame>
        <draw:frame presentation:style-name="pr4"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dc:title>Module Name</dc:title>
    <meta:initial-creator>Mark Fisher</meta:initial-creator>
    <meta:creation-date>2006-09-22T09:51:11</meta:creation-date>
    <dc:creator>Colin Sampaleanu</dc:creator>
    <dc:date>2008-03-23T19:55:28</dc:date>
    <meta:editing-cycles>713</meta:editing-cycles>
    <meta:editing-duration>PT21H15M23S</meta:editing-duration>
    <meta:user-defined meta:name="Info 1"/>
    <meta:user-defined meta:name="Info 2"/>
    <meta:user-defined meta:name="Info 3"/>
    <meta:user-defined meta:name="Info 4"/>
    <meta:document-statistic meta:object-count="486"/>
  </office:meta>
</office:document-meta>
</file>